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Object 4/styles.xml"/>
  <manifest:file-entry manifest:media-type="text/xml" manifest:full-path="Object 4/content.xml"/>
  <manifest:file-entry manifest:media-type="text/xml" manifest:full-path="Object 4/settings.xml"/>
  <manifest:file-entry manifest:media-type="application/vnd.oasis.opendocument.text" manifest:full-path="Object 4/"/>
  <manifest:file-entry manifest:media-type="text/xml" manifest:full-path="styles.xml"/>
  <manifest:file-entry manifest:media-type="application/rdf+xml" manifest:full-path="manifest.rdf"/>
  <manifest:file-entry manifest:media-type="text/xml" manifest:full-path="settings.xml"/>
  <manifest:file-entry manifest:media-type="text/xml" manifest:full-path="content.xml"/>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
  <manifest:file-entry manifest:media-type="text/xml" manifest:full-path="meta.xml"/>
  <manifest:file-entry manifest:media-type="text/xml" manifest:full-path="Object 2/styles.xml"/>
  <manifest:file-entry manifest:media-type="text/xml" manifest:full-path="Object 2/content.xml"/>
  <manifest:file-entry manifest:media-type="text/xml" manifest:full-path="Object 2/settings.xml"/>
  <manifest:file-entry manifest:media-type="application/vnd.oasis.opendocument.text" manifest:full-path="Object 2/"/>
  <manifest:file-entry manifest:media-type="text/xml" manifest:full-path="Object 3/styles.xml"/>
  <manifest:file-entry manifest:media-type="text/xml" manifest:full-path="Object 3/content.xml"/>
  <manifest:file-entry manifest:media-type="text/xml" manifest:full-path="Object 3/settings.xml"/>
  <manifest:file-entry manifest:media-type="application/vnd.oasis.opendocument.text" manifest:full-path="Object 3/"/>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text" manifest:full-path="Object 1/"/>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style="italic" style:font-style-asian="italic" style:font-style-complex="italic"/>
    </style:style>
    <style:style style:name="P5" style:family="paragraph" style:parent-style-name="Standard">
      <style:paragraph-properties fo:margin-left="0.4925in" fo:margin-right="0in" fo:text-align="justify" style:justify-single-word="false" fo:text-indent="0in" style:auto-text-indent="false"/>
    </style:style>
    <style:style style:name="P6" style:family="paragraph" style:parent-style-name="Text_20_body">
      <style:paragraph-properties fo:margin-left="0.4925in" fo:margin-right="0in" fo:text-align="justify" style:justify-single-word="false" fo:text-indent="0in" style:auto-text-indent="false"/>
      <style:text-properties style:font-name="DejaVu Sans Mono" fo:font-size="10pt" style:font-size-asian="10pt" style:font-size-complex="10pt"/>
    </style:style>
    <style:style style:name="P7" style:family="paragraph" style:parent-style-name="Text_20_body">
      <style:paragraph-properties fo:margin-left="0.9846in" fo:margin-right="0in" fo:text-align="justify" style:justify-single-word="false" fo:text-indent="0in" style:auto-text-indent="false"/>
      <style:text-properties style:font-name="DejaVu Sans Mono" fo:font-size="10pt" style:font-size-asian="10pt" style:font-size-complex="10pt"/>
    </style:style>
    <style:style style:name="P8" style:family="paragraph" style:parent-style-name="Text_20_body" style:list-style-name="L2">
      <style:paragraph-properties fo:text-align="justify" style:justify-single-word="false"/>
    </style:style>
    <style:style style:name="P9" style:family="paragraph" style:parent-style-name="Text_20_body" style:list-style-name="L3">
      <style:paragraph-properties fo:text-align="justify" style:justify-single-word="false"/>
    </style:style>
    <style:style style:name="P10" style:family="paragraph" style:parent-style-name="Text_20_body" style:list-style-name="L1">
      <style:paragraph-properties fo:margin-left="0.4925in" fo:margin-right="0in" fo:text-align="justify" style:justify-single-word="false" fo:text-indent="0in" style:auto-text-indent="false"/>
    </style:style>
    <style:style style:name="P11" style:family="paragraph" style:parent-style-name="Heading_20_1">
      <style:paragraph-properties fo:text-align="justify" style:justify-single-word="false"/>
    </style:style>
    <style:style style:name="P12" style:family="paragraph" style:parent-style-name="Heading_20_3">
      <style:paragraph-properties fo:text-align="justify" style:justify-single-word="false"/>
    </style:style>
    <style:style style:name="T1" style:family="text">
      <style:text-properties fo:font-size="10pt" style:font-size-asian="10pt" style:font-size-complex="10pt"/>
    </style:style>
    <style:style style:name="T2" style:family="text">
      <style:text-properties fo:font-size="10pt" style:text-underline-style="solid" style:text-underline-width="auto" style:text-underline-color="font-color" style:font-size-asian="10pt" style:font-size-complex="10pt"/>
    </style:style>
    <style:style style:name="T3" style:family="text">
      <style:text-properties style:font-name="DejaVu Sans Mono" fo:font-size="10pt" style:font-size-asian="10pt" style:font-size-complex="10pt"/>
    </style:style>
    <style:style style:name="T4" style:family="text">
      <style:text-properties style:font-name="Nimbus Sans L" fo:font-size="14pt" style:font-size-asian="14pt" style:font-size-complex="14pt"/>
    </style:style>
    <style:style style:name="T5" style:family="text">
      <style:text-properties fo:font-size="7pt" style:font-size-asian="7pt" style:font-size-complex="7pt"/>
    </style:style>
    <style:style style:name="T6" style:family="text">
      <style:text-properties fo:font-size="9pt" style:font-size-asian="9pt" style:font-size-complex="9pt"/>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space-before="-0.2in" text:min-label-width="0.25in"/>
        <style:text-properties style:font-name="StarSymbol"/>
      </text:list-level-style-bullet>
      <text:list-level-style-bullet text:level="2" text:style-name="Bullet_20_Symbols" text:bullet-char="○">
        <style:list-level-properties text:space-before="0.3in" text:min-label-width="0.25in"/>
        <style:text-properties style:font-name="StarSymbol"/>
      </text:list-level-style-bullet>
      <text:list-level-style-bullet text:level="3" text:style-name="Bullet_20_Symbols" text:bullet-char="■">
        <style:list-level-properties text:space-before="0.8in" text:min-label-width="0.25in"/>
        <style:text-properties style:font-name="StarSymbol"/>
      </text:list-level-style-bullet>
      <text:list-level-style-bullet text:level="4" text:style-name="Bullet_20_Symbols" text:bullet-char="●">
        <style:list-level-properties text:space-before="1.3in" text:min-label-width="0.25in"/>
        <style:text-properties style:font-name="StarSymbol"/>
      </text:list-level-style-bullet>
      <text:list-level-style-bullet text:level="5" text:style-name="Bullet_20_Symbols" text:bullet-char="○">
        <style:list-level-properties text:space-before="1.8in" text:min-label-width="0.25in"/>
        <style:text-properties style:font-name="StarSymbol"/>
      </text:list-level-style-bullet>
      <text:list-level-style-bullet text:level="6" text:style-name="Bullet_20_Symbols" text:bullet-char="■">
        <style:list-level-properties text:space-before="2.3in" text:min-label-width="0.25in"/>
        <style:text-properties style:font-name="StarSymbol"/>
      </text:list-level-style-bullet>
      <text:list-level-style-bullet text:level="7" text:style-name="Bullet_20_Symbols" text:bullet-char="●">
        <style:list-level-properties text:space-before="2.8in" text:min-label-width="0.25in"/>
        <style:text-properties style:font-name="StarSymbol"/>
      </text:list-level-style-bullet>
      <text:list-level-style-bullet text:level="8" text:style-name="Bullet_20_Symbols" text:bullet-char="○">
        <style:list-level-properties text:space-before="3.3in" text:min-label-width="0.25in"/>
        <style:text-properties style:font-name="StarSymbol"/>
      </text:list-level-style-bullet>
      <text:list-level-style-bullet text:level="9" text:style-name="Bullet_20_Symbols" text:bullet-char="■">
        <style:list-level-properties text:space-before="3.8in" text:min-label-width="0.25in"/>
        <style:text-properties style:font-name="StarSymbol"/>
      </text:list-level-style-bullet>
      <text:list-level-style-bullet text:level="10" text:style-name="Bullet_20_Symbols" text:bullet-char="●">
        <style:list-level-properties text:space-before="4.3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EP #9 : Scipad / Add feature « Create help from sci »</text:h>
      <text:p text:style-name="P2"/>
      <text:p text:style-name="P1"/>
      <text:p text:style-name="P1">Title: Scipad / Add feature « Create help from sci »</text:p>
      <text:p text:style-name="P1">Version: 1.1</text:p>
      <text:p text:style-name="P1">Author: Francois Vogel – <text:a xlink:type="simple" xlink:href="mailto:fvogelnew1@free.fr">fvogelnew1@free.fr</text:a></text:p>
      <text:p text:style-name="P1">Review: </text:p>
      <text:p text:style-name="P1">Commented: </text:p>
      <text:p text:style-name="P1">State: Accepted by opteam, see:</text:p>
      <text:p text:style-name="P1"><text:s/><text:a xlink:type="simple" xlink:href="http://lists.scilab.org/cgi-bin/ezmlm-browse?list=dev&amp;cmd=showmsg&amp;msgnum=823">http://lists.scilab.org/cgi-bin/ezmlm-browse?list=dev&amp;cmd=showmsg&amp;msgnum=823</text:a></text:p>
      <text:p text:style-name="P1">Scilab-Version: Trunk</text:p>
      <text:p text:style-name="P1">Vote: No</text:p>
      <text:p text:style-name="P1">Created: 13/10/08</text:p>
      <text:p text:style-name="P2"/>
      <text:p text:style-name="P1"/>
      <text:h text:style-name="P12" text:outline-level="3">Abstract</text:h>
      <text:p text:style-name="P5">This SEP proposes to add a new feature in Scipad to allow for creating xml help files from comments located in the header of functions stored in .sci files.</text:p>
      <text:h text:style-name="P12" text:outline-level="3">Rationale</text:h>
      <text:p text:style-name="P3">Some users, mostly coming from Matlab, have get into the habit of documenting their sci files by using comments directly embedded in the header of their function files.</text:p>
      <text:p text:style-name="P3">Besides, Scilab has a help system based on xml help source files that the build process compiles into different formats for later use in the java browser.</text:p>
      <text:p text:style-name="P3">The purpose of this proposal is to help users to bridge the gap between their header-documented .sci files and xml files a la Scilab 5.</text:p>
      <text:p text:style-name="P3">To reach this goal, a new Scipad feature is to be introduced: « Create help from head comments ». This will be located in the Scipad File menu near the existing « Create help skeleton ».</text:p>
      <text:h text:style-name="P12" text:outline-level="3"><text:span text:style-name="Teletype"><text:span text:style-name="T4">Implementation</text:span></text:span></text:h>
      <text:p text:style-name="P3">Implementation is using a function help_from_sci courtesy of Torbjørn Pettersen. This function is similar to help_skeleton. It parses the header comments from a Scilab file stored on disk, identifies keywords and turn these comments into a valid xml file that can later be compiled by the Scilab help build process.</text:p>
      <text:p text:style-name="P3">Function help_from_sci is to be included in the help module of Scilab 5. Licence of function help_from_sci is Cecill. This function will therefore be added in Scilab itself, making it available at the prompt level too. </text:p>
      <text:p text:style-name="P3">From Scipad, implementation is the same as for creating a help skeleton in Scipad. It consists basically in calling ScilabEval help_from_sci(filepath,dir), filepath being the location of the file on disk, and dir being the directory where the resulting xml help file will be saved. This location can be selected by the user.</text:p>
      <text:p text:style-name="P3">There is no plan to use the third parameter of help_from_sci, which creates demo files from header comments.</text:p>
      <text:h text:style-name="P12" text:outline-level="3"><text:soft-page-break/>Use case</text:h>
      <text:p text:style-name="P3">Documentation could be written and maintained as part of the head_comment section of the .sci file, and help_from_sci should be used for generation of the final xml files. This approach eliminates any sync issues between the function source file and its associated help file.</text:p>
      <text:h text:style-name="P12" text:outline-level="3"><text:span text:style-name="Teletype"><text:span text:style-name="T4">Alternatives</text:span></text:span></text:h>
      <text:p text:style-name="P3">It has been proposed to use other documenting schemes, among which doxygen and robodoc. These are not deemed to be adequate solutions because:</text:p>
      <text:list xml:id="list8766322605354630451" text:style-name="L1">
        <text:list-item>
          <text:p text:style-name="P10">They are currently not part of Scilab (despite the Scilab code is automatically documented by doxygen, this happens outside of the source tree) and they are much less lightweight than the proposal of this SEP</text:p>
        </text:list-item>
        <text:list-item>
          <text:p text:style-name="P10">Doxygen or similar tools are not understood to be a solution for any lambda-user, because a number of syntax conventions need to be learned</text:p>
        </text:list-item>
      </text:list>
      <text:list xml:id="list8598025784155203599" text:style-name="L2">
        <text:list-item>
          <text:p text:style-name="P8">Until Scilab 6 becomes available, there is only very minimal introspection features available (e.g. macrovars). Benefits from using advanced documentation tools like doxygen, which makes advantage of source code structure analysis, are therefore not foreseen in the immediate future.</text:p>
        </text:list-item>
      </text:list>
      <text:p text:style-name="P3">Besides, the existing function head_comments cannot be of much use in this SEP because it prints only in the Scilab shell and this output cannot be captured. Also, this output would need to be parsed and converted into xml by help_from_sci.</text:p>
      <text:h text:style-name="P12" text:outline-level="3"><text:span text:style-name="Teletype"><text:span text:style-name="T4">Compatibility</text:span></text:span></text:h>
      <text:p text:style-name="P3">This feature is useful in Scilab 5.0 and later only, because help_from_sci implements the Scilab 5 help files structure based on a subset of Docbook.</text:p>
      <text:h text:style-name="P12" text:outline-level="3"><text:span text:style-name="Teletype"><text:span text:style-name="T4">Limitations and drawbacks</text:span></text:span></text:h>
      <text:p text:style-name="P3">No specific limitation is foreseen.</text:p>
      <text:p text:style-name="P3">Drawbacks are:</text:p>
      <text:list xml:id="list7660259432512583445" text:style-name="L3">
        <text:list-item>
          <text:p text:style-name="P9">Possible sync issues between the .sci file and it's corresponding xml file. Responsibility left to the user, who should not deviate from the use case mentioned above.</text:p>
        </text:list-item>
        <text:list-item>
          <text:p text:style-name="P9">In case the help system changes, for instance by changing the Docbook subset that it uses, then function help_from_sci should be maintained in sync with this subset. This is much the same problem as for help_skeleton, and looks as an accepted drawback.</text:p>
        </text:list-item>
      </text:list>
      <text:h text:style-name="P12" text:outline-level="3"><text:span text:style-name="Teletype"><text:span text:style-name="T4">Detailed reference implementation</text:span></text:span></text:h>
      <text:p text:style-name="P4">Function help_from_sci (double-click to browse inside):</text:p>
      <text:p text:style-name="P4"><draw:frame draw:style-name="fr1" draw:name="Objet2" text:anchor-type="paragraph" svg:x="0in" svg:y="0.1083in" svg:width="6.6571in" svg:height="1.1465in" draw:z-index="1"><draw:object xlink:href="./Object 2" xlink:type="simple" xlink:show="embed" xlink:actuate="onLoad"/><draw:image xlink:href="./ObjectReplacements/Object 2" xlink:type="simple" xlink:show="embed" xlink:actuate="onLoad"/></draw:frame></text:p>
      <text:p text:style-name="P4"/>
      <text:p text:style-name="P4"><text:soft-page-break/>Help file for help_from_sci:</text:p>
      <text:p text:style-name="P4"><draw:frame draw:style-name="fr1" draw:name="Objet3" text:anchor-type="paragraph" svg:x="0in" svg:y="0.1043in" svg:width="6.6362in" svg:height="1.1264in" draw:z-index="2"><draw:object xlink:href="./Object 3" xlink:type="simple" xlink:show="embed" xlink:actuate="onLoad"/><draw:image xlink:href="./ObjectReplacements/Object 3" xlink:type="simple" xlink:show="embed" xlink:actuate="onLoad"/></draw:frame></text:p>
      <text:p text:style-name="P4"/>
      <text:p text:style-name="P4">Implementation in Scipad. This is diff-ed against SVN trunk r28052.</text:p>
      <text:p text:style-name="P4"><draw:frame draw:style-name="fr1" draw:name="Objet1" text:anchor-type="paragraph" svg:x="0.0228in" svg:y="0.1252in" svg:width="6.6465in" svg:height="1.1366in" draw:z-index="0"><draw:object xlink:href="./Object 1" xlink:type="simple" xlink:show="embed" xlink:actuate="onLoad"/><draw:image xlink:href="./ObjectReplacements/Object 1" xlink:type="simple" xlink:show="embed" xlink:actuate="onLoad"/></draw:frame></text:p>
      <text:p text:style-name="P4"/>
      <text:p text:style-name="P4">The same as above (.sci function, help file and Scipad implementation), all in a single patch file diffed against GIT master.</text:p>
      <text:p text:style-name="P4"><draw:frame draw:style-name="fr1" draw:name="Objet4" text:anchor-type="paragraph" svg:x="0.0335in" svg:y="0.1917in" svg:width="6.6047in" svg:height="1.0945in" draw:z-index="3"><draw:object xlink:href="./Object 4" xlink:type="simple" xlink:show="embed" xlink:actuate="onLoad"/><draw:image xlink:href="./ObjectReplacements/Object 4" xlink:type="simple" xlink:show="embed" xlink:actuate="onLoad"/></draw:frame></text:p>
      <text:p text:style-name="P4"/>
      <text:h text:style-name="P12" text:outline-level="3"><text:span text:style-name="Teletype"><text:span text:style-name="T4">Still &lt;TODO&gt;</text:span></text:span></text:h>
      <text:p text:style-name="P3">Unit tests.</text:p>
      <text:h text:style-name="P12" text:outline-level="3"><text:span text:style-name="Teletype"><text:span text:style-name="T4">Example</text:span></text:span></text:h>
      <text:p text:style-name="P3"><text:span text:style-name="Teletype"><text:span text:style-name="T1">Example of a test function having head comments formatted so that they can be used by help_from_sci:</text:span></text:span></text:p>
      <text:p text:style-name="P3"><text:span text:style-name="Teletype"><text:span text:style-name="T1"/></text:span></text:p>
      <text:p text:style-name="P3"><text:span text:style-name="Teletype"><text:span text:style-name="T5">function [outA,outB]=test_fun(paramA,paramB)</text:span></text:span></text:p>
      <text:p text:style-name="P3"><text:span text:style-name="Teletype"><text:span text:style-name="T5"><text:s text:c="2"/>// An example function for help_from_sci</text:span></text:span></text:p>
      <text:p text:style-name="P3"><text:span text:style-name="Teletype"><text:span text:style-name="T5"><text:s text:c="2"/>// Calling Sequence</text:span></text:span></text:p>
      <text:p text:style-name="P3"><text:span text:style-name="Teletype"><text:span text:style-name="T5"><text:s text:c="2"/>// <text:s/>[outA,outB]=test_fun(paramA,paramB) // return outA and outB in function of paramA and paramB</text:span></text:span></text:p>
      <text:p text:style-name="P3"><text:span text:style-name="Teletype"><text:span text:style-name="T5"><text:s text:c="2"/>// <text:s/>outA=test_fun(paramA,paramB) <text:s text:c="7"/>// return only outA in function of paramA and paramB (surprised?)</text:span></text:span></text:p>
      <text:p text:style-name="P3"><text:span text:style-name="Teletype"><text:span text:style-name="T5"><text:s text:c="2"/>//</text:span></text:span></text:p>
      <text:p text:style-name="P3"><text:span text:style-name="Teletype"><text:span text:style-name="T5"><text:s text:c="2"/>// Parameters</text:span></text:span></text:p>
      <text:p text:style-name="P3"><text:span text:style-name="Teletype"><text:span text:style-name="T5"><text:s text:c="2"/>// <text:s/>paramA : Guess what, this is parameter A</text:span></text:span></text:p>
      <text:p text:style-name="P3"><text:span text:style-name="Teletype"><text:span text:style-name="T5"><text:s text:c="2"/>// <text:s/>paramB : Well, another parameter I really forgot what it's about</text:span></text:span></text:p>
      <text:p text:style-name="P3"><text:span text:style-name="Teletype"><text:span text:style-name="T5"><text:s text:c="2"/>// <text:s/></text:span></text:span></text:p>
      <text:p text:style-name="P3"><text:soft-page-break/><text:span text:style-name="Teletype"><text:span text:style-name="T5"><text:s text:c="2"/>// Description</text:span></text:span></text:p>
      <text:p text:style-name="P3"><text:span text:style-name="Teletype"><text:span text:style-name="T5"><text:s text:c="2"/>// <text:s/>test_fun is an example function doing nothing serious.</text:span></text:span></text:p>
      <text:p text:style-name="P3"><text:span text:style-name="Teletype"><text:span text:style-name="T5"><text:s text:c="2"/>// <text:s/>For the sake of examplifying SEP#9, it performs a comparison between the two arguments</text:span></text:span></text:p>
      <text:p text:style-name="P3"><text:span text:style-name="Teletype"><text:span text:style-name="T5"><text:s text:c="2"/>// <text:s/>it is given, and returns true in outA if paramA is less than paramB or false otherwise.</text:span></text:span></text:p>
      <text:p text:style-name="P3"><text:span text:style-name="Teletype"><text:span text:style-name="T5"><text:s text:c="2"/>// <text:s/>outB is always zero and is just here so that outA doesn't feel alone</text:span></text:span></text:p>
      <text:p text:style-name="P3"><text:span text:style-name="Teletype"><text:span text:style-name="T5"><text:s text:c="2"/>// <text:s/></text:span></text:span></text:p>
      <text:p text:style-name="P3"><text:span text:style-name="Teletype"><text:span text:style-name="T5"><text:s text:c="2"/>// Examples</text:span></text:span></text:p>
      <text:p text:style-name="P3"><text:span text:style-name="Teletype"><text:span text:style-name="T5"><text:s text:c="2"/>// <text:s/>// First example is this one</text:span></text:span></text:p>
      <text:p text:style-name="P3"><text:span text:style-name="Teletype"><text:span text:style-name="T5"><text:s text:c="2"/>// <text:s text:c="3"/>outA=test_fun(5,1)</text:span></text:span></text:p>
      <text:p text:style-name="P3"><text:span text:style-name="Teletype"><text:span text:style-name="T5"><text:s text:c="2"/>//</text:span></text:span></text:p>
      <text:p text:style-name="P3"><text:span text:style-name="Teletype"><text:span text:style-name="T5"><text:s text:c="2"/>// <text:s/>// Second example is this other one</text:span></text:span></text:p>
      <text:p text:style-name="P3"><text:span text:style-name="Teletype"><text:span text:style-name="T5"><text:s text:c="2"/>// <text:s text:c="3"/>[outA,outB]=test_fun(5,8)</text:span></text:span></text:p>
      <text:p text:style-name="P3"><text:span text:style-name="Teletype"><text:span text:style-name="T5"><text:s text:c="2"/>// <text:s text:c="3"/></text:span></text:span></text:p>
      <text:p text:style-name="P3"><text:span text:style-name="Teletype"><text:span text:style-name="T5"><text:s text:c="2"/>// See also</text:span></text:span></text:p>
      <text:p text:style-name="P3"><text:span text:style-name="Teletype"><text:span text:style-name="T5"><text:s text:c="2"/>// <text:s/>comparison</text:span></text:span></text:p>
      <text:p text:style-name="P3"><text:span text:style-name="Teletype"><text:span text:style-name="T5"><text:s text:c="2"/>// <text:s/>less</text:span></text:span></text:p>
      <text:p text:style-name="P3"><text:span text:style-name="Teletype"><text:span text:style-name="T5"><text:s text:c="2"/>//</text:span></text:span></text:p>
      <text:p text:style-name="P3"><text:span text:style-name="Teletype"><text:span text:style-name="T5"><text:s text:c="2"/>// Bibliography</text:span></text:span></text:p>
      <text:p text:style-name="P3"><text:span text:style-name="Teletype"><text:span text:style-name="T5"><text:s text:c="2"/>// <text:s/>http://justfuckinggoogleit.com</text:span></text:span></text:p>
      <text:p text:style-name="P3"><text:span text:style-name="Teletype"><text:span text:style-name="T5"><text:s text:c="2"/>// <text:s/>http://www.catb.org/~esr/faqs/smart-questions.html</text:span></text:span></text:p>
      <text:p text:style-name="P3"><text:span text:style-name="Teletype"><text:span text:style-name="T5"><text:s text:c="2"/>//</text:span></text:span></text:p>
      <text:p text:style-name="P3"><text:span text:style-name="Teletype"><text:span text:style-name="T5"><text:s text:c="2"/>// Authors</text:span></text:span></text:p>
      <text:p text:style-name="P3"><text:span text:style-name="Teletype"><text:span text:style-name="T5"><text:s text:c="2"/>// <text:s/>Joe the Plumber ; joetheplumber@whitehouse.com</text:span></text:span></text:p>
      <text:p text:style-name="P3"><text:span text:style-name="Teletype"><text:span text:style-name="T5"/></text:span></text:p>
      <text:p text:style-name="P3"><text:span text:style-name="Teletype"><text:span text:style-name="T5">outA = paramA &lt; paramB;</text:span></text:span></text:p>
      <text:p text:style-name="P3"><text:span text:style-name="Teletype"><text:span text:style-name="T5">outB = 0;</text:span></text:span></text:p>
      <text:p text:style-name="P3"><text:span text:style-name="Teletype"><text:span text:style-name="T5">endfunction</text:span></text:span></text:p>
      <text:p text:style-name="P3"><text:span text:style-name="Teletype"><text:span text:style-name="T1"/></text:span></text:p>
      <text:p text:style-name="P3"><text:span text:style-name="Teletype"><text:span text:style-name="T2">From Scilab shell:</text:span></text:span></text:p>
      <text:p text:style-name="P3"><text:span text:style-name="Teletype"><text:span text:style-name="T6">// Function test_fun must be in the current directory</text:span></text:span></text:p>
      <text:p text:style-name="P3"><text:span text:style-name="Teletype"><text:span text:style-name="T6">help_from_sci('test_fun') <text:s text:c="7"/>// return the xml skeleton as a text string</text:span></text:span></text:p>
      <text:p text:style-name="P3"><text:span text:style-name="Teletype"><text:span text:style-name="T6">help_from_sci('test_fun','.') <text:s text:c="3"/>// create the xml help file in the current directory.</text:span></text:span></text:p>
      <text:p text:style-name="P3"><text:span text:style-name="Teletype"><text:span text:style-name="T6">help_from_sci() <text:s text:c="2"/>// Open an empty source code template in the Scipad editor.</text:span></text:span></text:p>
      <text:p text:style-name="P3"><text:span text:style-name="Teletype"><text:span text:style-name="T6"/></text:span></text:p>
      <text:p text:style-name="P3"><text:span text:style-name="Teletype"><text:span text:style-name="T2">From Scipad:</text:span></text:span></text:p>
      <text:p text:style-name="P3"><text:span text:style-name="Teletype"><text:span text:style-name="T1">Open test_fun.sci</text:span></text:span></text:p>
      <text:p text:style-name="P3"><text:span text:style-name="Teletype"><text:span text:style-name="T1">Place the mouse anywhere inside function test_fun</text:span></text:span></text:p>
      <text:p text:style-name="P3"><text:span text:style-name="Teletype"><text:span text:style-name="T1">Select File/Create help from head comments</text:span></text:span></text:p>
      <text:p text:style-name="P3"><text:span text:style-name="Teletype"><text:span text:style-name="T1"/></text:span></text:p>
      <text:h text:style-name="P12" text:outline-level="3">Changelog</text:h>
      <text:p text:style-name="P6">1.1 – F. Vogel 20/10/08</text:p>
      <text:p text:style-name="P7">Licence issues are now fixed</text:p>
      <text:p text:style-name="P7">Added an example function with suitable header comments</text:p>
      <text:p text:style-name="P7">Added full source code diff implementation </text:p>
      <text:p text:style-name="P3"><text:tab/><text:span text:style-name="T3">1.0 – F. Vogel 13/10/08, Initial version.</text:span></text:p>
      <text:h text:style-name="P12" text:outline-level="3"><text:soft-page-break/>Copyright</text:h>
      <text:p text:style-name="Standard"><text:tab/> This document has been placed under the NO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creator>Eric Gallager</dc:creator>
    <dc:date>2013-09-03T10:25:32</dc:date>
    <meta:editing-cycles>31</meta:editing-cycles>
    <meta:editing-duration>PT2H7M45S</meta:editing-duration>
    <meta:document-statistic meta:table-count="0" meta:image-count="0" meta:object-count="4" meta:page-count="5" meta:paragraph-count="100" meta:word-count="1014" meta:character-count="643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C:/Documents and Settings/François/Local Settings/Temp/colorize.tcl-revBASE.svn000.tmp.tcl<text:tab/>Sat Oct 18 10:36:10 2008</text:p>
      <text:p text:style-name="Preformatted_20_Text">+++ K:/Francois/Developpement/Scilab-svn/modules/scipad/tcl/colorize.tcl<text:tab/>Mon Oct 13 20:57:49 2008</text:p>
      <text:p text:style-name="Preformatted_20_Text">@@ -946,8 +946,9 @@</text:p>
      <text:p text:style-name="Preformatted_20_Text"><text:s text:c="13"/>[lindex $wi $MenuEntryId($dm.[mcra "&amp;Break"])] configure -state disabled</text:p>
      <text:p text:style-name="Preformatted_20_Text"><text:s text:c="13"/>[lindex $wi $MenuEntryId($dm.[mcra "Cance&amp;l debug"])] configure -state disabled</text:p>
      <text:p text:style-name="Preformatted_20_Text"><text:s text:c="9"/>}</text:p>
      <text:p text:style-name="Preformatted_20_Text">- <text:s text:c="7"/>#disable "create help skeleton"</text:p>
      <text:p text:style-name="Preformatted_20_Text">+ <text:s text:c="7"/>#disable "create help skeleton" and "help from sci"</text:p>
      <text:p text:style-name="Preformatted_20_Text"><text:s text:c="9"/>$pad.filemenu.files entryconfigure $MenuEntryId($pad.filemenu.files.[mcra "Create help s&amp;keleton..."]) -state disabled</text:p>
      <text:p text:style-name="Preformatted_20_Text">+ <text:s text:c="7"/>$pad.filemenu.files entryconfigure $MenuEntryId($pad.filemenu.files.[mcra "Create help from hea&amp;d comments..."]) -state disabled</text:p>
      <text:p text:style-name="Preformatted_20_Text"><text:s text:c="9"/># disable "Show continued lines"</text:p>
      <text:p text:style-name="Preformatted_20_Text"><text:s text:c="9"/>$pad.filemenu.options.colorizeoptions entryconfigure $MenuEntryId($pad.filemenu.options.colorizeoptions.[mcra "Show c&amp;ontinued lines"]) -state disabled</text:p>
      <text:p text:style-name="Preformatted_20_Text"><text:s text:c="5"/>}</text:p>
      <text:p text:style-name="Preformatted_20_Text">--- C:/Documents and Settings/François/Local Settings/Temp/infomessages.tcl-revBASE.svn000.tmp.tcl<text:tab/>Sat Oct 18 10:37:18 2008</text:p>
      <text:p text:style-name="Preformatted_20_Text">+++ K:/Francois/Developpement/Scilab-svn/modules/scipad/tcl/infomessages.tcl<text:tab/>Wed Oct 15 22:20:30 2008</text:p>
      <text:p text:style-name="Preformatted_20_Text">@@ -63,6 +63,7 @@</text:p>
      <text:p text:style-name="Preformatted_20_Text"><text:s/># this proc gets the posn and sets the statusbar, enables context menues, etc.</text:p>
      <text:p text:style-name="Preformatted_20_Text"><text:s text:c="5"/>global pad listoffile</text:p>
      <text:p text:style-name="Preformatted_20_Text"><text:s text:c="5"/>global MenuEntryId</text:p>
      <text:p text:style-name="Preformatted_20_Text">+ <text:s text:c="3"/>global Scilab5</text:p>
      <text:p text:style-name="Preformatted_20_Text"><text:s/></text:p>
      <text:p text:style-name="Preformatted_20_Text"><text:s text:c="5"/># update the status bars data</text:p>
      <text:p text:style-name="Preformatted_20_Text"><text:s text:c="5"/>$pad.statusind configure -state normal</text:p>
      <text:p text:style-name="Preformatted_20_Text">@@ -87,6 +88,14 @@</text:p>
      <text:p text:style-name="Preformatted_20_Text"><text:s text:c="18"/>$lineinfun [mc "in"] $funname]</text:p>
      <text:p text:style-name="Preformatted_20_Text"><text:s text:c="13"/># create help skeleton enabled since we're in a Scilab function</text:p>
      <text:p text:style-name="Preformatted_20_Text"><text:s text:c="13"/>$pad.filemenu.files entryconfigure $MenuEntryId($pad.filemenu.files.[mcra "Create help s&amp;keleton..."]) -state normal</text:p>
      <text:p text:style-name="Preformatted_20_Text">+ <text:s text:c="11"/>if {$Scilab5} {</text:p>
      <text:p text:style-name="Preformatted_20_Text">+ <text:s text:c="15"/># help from head comments only available in Scilab 5</text:p>
      <text:p text:style-name="Preformatted_20_Text">+ <text:s text:c="15"/># there is no function help_from_sci in Scilab-4.x or Scilab-gtk</text:p>
      <text:p text:style-name="Preformatted_20_Text">+ <text:s text:c="15"/>$pad.filemenu.files entryconfigure $MenuEntryId($pad.filemenu.files.[mcra "Create help from hea&amp;d comments..."]) -state normal</text:p>
      <text:p text:style-name="Preformatted_20_Text">+ <text:s text:c="11"/>} else {</text:p>
      <text:p text:style-name="Preformatted_20_Text">+ <text:s text:c="15"/># nothing to do, the menu entry is always disabled</text:p>
      <text:p text:style-name="Preformatted_20_Text">+ <text:s text:c="15"/># since the above condition is the only place where it can be enableds</text:p>
      <text:p text:style-name="Preformatted_20_Text">+ <text:s text:c="11"/>}</text:p>
      <text:p text:style-name="Preformatted_20_Text"><text:s text:c="9"/>} else {</text:p>
      <text:p text:style-name="Preformatted_20_Text"><text:s text:c="13"/># display logical line number in current buffer</text:p>
      <text:p text:style-name="Preformatted_20_Text"><text:s text:c="13"/>set contlines [countcontlines $textarea 1.0 $indexin]</text:p>
      <text:p text:style-name="Preformatted_20_Text">@@ -95,6 +104,7 @@</text:p>
      <text:p text:style-name="Preformatted_20_Text"><text:s text:c="13"/>$pad.statusind2 configure -text [concat [mc "Logical line:"] $ylogicpos]</text:p>
      <text:p text:style-name="Preformatted_20_Text"><text:s text:c="13"/># create help skeleton disabled since we're outside any Scilab function</text:p>
      <text:p text:style-name="Preformatted_20_Text"><text:s text:c="13"/>$pad.filemenu.files entryconfigure $MenuEntryId($pad.filemenu.files.[mcra "Create help s&amp;keleton..."]) -state disabled</text:p>
      <text:p text:style-name="Preformatted_20_Text">+ <text:s text:c="11"/>$pad.filemenu.files entryconfigure $MenuEntryId($pad.filemenu.files.[mcra "Create help from hea&amp;d comments..."]) -state disabled</text:p>
      <text:p text:style-name="Preformatted_20_Text"><text:s text:c="9"/>}</text:p>
      <text:p text:style-name="Preformatted_20_Text"><text:s text:c="5"/>}</text:p>
      <text:p text:style-name="Preformatted_20_Text"><text:s/></text:p>
      <text:p text:style-name="Preformatted_20_Text">--- C:/Documents and Settings/François/Local Settings/Temp/menues.tcl-revBASE.svn000.tmp.tcl<text:tab/>Sat Oct 18 10:37:58 2008</text:p>
      <text:p text:style-name="Preformatted_20_Text">+++ K:/Francois/Developpement/Scilab-svn/modules/scipad/tcl/menues.tcl<text:tab/>Mon Oct 13 21:15:41 2008</text:p>
      <text:p text:style-name="Preformatted_20_Text">@@ -65,7 +65,9 @@</text:p>
      <text:p text:style-name="Preformatted_20_Text"><text:s text:c="20"/>[ca {importmatlab}]"</text:p>
      <text:p text:style-name="Preformatted_20_Text"><text:s text:c="5"/>$pad.filemenu.files add separator</text:p>
      <text:p text:style-name="Preformatted_20_Text"><text:s text:c="5"/>eval "$pad.filemenu.files add command [me "Create help s&amp;keleton..."] \</text:p>
      <text:p text:style-name="Preformatted_20_Text">- <text:s text:c="18"/>-command \"helpskeleton\" -state disabled "</text:p>
      <text:p text:style-name="Preformatted_20_Text">+ <text:s text:c="18"/>-command \"createhelpfile skeleton\" -state disabled "</text:p>
      <text:p text:style-name="Preformatted_20_Text">+ <text:s text:c="3"/>eval "$pad.filemenu.files add command [me "Create help from hea&amp;d comments..."] \</text:p>
      <text:p text:style-name="Preformatted_20_Text">+ <text:s text:c="18"/>-command \"createhelpfile fromsci\" -state disabled "</text:p>
      <text:p text:style-name="Preformatted_20_Text"><text:s text:c="5"/>eval "$pad.filemenu.files add command [me "Compile as &amp;help page"] \</text:p>
      <text:p text:style-name="Preformatted_20_Text"><text:s text:c="20"/>-command \"xmlhelpfile\" -state disabled "</text:p>
      <text:p text:style-name="Preformatted_20_Text"><text:s text:c="5"/>$pad.filemenu.files add separator</text:p>
      <text:p text:style-name="Preformatted_20_Text">--- C:/Documents and Settings/François/Local Settings/Temp/fr_fr.msg-revBASE.svn000.tmp.msg<text:tab/>Sat Oct 18 10:38:14 2008</text:p>
      <text:p text:style-name="Preformatted_20_Text">+++ K:/Francois/Developpement/Scilab-svn/modules/scipad/tcl/msg_files/fr_fr.msg<text:tab/>Mon Oct 13 21:03:27 2008</text:p>
      <text:p text:style-name="Preformatted_20_Text">@@ -25,7 +25,7 @@</text:p>
      <text:p text:style-name="Preformatted_20_Text"><text:s/>#</text:p>
      <text:p text:style-name="Preformatted_20_Text"><text:s/></text:p>
      <text:p text:style-name="Preformatted_20_Text"><text:s/># Scipad texts in French by Francois Vogel</text:p>
      <text:p text:style-name="Preformatted_20_Text">-# in sync at least with v7.0</text:p>
      <text:p text:style-name="Preformatted_20_Text">+# in sync at least with v7.7</text:p>
      <text:p text:style-name="Preformatted_20_Text"><text:s/></text:p>
      <text:p text:style-name="Preformatted_20_Text"><text:s/></text:p>
      <text:p text:style-name="Preformatted_20_Text"><text:s/># commons</text:p>
      <text:p text:style-name="Preformatted_20_Text">@@ -533,6 +533,7 @@</text:p>
      <text:p text:style-name="Preformatted_20_Text"><text:s text:c="5"/>::msgcat::mcset fr_fr "&amp;Revert..." "Re&amp;venir..."</text:p>
      <text:p text:style-name="Preformatted_20_Text"><text:s text:c="5"/>::msgcat::mcset fr_fr "Import &amp;Matlab file..." <text:s/>"Importer fichier &amp;Matlab..."</text:p>
      <text:p text:style-name="Preformatted_20_Text"><text:s text:c="5"/>::msgcat::mcset fr_fr "Create help s&amp;keleton..." "CrÃ©er un &amp;squelette d'aide XML..."</text:p>
      <text:p text:style-name="Preformatted_20_Text">+ <text:s text:c="3"/>::msgcat::mcset fr_fr "Create help from hea&amp;d comments..." "CrÃ©er l'aide &amp;XML Ã  partir des commentaires..."</text:p>
      <text:p text:style-name="Preformatted_20_Text"><text:s text:c="5"/>::msgcat::mcset fr_fr "Compile as &amp;help page" "Compiler comme fichier d'&amp;aide"</text:p>
      <text:p text:style-name="Preformatted_20_Text"><text:s text:c="5"/>::msgcat::mcset fr_fr "Open &amp;function source" "Ouvrir le source &amp;de la fonction"</text:p>
      <text:p text:style-name="Preformatted_20_Text"><text:s text:c="5"/>::msgcat::mcset fr_fr "Print Se&amp;tup" "Mise en pa&amp;ge"</text:p>
      <text:p text:style-name="Preformatted_20_Text">--- C:/Documents and Settings/François/Local Settings/Temp/scilabexec.tcl-revBASE.svn001.tmp.tcl<text:tab/>Sat Oct 18 10:38:42 2008</text:p>
      <text:p text:style-name="Preformatted_20_Text">+++ K:/Francois/Developpement/Scilab-svn/modules/scipad/tcl/scilabexec.tcl<text:tab/>Mon Oct 13 23:13:52 2008</text:p>
      <text:p text:style-name="Preformatted_20_Text">@@ -24,8 +24,28 @@</text:p>
      <text:p text:style-name="Preformatted_20_Text"><text:s/># See the file scipad/license.txt</text:p>
      <text:p text:style-name="Preformatted_20_Text"><text:s/>#</text:p>
      <text:p text:style-name="Preformatted_20_Text"><text:s/></text:p>
      <text:p text:style-name="Preformatted_20_Text">-proc execfile {{buf "current"}} {</text:p>
      <text:p text:style-name="Preformatted_20_Text">-# return argument: 0=success, 1=scilab busy, 2=cancel overwrite, -1=fail</text:p>
      <text:p text:style-name="Preformatted_20_Text">+proc execfile {{buf "current"} {getpath false}} {</text:p>
      <text:p text:style-name="Preformatted_20_Text">+# exec a buffer into Scilab</text:p>
      <text:p text:style-name="Preformatted_20_Text">+# if the buffer is modified (not saved), then an attempt is made to save it</text:p>
      <text:p text:style-name="Preformatted_20_Text">+# in a temporary location. After exec-ing it, the temp file is deleted only</text:p>
      <text:p text:style-name="Preformatted_20_Text">+# if getpath is false (otherwise the returned pathname would be immediately</text:p>
      <text:p text:style-name="Preformatted_20_Text">+# obsolete)</text:p>
      <text:p text:style-name="Preformatted_20_Text">+# the return value usually is:</text:p>
      <text:p text:style-name="Preformatted_20_Text">+# <text:s text:c="4"/>0 = success</text:p>
      <text:p text:style-name="Preformatted_20_Text">+# <text:s text:c="4"/>1 = scilab busy</text:p>
      <text:p text:style-name="Preformatted_20_Text">+# <text:s text:c="4"/>2 = user selected cancel overwrite (if silent save fails, the user is</text:p>
      <text:p text:style-name="Preformatted_20_Text">+# <text:s text:c="8"/>asked about overwriting the original file on disk)</text:p>
      <text:p text:style-name="Preformatted_20_Text">+# <text:s text:c="3"/>-1 = exec instruction failed in Scilab</text:p>
      <text:p text:style-name="Preformatted_20_Text">+# however, if getpath is true, then the return value in case of success only</text:p>
      <text:p text:style-name="Preformatted_20_Text">+# is a list:</text:p>
      <text:p text:style-name="Preformatted_20_Text">+# <text:s text:c="4"/>{0 0 $fullfilepath} <text:s/>= success, the buffer has NOT been temporarily saved,</text:p>
      <text:p text:style-name="Preformatted_20_Text">+# <text:s text:c="27"/>and $fullfilepath is $listoffile("$textarea",fullname)</text:p>
      <text:p text:style-name="Preformatted_20_Text">+# <text:s text:c="4"/>{0 1 $fullfilepath} <text:s/>= success, the buffer has been temporarily saved,</text:p>
      <text:p text:style-name="Preformatted_20_Text">+# <text:s text:c="27"/>$fullfilepath is the filepath where the buffer has</text:p>
      <text:p text:style-name="Preformatted_20_Text">+# <text:s text:c="27"/>been temporarily saved</text:p>
      <text:p text:style-name="Preformatted_20_Text">+# Warning: the temporary file is left over on disk in the latter case, it should</text:p>
      <text:p text:style-name="Preformatted_20_Text">+# be deleted by the caller</text:p>
      <text:p text:style-name="Preformatted_20_Text">+</text:p>
      <text:p text:style-name="Preformatted_20_Text"><text:s text:c="5"/>global listoffile pad</text:p>
      <text:p text:style-name="Preformatted_20_Text"><text:s text:c="5"/>global tmpdir</text:p>
      <text:p text:style-name="Preformatted_20_Text"><text:s/></text:p>
      <text:p text:style-name="Preformatted_20_Text">@@ -77,14 +97,22 @@</text:p>
      <text:p text:style-name="Preformatted_20_Text"><text:s text:c="9"/>}</text:p>
      <text:p text:style-name="Preformatted_20_Text"><text:s text:c="5"/>}</text:p>
      <text:p text:style-name="Preformatted_20_Text"><text:s/></text:p>
      <text:p text:style-name="Preformatted_20_Text">- <text:s text:c="3"/>if {$savedintempdir} {</text:p>
      <text:p text:style-name="Preformatted_20_Text">+ <text:s text:c="3"/>if {$savedintempdir &amp;&amp; !$getpath} {</text:p>
      <text:p text:style-name="Preformatted_20_Text"><text:s text:c="9"/>catch {file delete -- $f}</text:p>
      <text:p text:style-name="Preformatted_20_Text"><text:s text:c="5"/>}</text:p>
      <text:p text:style-name="Preformatted_20_Text"><text:s/></text:p>
      <text:p text:style-name="Preformatted_20_Text"><text:s text:c="5"/># this is in case a script modifies a file opened in Scipad</text:p>
      <text:p text:style-name="Preformatted_20_Text"><text:s text:c="5"/>checkifanythingchangedondisk $pad</text:p>
      <text:p text:style-name="Preformatted_20_Text"><text:s/></text:p>
      <text:p text:style-name="Preformatted_20_Text">- <text:s text:c="3"/>return $outval</text:p>
      <text:p text:style-name="Preformatted_20_Text">+ <text:s text:c="3"/>if {$outval == 0 &amp;&amp; $getpath} {</text:p>
      <text:p text:style-name="Preformatted_20_Text">+ <text:s text:c="7"/>if {!$savedintempdir} {</text:p>
      <text:p text:style-name="Preformatted_20_Text">+ <text:s text:c="11"/>return [list $outval 0 $f]</text:p>
      <text:p text:style-name="Preformatted_20_Text">+ <text:s text:c="7"/>} else {</text:p>
      <text:p text:style-name="Preformatted_20_Text">+ <text:s text:c="11"/>return [list $outval 1 $f]</text:p>
      <text:p text:style-name="Preformatted_20_Text">+ <text:s text:c="7"/>}</text:p>
      <text:p text:style-name="Preformatted_20_Text">+ <text:s text:c="3"/>} else {</text:p>
      <text:p text:style-name="Preformatted_20_Text">+ <text:s text:c="7"/>return $outval</text:p>
      <text:p text:style-name="Preformatted_20_Text">+ <text:s text:c="3"/>}</text:p>
      <text:p text:style-name="Preformatted_20_Text"><text:s/>}</text:p>
      <text:p text:style-name="Preformatted_20_Text"><text:s/></text:p>
      <text:p text:style-name="Preformatted_20_Text"><text:s/>proc execselection {} {</text:p>
      <text:p text:style-name="Preformatted_20_Text">@@ -217,25 +245,33 @@</text:p>
      <text:p text:style-name="Preformatted_20_Text"><text:s text:c="7"/>-icon error</text:p>
      <text:p text:style-name="Preformatted_20_Text"><text:s/>}</text:p>
      <text:p text:style-name="Preformatted_20_Text"><text:s/></text:p>
      <text:p text:style-name="Preformatted_20_Text">-proc helpskeleton {} {</text:p>
      <text:p text:style-name="Preformatted_20_Text">- <text:s text:c="3"/>global listoffile</text:p>
      <text:p text:style-name="Preformatted_20_Text">+proc createhelpfile {whatkind} {</text:p>
      <text:p text:style-name="Preformatted_20_Text"><text:s text:c="5"/># first exec the file in scilab, so that the current function is</text:p>
      <text:p text:style-name="Preformatted_20_Text">- <text:s text:c="3"/># <text:s/>really defined; then call help_skeleton, and pipe the</text:p>
      <text:p text:style-name="Preformatted_20_Text">- <text:s text:c="3"/># result to a new (unsaved) buffer.</text:p>
      <text:p text:style-name="Preformatted_20_Text">+ <text:s text:c="3"/># really defined; then call help_skeleton or help_from_sci (based</text:p>
      <text:p text:style-name="Preformatted_20_Text">+ <text:s text:c="3"/># on $whatkind, and pipe the result to a new (unsaved) buffer.</text:p>
      <text:p text:style-name="Preformatted_20_Text"><text:s text:c="5"/># NB: execing the file can have far-reaching consequences</text:p>
      <text:p text:style-name="Preformatted_20_Text">- <text:s text:c="3"/># <text:s/>if the file does more than just defining functions.</text:p>
      <text:p text:style-name="Preformatted_20_Text">+ <text:s text:c="3"/># if the file does more than just defining functions.</text:p>
      <text:p text:style-name="Preformatted_20_Text"><text:s text:c="5"/># Responsibility left to the user.</text:p>
      <text:p text:style-name="Preformatted_20_Text">+</text:p>
      <text:p text:style-name="Preformatted_20_Text">+ <text:s text:c="3"/>global listoffile</text:p>
      <text:p text:style-name="Preformatted_20_Text"><text:s text:c="5"/>global tileprocalreadyrunning</text:p>
      <text:p text:style-name="Preformatted_20_Text">+</text:p>
      <text:p text:style-name="Preformatted_20_Text"><text:s text:c="5"/>if {$tileprocalreadyrunning} {return}</text:p>
      <text:p text:style-name="Preformatted_20_Text">+</text:p>
      <text:p text:style-name="Preformatted_20_Text"><text:s text:c="5"/>if {[isscilabbusy 0]} {return}</text:p>
      <text:p text:style-name="Preformatted_20_Text">+</text:p>
      <text:p text:style-name="Preformatted_20_Text"><text:s text:c="5"/>set indexin [[gettextareacur] index insert]</text:p>
      <text:p text:style-name="Preformatted_20_Text"><text:s text:c="5"/>scan $indexin "%d.%d" ypos xpos</text:p>
      <text:p text:style-name="Preformatted_20_Text"><text:s text:c="5"/>set infun [whichfun $indexin]</text:p>
      <text:p text:style-name="Preformatted_20_Text"><text:s text:c="5"/>set funname [lindex $infun 0]</text:p>
      <text:p text:style-name="Preformatted_20_Text">- <text:s text:c="3"/>if {[execfile]==0} {</text:p>
      <text:p text:style-name="Preformatted_20_Text">+</text:p>
      <text:p text:style-name="Preformatted_20_Text">+ <text:s text:c="3"/>set execresult [execfile "current" true]</text:p>
      <text:p text:style-name="Preformatted_20_Text">+ <text:s text:c="3"/>if {[lindex $execresult 0] == 0} {</text:p>
      <text:p text:style-name="Preformatted_20_Text"><text:s text:c="9"/>set pathprompt [mc "Please select destination path for the xml source of the help file" ]</text:p>
      <text:p text:style-name="Preformatted_20_Text"><text:s text:c="9"/>set dir [tk_chooseDirectory -title $pathprompt]</text:p>
      <text:p text:style-name="Preformatted_20_Text"><text:s text:c="9"/>if {$dir != ""} {</text:p>
      <text:p text:style-name="Preformatted_20_Text">+ <text:s text:c="11"/>set wastemporarysaved [lindex $execresult 1]</text:p>
      <text:p text:style-name="Preformatted_20_Text">+ <text:s text:c="11"/>set savedfunname [lindex $execresult 2]</text:p>
      <text:p text:style-name="Preformatted_20_Text"><text:s text:c="13"/>set xmlfile [file join $dir $funname.xml]</text:p>
      <text:p text:style-name="Preformatted_20_Text"><text:s text:c="13"/>set warntitle [concat [mc "Older version of"] $xmlfile [mc "found!"] ]</text:p>
      <text:p text:style-name="Preformatted_20_Text"><text:s text:c="13"/>set warnquest [concat [mc "An old version of"] $xmlfile [mc "already exists: open the old file instead?"] ]</text:p>
      <text:p text:style-name="Preformatted_20_Text">@@ -248,7 +284,17 @@</text:p>
      <text:p text:style-name="Preformatted_20_Text"><text:s text:c="17"/>set answer 1</text:p>
      <text:p text:style-name="Preformatted_20_Text"><text:s text:c="13"/>}</text:p>
      <text:p text:style-name="Preformatted_20_Text"><text:s text:c="13"/>if $answer {</text:p>
      <text:p text:style-name="Preformatted_20_Text">- <text:s text:c="17"/>ScilabEval_lt "help_skeleton(\"$funname\",\"$dir\")" "sync"</text:p>
      <text:p text:style-name="Preformatted_20_Text">+ <text:s text:c="15"/>if {$whatkind == "skeleton"} {</text:p>
      <text:p text:style-name="Preformatted_20_Text">+ <text:s text:c="19"/>ScilabEval_lt "help_skeleton(\"$funname\",\"$dir\")" "sync"</text:p>
      <text:p text:style-name="Preformatted_20_Text">+ <text:s text:c="15"/>} else {</text:p>
      <text:p text:style-name="Preformatted_20_Text">+ <text:s text:c="19"/># $whatkind == "fromsci"</text:p>
      <text:p text:style-name="Preformatted_20_Text">+ <text:s text:c="19"/>ScilabEval_lt "help_from_sci(\"$savedfunname\",\"$dir\")" "sync"</text:p>
      <text:p text:style-name="Preformatted_20_Text">+ <text:s text:c="19"/># delete the leftover temporary file created in proc execfile</text:p>
      <text:p text:style-name="Preformatted_20_Text">+ <text:s text:c="19"/># with getpath being true</text:p>
      <text:p text:style-name="Preformatted_20_Text">+ <text:s text:c="19"/>if {$wastemporarysaved} {</text:p>
      <text:p text:style-name="Preformatted_20_Text">+ <text:s text:c="23"/>catch {file delete -- $savedfunname}</text:p>
      <text:p text:style-name="Preformatted_20_Text">+ <text:s text:c="19"/>}</text:p>
      <text:p text:style-name="Preformatted_20_Text">+ <text:s text:c="15"/>}</text:p>
      <text:p text:style-name="Preformatted_20_Text"><text:s text:c="13"/>}</text:p>
      <text:p text:style-name="Preformatted_20_Text"><text:s text:c="13"/>openfile $xmlfile</text:p>
      <text:p text:style-name="Preformatted_20_Text"><text:s text:c="9"/>}</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function [helptxt,demotxt]=help_from_sci(funname,helpdir,demodir)</text:p>
      <text:p text:style-name="Preformatted_20_Text">// Generate help files and demo files from the head comments section of a .sci source file. </text:p>
      <text:p text:style-name="Preformatted_20_Text">//</text:p>
      <text:p text:style-name="Preformatted_20_Text">// Calling Sequence</text:p>
      <text:p text:style-name="Preformatted_20_Text">// <text:s/>help_from_sci() // generate an empty function template</text:p>
      <text:p text:style-name="Preformatted_20_Text">// <text:s/>help_from_sci(funname,helpdir) // generate helpdir/funname.xml from funname.sci </text:p>
      <text:p text:style-name="Preformatted_20_Text">// <text:s/>help_from_sci(dirname,helpdir) // process dirname/*.sci and create helpdir/*.xml help files.</text:p>
      <text:p text:style-name="Preformatted_20_Text">// <text:s/>help_from_sci(dirname,helpdir,helpdir) // as above but also creating helpdir/*.dem.sce demo files.</text:p>
      <text:p text:style-name="Preformatted_20_Text">// <text:s/>[helptxt,demotxt]=help_from_sci(funname) // return funname.xml and funname.dem.sce code as two text matrixes.</text:p>
      <text:p text:style-name="Preformatted_20_Text">// Parameters</text:p>
      <text:p text:style-name="Preformatted_20_Text">// <text:s/>funname: the name of a single .sci source file to be processed.</text:p>
      <text:p text:style-name="Preformatted_20_Text">// <text:s/>dirname: directory name where all .sci files will be processed.</text:p>
      <text:p text:style-name="Preformatted_20_Text">// <text:s/>helpdir: optional path where the .xml help file will be created.</text:p>
      <text:p text:style-name="Preformatted_20_Text">// <text:s/>demodir: optional path where .dem.sce demo files will be created based on code from the Examples section.</text:p>
      <text:p text:style-name="Preformatted_20_Text">// <text:s/>helptxt: returns the XML help code if helpdir is empty, or the path to the new .xml file. </text:p>
      <text:p text:style-name="Preformatted_20_Text">// <text:s/>demotxt: returns the demo code if demodir is empty, or the path to the new .dem.sc file. </text:p>
      <text:p text:style-name="Preformatted_20_Text">//</text:p>
      <text:p text:style-name="Preformatted_20_Text">// Description</text:p>
      <text:p text:style-name="Preformatted_20_Text">// <text:s/>help_from_sci is a revised version of the help_skeleton function.</text:p>
      <text:p text:style-name="Preformatted_20_Text">// <text:s/>Its objective is to generate .xml help files based on the head comments section </text:p>
      <text:p text:style-name="Preformatted_20_Text">// <text:s/>of .sci source files. Optionally .dem.sce demo files can be generated based on </text:p>
      <text:p text:style-name="Preformatted_20_Text">// <text:s/>code from the Examples section in the head comments section of .sci files. </text:p>
      <text:p text:style-name="Preformatted_20_Text">// <text:s/></text:p>
      <text:p text:style-name="Preformatted_20_Text">// <text:s/>In order for help_from_sci to format the .xml file properly the <text:s/></text:p>
      <text:p text:style-name="Preformatted_20_Text">// <text:s/>head comments section should comply with some simple formatting rules.</text:p>
      <text:p text:style-name="Preformatted_20_Text">//</text:p>
      <text:p text:style-name="Preformatted_20_Text">// <text:s/>The first comment line following the function definition should contain a short description </text:p>
      <text:p text:style-name="Preformatted_20_Text">// <text:s/>of the function.</text:p>
      <text:p text:style-name="Preformatted_20_Text">//</text:p>
      <text:p text:style-name="Preformatted_20_Text">// <text:s/>The remaining comments are formatted according to the following (optional) headlines:</text:p>
      <text:p text:style-name="Preformatted_20_Text">// <text:s/>"Calling Sequence", "Parameters", "Description", "Examples", "See also", "Used functions", </text:p>
      <text:p text:style-name="Preformatted_20_Text">// <text:s/>"Authors" and "Bibliography". </text:p>
      <text:p text:style-name="Preformatted_20_Text">//</text:p>
      <text:p text:style-name="Preformatted_20_Text">// <text:s/>The following guidelines should be used when writing the source code comments:</text:p>
      <text:p text:style-name="Preformatted_20_Text">// <text:s/>&lt;itemizedlist&gt;</text:p>
      <text:p text:style-name="Preformatted_20_Text">// <text:s text:c="3"/>&lt;listitem&gt;&lt;literal&gt;Calling Sequence&lt;/literal&gt; - one example pr. line.&lt;/listitem&gt;</text:p>
      <text:p text:style-name="Preformatted_20_Text">// <text:s text:c="3"/>&lt;listitem&gt;&lt;literal&gt;Parameters&lt;/literal&gt; - separate parameter name and</text:p>
      <text:p text:style-name="Preformatted_20_Text">// <text:s text:c="3"/>description by a ":". Keep the description of each parameter on the same line.&lt;/listitem&gt;</text:p>
      <text:p text:style-name="Preformatted_20_Text">// <text:s text:c="3"/>&lt;listitem&gt;&lt;literal&gt;Description&lt;/literal&gt; - formatting of the text can be done </text:p>
      <text:p text:style-name="Preformatted_20_Text">// <text:s text:c="3"/>using XML commands. </text:p>
      <text:p text:style-name="Preformatted_20_Text">// <text:s text:c="3"/>Adding an empty comment line in the Description section is interpreted as the </text:p>
      <text:p text:style-name="Preformatted_20_Text">// <text:s text:c="3"/>start of a new paragraph.&lt;/listitem&gt;</text:p>
      <text:p text:style-name="Preformatted_20_Text">// <text:s text:c="3"/>&lt;listitem&gt;&lt;literal&gt;See also&lt;/literal&gt; - list one function name pr line.&lt;/listitem&gt;</text:p>
      <text:p text:style-name="Preformatted_20_Text">// <text:s text:c="3"/>&lt;listitem&gt;&lt;literal&gt;Authors&lt;/literal&gt; - write one author on each line following </text:p>
      <text:p text:style-name="Preformatted_20_Text">// <text:s text:c="3"/>the Authors headline. Use ";" to separate the authors name </text:p>
      <text:p text:style-name="Preformatted_20_Text">// <text:s text:c="3"/>from any add additional information.&lt;/listitem&gt;</text:p>
      <text:p text:style-name="Preformatted_20_Text">// <text:s text:c="3"/>&lt;listitem&gt;&lt;literal&gt;Bibliography&lt;/literal&gt; - write one reference pr line </text:p>
      <text:p text:style-name="Preformatted_20_Text">// <text:s text:c="3"/>following the References headline.&lt;/listitem&gt;</text:p>
      <text:p text:style-name="Preformatted_20_Text">// <text:s/>&lt;/itemizedlist&gt;</text:p>
      <text:p text:style-name="Preformatted_20_Text">//</text:p>
      <text:p text:style-name="Preformatted_20_Text">// Examples</text:p>
      <text:p text:style-name="Preformatted_20_Text">// <text:s/>help_from_sci() <text:s text:c="2"/>// Open an empty source code template in the Scipad editor.</text:p>
      <text:p text:style-name="Preformatted_20_Text">// <text:s/>// Save this template as test_fun.sci in the current directory before running</text:p>
      <text:p text:style-name="Preformatted_20_Text">// <text:s/>// the next example commands.</text:p>
      <text:p text:style-name="Preformatted_20_Text">//</text:p>
      <text:p text:style-name="Preformatted_20_Text">// <text:s/>help_from_sci('test_fun') <text:s text:c="7"/>// return the xml skeleton as a text string</text:p>
      <text:p text:style-name="Preformatted_20_Text">//</text:p>
      <text:p text:style-name="Preformatted_20_Text">// <text:s/>help_from_sci('test_fun','.') <text:s text:c="3"/>// create the xml help file in the current directory.</text:p>
      <text:p text:style-name="Preformatted_20_Text">//</text:p>
      <text:p text:style-name="Preformatted_20_Text">// <text:s/>// create both a xml help file and a demo file in the current directory.</text:p>
      <text:p text:style-name="Preformatted_20_Text">// <text:s/>help_from_sci('test_fun','.','.')</text:p>
      <text:p text:style-name="Preformatted_20_Text">//</text:p>
      <text:p text:style-name="Preformatted_20_Text">// <text:s/>// From a toolbox root directory a typical calling sequence would be:</text:p>
      <text:p text:style-name="Preformatted_20_Text">// <text:s/>// help_from_sci('macros','help\en_US','demos')</text:p>
      <text:p text:style-name="Preformatted_20_Text">// <text:s/>// This command would process all .sci files in the macros directory </text:p>
      <text:p text:style-name="Preformatted_20_Text">// <text:s/>// and use the head comments section to update all .xml help files in the </text:p>
      <text:p text:style-name="Preformatted_20_Text">// <text:s/>// help\en_US directory an rebuild the .dem.sce files in the demos\ directory. </text:p>
      <text:p text:style-name="Preformatted_20_Text">//</text:p>
      <text:p text:style-name="Preformatted_20_Text">// See also</text:p>
      <text:p text:style-name="Preformatted_20_Text">// <text:s/>help</text:p>
      <text:p text:style-name="Preformatted_20_Text">// <text:s/>help_skeleton</text:p>
      <text:p text:style-name="Preformatted_20_Text">// <text:s/>xmltohtml</text:p>
      <text:p text:style-name="Preformatted_20_Text">// Authors</text:p>
      <text:p text:style-name="Preformatted_20_Text">// <text:s/>T. Pettersen ; torbjorn.pettersen@broadpark.no</text:p>
      <text:p text:style-name="Preformatted_20_Text"/>
      <text:p text:style-name="Preformatted_20_Text">// <text:s/>Copyright Torbjørn Pettersen <text:s/>2008</text:p>
      <text:p text:style-name="Preformatted_20_Text">//</text:p>
      <text:p text:style-name="Preformatted_20_Text">// <text:s/>This software is a toolbox for Scilab</text:p>
      <text:p text:style-name="Preformatted_20_Text">//</text:p>
      <text:p text:style-name="Preformatted_20_Text">// <text:s/>This software is governed by the CeCILL <text:s/>license under French law and</text:p>
      <text:p text:style-name="Preformatted_20_Text">// <text:s/>abiding by the rules of distribution of free software. <text:s/>You can <text:s/>use, </text:p>
      <text:p text:style-name="Preformatted_20_Text">// <text:s/>modify and/ or redistribute the software under the terms of the CeCILL</text:p>
      <text:p text:style-name="Preformatted_20_Text">// <text:s/>license as circulated by CEA, CNRS and INRIA at the following URL</text:p>
      <text:p text:style-name="Preformatted_20_Text">// <text:s/>"http://www.cecill.info". </text:p>
      <text:p text:style-name="Preformatted_20_Text">//</text:p>
      <text:p text:style-name="Preformatted_20_Text">// <text:s/>As a counterpart to the access to the source code and <text:s/>rights to copy,</text:p>
      <text:p text:style-name="Preformatted_20_Text">// <text:s/>modify and redistribute granted by the license, users are provided only</text:p>
      <text:p text:style-name="Preformatted_20_Text">// <text:s/>with a limited warranty <text:s/>and the software's author, <text:s/>the holder of the</text:p>
      <text:p text:style-name="Preformatted_20_Text">// <text:s/>economic rights, <text:s/>and the successive licensors <text:s/>have only <text:s/>limited</text:p>
      <text:p text:style-name="Preformatted_20_Text">// <text:s/>liability. </text:p>
      <text:p text:style-name="Preformatted_20_Text">//</text:p>
      <text:p text:style-name="Preformatted_20_Text">// <text:s/>In this respect, the user's attention is drawn to the risks associated</text:p>
      <text:p text:style-name="Preformatted_20_Text">// <text:s/>with loading, <text:s/>using, <text:s/>modifying and/or developing or reproducing the</text:p>
      <text:p text:style-name="Preformatted_20_Text">// <text:s/>software by the user in light of its specific status of free software,</text:p>
      <text:p text:style-name="Preformatted_20_Text">// <text:s/>that may mean <text:s/>that it is complicated to manipulate, <text:s/>and <text:s/>that <text:s/>also</text:p>
      <text:p text:style-name="Preformatted_20_Text">// <text:s/>therefore means <text:s/>that it is reserved for developers <text:s/>and <text:s/>experienced</text:p>
      <text:p text:style-name="Preformatted_20_Text">// <text:s/>professionals having in-depth computer knowledge. Users are therefore</text:p>
      <text:p text:style-name="Preformatted_20_Text">// <text:s/>encouraged to load and test the software's suitability as regards their</text:p>
      <text:p text:style-name="Preformatted_20_Text">// <text:s/>requirements in conditions enabling the security of their systems and/or</text:p>
      <text:p text:style-name="Preformatted_20_Text">// <text:s/>data to be ensured and, <text:s/>more generally, to use and operate it in the </text:p>
      <text:p text:style-name="Preformatted_20_Text">// <text:s/>same conditions as regards security. </text:p>
      <text:p text:style-name="Preformatted_20_Text">//</text:p>
      <text:p text:style-name="Preformatted_20_Text">// <text:s/>The fact that you are presently reading this means that you have had</text:p>
      <text:p text:style-name="Preformatted_20_Text">// <text:s/>knowledge of the CeCILL license and that you accept its terms.</text:p>
      <text:p text:style-name="Preformatted_20_Text"/>
      <text:p text:style-name="Preformatted_20_Text">try</text:p>
      <text:p text:style-name="Preformatted_20_Text"><text:s/>getversion('scilab');</text:p>
      <text:p text:style-name="Preformatted_20_Text">catch</text:p>
      <text:p text:style-name="Preformatted_20_Text"><text:s/>error(gettext('Scilab 5.0 or more is required.')); <text:s/></text:p>
      <text:p text:style-name="Preformatted_20_Text">end;</text:p>
      <text:p text:style-name="Preformatted_20_Text"/>
      <text:p text:style-name="Preformatted_20_Text">if argn(2)==0 then</text:p>
      <text:p text:style-name="Preformatted_20_Text"><text:s text:c="2"/>template=[</text:p>
      <text:p text:style-name="Preformatted_20_Text"><text:s text:c="4"/>'function [z]=function_template(x,y)'</text:p>
      <text:p text:style-name="Preformatted_20_Text"><text:s text:c="4"/>'// Short description on the first line following the function header.'</text:p>
      <text:p text:style-name="Preformatted_20_Text"><text:s text:c="4"/>'//'</text:p>
      <text:p text:style-name="Preformatted_20_Text"><text:s text:c="4"/>'// Calling Sequence'</text:p>
      <text:p text:style-name="Preformatted_20_Text"><text:s text:c="4"/>'// <text:s text:c="2"/>[z]=template_function(x,y) // calling examples, one pr. line'</text:p>
      <text:p text:style-name="Preformatted_20_Text"><text:s text:c="4"/>'//'</text:p>
      <text:p text:style-name="Preformatted_20_Text"><text:s text:c="4"/>'// Parameters'</text:p>
      <text:p text:style-name="Preformatted_20_Text"><text:s text:c="4"/>'// x: the x parameter <text:s text:c="2"/>// single line description of each parameter.'</text:p>
      <text:p text:style-name="Preformatted_20_Text"><text:s text:c="4"/>'// y: the y parameter <text:s text:c="2"/>// parameter name and description must be '</text:p>
      <text:p text:style-name="Preformatted_20_Text"><text:s text:c="4"/>'// z: the z parameter <text:s text:c="2"/>// separated by "":"".'</text:p>
      <text:p text:style-name="Preformatted_20_Text"><text:s text:c="4"/>'//'</text:p>
      <text:p text:style-name="Preformatted_20_Text"><text:s text:c="4"/>'// Description'</text:p>
      <text:p text:style-name="Preformatted_20_Text"><text:s text:c="4"/>'// Here is a description of the function.'</text:p>
      <text:p text:style-name="Preformatted_20_Text"><text:s text:c="4"/>'// Add an empty comment line to format the text into separate paragraphs.'</text:p>
      <text:p text:style-name="Preformatted_20_Text"><text:s text:c="4"/>'//'</text:p>
      <text:p text:style-name="Preformatted_20_Text"><text:s text:c="4"/>'// XML format commands may also be used directly in the text.'</text:p>
      <text:p text:style-name="Preformatted_20_Text"><text:s text:c="4"/>'// &lt;itemizedlist&gt;'</text:p>
      <text:p text:style-name="Preformatted_20_Text"><text:s text:c="4"/>'// &lt;listitem&gt;An itemized list is shown here&lt;/listitem&gt;'</text:p>
      <text:p text:style-name="Preformatted_20_Text"><text:s text:c="4"/>'// &lt;/itemizedlist&gt;'</text:p>
      <text:p text:style-name="Preformatted_20_Text"><text:s text:c="4"/>'// See the source code for help_from_sci.sci for more examples on how to write the initial comment section.'</text:p>
      <text:p text:style-name="Preformatted_20_Text"><text:s text:c="4"/>'//'</text:p>
      <text:p text:style-name="Preformatted_20_Text"><text:s text:c="4"/>'// Examples'</text:p>
      <text:p text:style-name="Preformatted_20_Text"><text:s text:c="4"/>'// [z]=test_fun(1,2) // examples of use'</text:p>
      <text:p text:style-name="Preformatted_20_Text"><text:s text:c="4"/>'//'</text:p>
      <text:p text:style-name="Preformatted_20_Text"><text:s text:c="4"/>'// // An empty comment line in the Examples section will add a halt() statement'</text:p>
      <text:p text:style-name="Preformatted_20_Text"><text:s text:c="4"/>'// // in the demo file test_fun.dem.sce generated by help_from_sci.'</text:p>
      <text:p text:style-name="Preformatted_20_Text"><text:s text:c="4"/>'// See also'</text:p>
      <text:p text:style-name="Preformatted_20_Text"><text:s text:c="4"/>'// <text:s/>help_from_sci'</text:p>
      <text:p text:style-name="Preformatted_20_Text"><text:s text:c="4"/>'// <text:s/>help_skeleton'</text:p>
      <text:p text:style-name="Preformatted_20_Text"><text:s text:c="4"/>'//'</text:p>
      <text:p text:style-name="Preformatted_20_Text"><text:s text:c="4"/>'// Authors'</text:p>
      <text:p text:style-name="Preformatted_20_Text"><text:s text:c="4"/>'// <text:s/>Author name ; should be listed one pr line. Use "";"" to separate names from additional information '</text:p>
      <text:p text:style-name="Preformatted_20_Text"><text:s text:c="4"/>'// Bibliography'</text:p>
      <text:p text:style-name="Preformatted_20_Text"><text:s text:c="4"/>'// <text:s text:c="2"/>Literature references one pr. line'</text:p>
      <text:p text:style-name="Preformatted_20_Text"><text:s text:c="4"/>''</text:p>
      <text:p text:style-name="Preformatted_20_Text"><text:s text:c="4"/>'// start of coding after on empty line to mark the end of the head_comments section'</text:p>
      <text:p text:style-name="Preformatted_20_Text"><text:s text:c="4"/>'z = sin(x).*cos(x+y);'</text:p>
      <text:p text:style-name="Preformatted_20_Text"><text:s text:c="4"/>'endfunction'</text:p>
      <text:p text:style-name="Preformatted_20_Text"><text:s text:c="2"/>];</text:p>
      <text:p text:style-name="Preformatted_20_Text"><text:s text:c="2"/>f=mopen(TMPDIR+filesep()+'function_template.sci','w'); mfprintf(f,'%s\n',template); mclose(f);</text:p>
      <text:p text:style-name="Preformatted_20_Text"><text:s text:c="2"/>scipad(TMPDIR+filesep()+'function_template.sci'); helptxt=[];</text:p>
      <text:p text:style-name="Preformatted_20_Text"><text:s text:c="2"/>return;</text:p>
      <text:p text:style-name="Preformatted_20_Text">end</text:p>
      <text:p text:style-name="Preformatted_20_Text"/>
      <text:p text:style-name="Preformatted_20_Text">if argn(2)&lt;3 then demodir=[]; end</text:p>
      <text:p text:style-name="Preformatted_20_Text">if argn(2)&lt;2 then helpdir=[]; end</text:p>
      <text:p text:style-name="Preformatted_20_Text"><text:s text:c="2"/></text:p>
      <text:p text:style-name="Preformatted_20_Text">if ~isempty(demodir) &amp; ~isdir(demodir) then </text:p>
      <text:p text:style-name="Preformatted_20_Text"><text:s text:c="2"/>error('...demodir must be a directory.'); </text:p>
      <text:p text:style-name="Preformatted_20_Text">end</text:p>
      <text:p text:style-name="Preformatted_20_Text"/>
      <text:p text:style-name="Preformatted_20_Text">if isdir(funname) then</text:p>
      <text:p text:style-name="Preformatted_20_Text"><text:s text:c="2"/>printf('\nReading from directory %s \n',funname);</text:p>
      <text:p text:style-name="Preformatted_20_Text"><text:s text:c="2"/>files=findfiles(funname,'*.sci'); <text:s text:c="2"/>// read *.sci files.</text:p>
      <text:p text:style-name="Preformatted_20_Text"><text:s text:c="2"/>for i=1:size(files,'r'),</text:p>
      <text:p text:style-name="Preformatted_20_Text"><text:s text:c="4"/>[tmp,out]=fileparts(files(i));</text:p>
      <text:p text:style-name="Preformatted_20_Text"><text:s text:c="4"/>if isempty(helpdir) then</text:p>
      <text:p text:style-name="Preformatted_20_Text"><text:s text:c="6"/>help_from_sci(funname+filesep()+files(i),'.',demodir);</text:p>
      <text:p text:style-name="Preformatted_20_Text"><text:s text:c="6"/>printf(' ...reading %s/%s.sci ... writing %s.xml',funname,out,out);</text:p>
      <text:p text:style-name="Preformatted_20_Text"><text:s text:c="4"/>else</text:p>
      <text:p text:style-name="Preformatted_20_Text"><text:s text:c="6"/>help_from_sci(funname+filesep()+files(i),helpdir,demodir);</text:p>
      <text:p text:style-name="Preformatted_20_Text"><text:s text:c="6"/>printf(' ...reading %s/%s.sci ... writing %s/%s.xml',funname,out,helpdir,out);</text:p>
      <text:p text:style-name="Preformatted_20_Text"><text:s text:c="4"/>end</text:p>
      <text:p text:style-name="Preformatted_20_Text"><text:s text:c="4"/>if ~isempty(demodir) then </text:p>
      <text:p text:style-name="Preformatted_20_Text"><text:s text:c="6"/>printf(' and %s/%s.dem.sce\n',demodir,out); </text:p>
      <text:p text:style-name="Preformatted_20_Text"><text:s text:c="4"/>else</text:p>
      <text:p text:style-name="Preformatted_20_Text"><text:s text:c="6"/>printf('\n');</text:p>
      <text:p text:style-name="Preformatted_20_Text"><text:s text:c="4"/>end</text:p>
      <text:p text:style-name="Preformatted_20_Text"><text:s text:c="2"/>end</text:p>
      <text:p text:style-name="Preformatted_20_Text"><text:s text:c="2"/>printf('help_from_sci processed %i files.\n',i);</text:p>
      <text:p text:style-name="Preformatted_20_Text"><text:s text:c="2"/>helptxt=''; return;</text:p>
      <text:p text:style-name="Preformatted_20_Text">end</text:p>
      <text:p text:style-name="Preformatted_20_Text"/>
      <text:p text:style-name="Preformatted_20_Text">out=tokens(pathconvert(funname),filesep()); out=out($);</text:p>
      <text:p text:style-name="Preformatted_20_Text">out=tokens(out,'.'); out=out(1); <text:s text:c="5"/>// remove .sci (...wont work for fil.name.sci)</text:p>
      <text:p text:style-name="Preformatted_20_Text"/>
      <text:p text:style-name="Preformatted_20_Text">demotxt=['mode(1)'</text:p>
      <text:p text:style-name="Preformatted_20_Text"><text:s text:c="9"/>'//'</text:p>
      <text:p text:style-name="Preformatted_20_Text"><text:s text:c="9"/>'// Demo of '+out+'.sci'</text:p>
      <text:p text:style-name="Preformatted_20_Text"><text:s text:c="9"/>'//'</text:p>
      <text:p text:style-name="Preformatted_20_Text"><text:s text:c="9"/>''];</text:p>
      <text:p text:style-name="Preformatted_20_Text"/>
      <text:p text:style-name="Preformatted_20_Text">verno=ver(); verno=verno(1,2);</text:p>
      <text:p text:style-name="Preformatted_20_Text">helptxt=[</text:p>
      <text:p text:style-name="Preformatted_20_Text">'&lt;?xml version=""1.0"" encoding=""ISO-8859-1""?&gt;'</text:p>
      <text:p text:style-name="Preformatted_20_Text">''</text:p>
      <text:p text:style-name="Preformatted_20_Text">'&lt;!--'</text:p>
      <text:p text:style-name="Preformatted_20_Text">' * '</text:p>
      <text:p text:style-name="Preformatted_20_Text">' * This help file was generated from '+out+'.sci using help_from_sci().'</text:p>
      <text:p text:style-name="Preformatted_20_Text">' * '</text:p>
      <text:p text:style-name="Preformatted_20_Text">' --&gt;'</text:p>
      <text:p text:style-name="Preformatted_20_Text">''</text:p>
      <text:p text:style-name="Preformatted_20_Text">'&lt;refentry version=""5.0-subset Scilab"" xml:id=""'+out+'"" xml:lang=""en""'</text:p>
      <text:p text:style-name="Preformatted_20_Text">' <text:s text:c="9"/>xmlns=""http://docbook.org/ns/docbook""'</text:p>
      <text:p text:style-name="Preformatted_20_Text">' <text:s text:c="9"/>xmlns:xlink=""http://www.w3.org/1999/xlink""'</text:p>
      <text:p text:style-name="Preformatted_20_Text">' <text:s text:c="9"/>xmlns:svg=""http://www.w3.org/2000/svg""'</text:p>
      <text:p text:style-name="Preformatted_20_Text">' <text:s text:c="9"/>xmlns:ns3=""http://www.w3.org/1999/xhtml""'</text:p>
      <text:p text:style-name="Preformatted_20_Text">' <text:s text:c="9"/>xmlns:mml=""http://www.w3.org/1998/Math/MathML""'</text:p>
      <text:p text:style-name="Preformatted_20_Text">' <text:s text:c="9"/>xmlns:db=""http://docbook.org/ns/docbook""&gt;'</text:p>
      <text:p text:style-name="Preformatted_20_Text">''</text:p>
      <text:p text:style-name="Preformatted_20_Text">' <text:s/>&lt;info&gt;'</text:p>
      <text:p text:style-name="Preformatted_20_Text">' <text:s text:c="3"/>&lt;pubdate&gt;$LastChangedDate: '+date()+' $&lt;/pubdate&gt;'</text:p>
      <text:p text:style-name="Preformatted_20_Text">' <text:s/>&lt;/info&gt;'</text:p>
      <text:p text:style-name="Preformatted_20_Text">''</text:p>
      <text:p text:style-name="Preformatted_20_Text">]</text:p>
      <text:p text:style-name="Preformatted_20_Text"/>
      <text:p text:style-name="Preformatted_20_Text">if isempty(strindex(funname,'.sci')) then funname=funname+'.sci'; end;</text:p>
      <text:p text:style-name="Preformatted_20_Text">if isempty(fileinfo(funname)) then error(funname+' does not exists'); end;</text:p>
      <text:p text:style-name="Preformatted_20_Text">f=mopen(funname,'r');</text:p>
      <text:p text:style-name="Preformatted_20_Text">if isempty(f) then error('Failed to read '+funname+'.sci'); end</text:p>
      <text:p text:style-name="Preformatted_20_Text">line=' '; doc=[]; </text:p>
      <text:p text:style-name="Preformatted_20_Text"/>
      <text:p text:style-name="Preformatted_20_Text">while isempty(strindex(line,'function ')) &amp; ~meof(f), line=mgetl(f,1); end </text:p>
      <text:p text:style-name="Preformatted_20_Text">line=mgetl(f,1); short_descr=stripblanks(strsubst(line,'//',''),%T);</text:p>
      <text:p text:style-name="Preformatted_20_Text">helptxt=[helptxt;</text:p>
      <text:p text:style-name="Preformatted_20_Text">' <text:s/>&lt;refnamediv&gt;'</text:p>
      <text:p text:style-name="Preformatted_20_Text">' <text:s text:c="3"/>&lt;refname&gt;'+out+'&lt;/refname&gt;&lt;refpurpose&gt;'+short_descr+'&lt;/refpurpose&gt;'</text:p>
      <text:p text:style-name="Preformatted_20_Text">' <text:s/>&lt;/refnamediv&gt;'</text:p>
      <text:p text:style-name="Preformatted_20_Text">''];</text:p>
      <text:p text:style-name="Preformatted_20_Text"/>
      <text:p text:style-name="Preformatted_20_Text">cmds=['CALLING SEQUENCE','PARAMETERS','DESCRIPTION','EXAMPLES','SEE ALSO',..</text:p>
      <text:p text:style-name="Preformatted_20_Text"><text:s text:c="6"/>'AUTHORS','BIBLIOGRAPHY','USED FUNCTIONS'];</text:p>
      <text:p text:style-name="Preformatted_20_Text"/>
      <text:p text:style-name="Preformatted_20_Text">doing='search'; i=strindex(line,'//');</text:p>
      <text:p text:style-name="Preformatted_20_Text">line=mgetl(f,1); </text:p>
      <text:p text:style-name="Preformatted_20_Text">while (~isempty(stripblanks(line)) &amp; ~meof(f)),</text:p>
      <text:p text:style-name="Preformatted_20_Text"><text:s text:c="2"/>if stripblanks(line)=='//' then </text:p>
      <text:p text:style-name="Preformatted_20_Text"><text:s text:c="4"/>if doing=='Description' then </text:p>
      <text:p text:style-name="Preformatted_20_Text"><text:s text:c="6"/>in='new_descr_param'; </text:p>
      <text:p text:style-name="Preformatted_20_Text"><text:s text:c="4"/>else</text:p>
      <text:p text:style-name="Preformatted_20_Text"><text:s text:c="6"/>in='';</text:p>
      <text:p text:style-name="Preformatted_20_Text"><text:s text:c="4"/>end</text:p>
      <text:p text:style-name="Preformatted_20_Text"><text:s text:c="2"/>else </text:p>
      <text:p text:style-name="Preformatted_20_Text"><text:s text:c="4"/>in=strsplit(line,i(1)+1); </text:p>
      <text:p text:style-name="Preformatted_20_Text"><text:s text:c="4"/>in=stripblanks(in(2)); </text:p>
      <text:p text:style-name="Preformatted_20_Text"><text:s text:c="2"/>end</text:p>
      <text:p text:style-name="Preformatted_20_Text"/>
      <text:p text:style-name="Preformatted_20_Text"><text:s text:c="2"/>IN=convstr(in,'u');</text:p>
      <text:p text:style-name="Preformatted_20_Text"><text:s text:c="2"/>if find(cmds==IN) then</text:p>
      <text:p text:style-name="Preformatted_20_Text"><text:s text:c="4"/>[add_txt,doing]=change_activity(doing,in)</text:p>
      <text:p text:style-name="Preformatted_20_Text"><text:s text:c="4"/>helptxt=[helptxt;add_txt];</text:p>
      <text:p text:style-name="Preformatted_20_Text"><text:s text:c="2"/>else</text:p>
      <text:p text:style-name="Preformatted_20_Text"><text:s text:c="4"/>if doing=='Calling Sequence' then</text:p>
      <text:p text:style-name="Preformatted_20_Text"><text:s text:c="6"/>helptxt=[helptxt;' <text:s text:c="2"/>&lt;synopsis&gt;'+in+'&lt;/synopsis&gt;'];</text:p>
      <text:p text:style-name="Preformatted_20_Text"><text:s text:c="4"/>elseif doing=='Parameters' then</text:p>
      <text:p text:style-name="Preformatted_20_Text"><text:s text:c="6"/>i=strindex(in,':'); </text:p>
      <text:p text:style-name="Preformatted_20_Text"><text:s text:c="6"/>if ~isempty(i) then</text:p>
      <text:p text:style-name="Preformatted_20_Text"><text:s text:c="8"/>if length(in)&gt;i(1) then</text:p>
      <text:p text:style-name="Preformatted_20_Text"><text:s text:c="10"/>in=strsplit(in,i(1)); par_name=in(1); par_descr=in(2);</text:p>
      <text:p text:style-name="Preformatted_20_Text"><text:s text:c="8"/>else</text:p>
      <text:p text:style-name="Preformatted_20_Text"><text:s text:c="10"/>par_name=in; par_descr=' ';</text:p>
      <text:p text:style-name="Preformatted_20_Text"><text:s text:c="8"/>end</text:p>
      <text:p text:style-name="Preformatted_20_Text"><text:s text:c="8"/>helptxt=[helptxt;' <text:s text:c="2"/>&lt;varlistentry&gt;&lt;term&gt;'+par_name+'&lt;/term&gt;'];</text:p>
      <text:p text:style-name="Preformatted_20_Text"><text:s text:c="8"/>helptxt=[helptxt;' <text:s text:c="5"/>&lt;listitem&gt;&lt;para&gt;'+par_descr+'&lt;/para&gt;&lt;/listitem&gt;&lt;/varlistentry&gt;'];</text:p>
      <text:p text:style-name="Preformatted_20_Text"><text:s text:c="6"/>end</text:p>
      <text:p text:style-name="Preformatted_20_Text"><text:s text:c="4"/>elseif doing=='Description' &amp; in=='new_descr_param' then</text:p>
      <text:p text:style-name="Preformatted_20_Text"><text:s text:c="6"/>helptxt=[helptxt;' <text:s text:c="2"/>&lt;/para&gt;';' <text:s text:c="2"/>&lt;para&gt;'];</text:p>
      <text:p text:style-name="Preformatted_20_Text"><text:s text:c="4"/>elseif doing=='Description' then</text:p>
      <text:p text:style-name="Preformatted_20_Text"><text:s text:c="6"/>helptxt=[helptxt;in];</text:p>
      <text:p text:style-name="Preformatted_20_Text"><text:s text:c="4"/>elseif doing=='Examples' &amp; convstr(in,'u')~='EXAMPLES' then</text:p>
      <text:p text:style-name="Preformatted_20_Text"><text:s text:c="6"/>demotxt=[demotxt;in];</text:p>
      <text:p text:style-name="Preformatted_20_Text"><text:s text:c="6"/>if isempty(stripblanks(in)) then demotxt=[demotxt;'halt() <text:s text:c="2"/>// Press return to continue']; end</text:p>
      <text:p text:style-name="Preformatted_20_Text"><text:s text:c="6"/>helptxt=[helptxt;in];</text:p>
      <text:p text:style-name="Preformatted_20_Text"><text:s text:c="4"/>elseif doing=='See also' &amp; convstr(in,'u')~='SEE ALSO' &amp; ~isempty(stripblanks(in)) then</text:p>
      <text:p text:style-name="Preformatted_20_Text"><text:s text:c="6"/>helptxt=[helptxt;' <text:s text:c="2"/>&lt;member&gt;&lt;link linkend=""'+in+'""&gt;'+in+'&lt;/link&gt;&lt;/member&gt;'];</text:p>
      <text:p text:style-name="Preformatted_20_Text"><text:s text:c="4"/>elseif doing=='Authors' &amp; convstr(in,'u')~='AUTHORS' &amp; ~isempty(stripblanks(in)) then</text:p>
      <text:p text:style-name="Preformatted_20_Text"><text:s text:c="6"/>[name,ref]=chop(in,';');</text:p>
      <text:p text:style-name="Preformatted_20_Text"><text:s text:c="6"/>if isempty(ref) then</text:p>
      <text:p text:style-name="Preformatted_20_Text"><text:s text:c="8"/>helptxt=[helptxt;' <text:s text:c="2"/>&lt;varlistentry&gt;&lt;term&gt;'+name+'&lt;/term&gt;&lt;/varlistentry&gt;'];</text:p>
      <text:p text:style-name="Preformatted_20_Text"><text:s text:c="6"/>else</text:p>
      <text:p text:style-name="Preformatted_20_Text"><text:s text:c="8"/>helptxt=[helptxt;' <text:s text:c="2"/>&lt;varlistentry&gt;&lt;term&gt;'+name+'&lt;/term&gt;&lt;listitem&gt;&lt;para&gt;'+ref+'&lt;/para&gt;&lt;/listitem&gt;&lt;/varlistentry&gt;'];</text:p>
      <text:p text:style-name="Preformatted_20_Text"><text:s text:c="6"/>end</text:p>
      <text:p text:style-name="Preformatted_20_Text"><text:s text:c="4"/>elseif doing=='Bibliography' &amp; convstr(in,'u')~='BIBLIOGRAPHY' &amp; ~isempty(stripblanks(in)) then</text:p>
      <text:p text:style-name="Preformatted_20_Text"/>
      <text:p text:style-name="Preformatted_20_Text"><text:s text:c="6"/>helptxt=[helptxt;' <text:s text:c="2"/>&lt;para&gt;'+in+'&lt;/para&gt;'];</text:p>
      <text:p text:style-name="Preformatted_20_Text"><text:s text:c="4"/>elseif doing=='Used functions' &amp; convstr(in,'u')~='USED FUNCTIONS' &amp; ~isempty(stripblanks(in)) then</text:p>
      <text:p text:style-name="Preformatted_20_Text"><text:s text:c="6"/>helptxt=[helptxt;' <text:s text:c="2"/>&lt;para&gt;'+in+'&lt;/para&gt;'];</text:p>
      <text:p text:style-name="Preformatted_20_Text"><text:s text:c="4"/>end</text:p>
      <text:p text:style-name="Preformatted_20_Text"><text:s text:c="2"/>end</text:p>
      <text:p text:style-name="Preformatted_20_Text"><text:s text:c="2"/>line=mgetl(f,1); i=strindex(line,'//');</text:p>
      <text:p text:style-name="Preformatted_20_Text">end</text:p>
      <text:p text:style-name="Preformatted_20_Text">helptxt=[helptxt;change_activity(doing,'FINISHED')];</text:p>
      <text:p text:style-name="Preformatted_20_Text">mclose(f);</text:p>
      <text:p text:style-name="Preformatted_20_Text">if ~isempty(helpdir) then</text:p>
      <text:p text:style-name="Preformatted_20_Text"><text:s text:c="2"/>mputl(helptxt,pathconvert(helpdir,%t,%f)+out+'.xml')</text:p>
      <text:p text:style-name="Preformatted_20_Text"><text:s text:c="2"/>helptxt=pathconvert(helpdir,%t,%f)+out+'.xml'</text:p>
      <text:p text:style-name="Preformatted_20_Text">end</text:p>
      <text:p text:style-name="Preformatted_20_Text">demotxt=[demotxt;'//========= E N D === O F === D E M O =========//'];</text:p>
      <text:p text:style-name="Preformatted_20_Text">if ~isempty(demodir) then</text:p>
      <text:p text:style-name="Preformatted_20_Text"><text:s text:c="2"/>f=mopen(demodir+filesep()+out+'.dem.sce','w'); </text:p>
      <text:p text:style-name="Preformatted_20_Text"><text:s text:c="2"/>mfprintf(f,'%s\n',demotxt); </text:p>
      <text:p text:style-name="Preformatted_20_Text"><text:s text:c="2"/>mclose(f); <text:s/></text:p>
      <text:p text:style-name="Preformatted_20_Text"><text:s text:c="2"/>demotxt=demodir+filesep()+out+'.dem.sce';</text:p>
      <text:p text:style-name="Preformatted_20_Text">end</text:p>
      <text:p text:style-name="Preformatted_20_Text">endfunction</text:p>
      <text:p text:style-name="Preformatted_20_Text"/>
      <text:p text:style-name="Preformatted_20_Text">////////////////////////////////////////////////////////////////////////</text:p>
      <text:p text:style-name="Preformatted_20_Text">function [head,tail]=chop(str,tok)</text:p>
      <text:p text:style-name="Preformatted_20_Text"><text:s text:c="2"/>i=regexp(str,'/'+tok+'/','o');</text:p>
      <text:p text:style-name="Preformatted_20_Text"><text:s text:c="2"/>if isempty(i) then</text:p>
      <text:p text:style-name="Preformatted_20_Text"><text:s text:c="4"/>head=str;</text:p>
      <text:p text:style-name="Preformatted_20_Text"><text:s text:c="4"/>tail=[];</text:p>
      <text:p text:style-name="Preformatted_20_Text"><text:s text:c="2"/>else</text:p>
      <text:p text:style-name="Preformatted_20_Text"><text:s text:c="4"/>head=part(str,1:i-1);</text:p>
      <text:p text:style-name="Preformatted_20_Text"><text:s text:c="4"/>tail=part(str,i+1:length(str));</text:p>
      <text:p text:style-name="Preformatted_20_Text"><text:s text:c="2"/>end <text:s/></text:p>
      <text:p text:style-name="Preformatted_20_Text">endfunction</text:p>
      <text:p text:style-name="Preformatted_20_Text"/>
      <text:p text:style-name="Preformatted_20_Text">////////////////////////////////////////////////////////////////////////</text:p>
      <text:p text:style-name="Preformatted_20_Text">function [txt,doing]=change_activity(currently_doing,start_doing)</text:p>
      <text:p text:style-name="Preformatted_20_Text"><text:s text:c="2"/>doing=start_doing; </text:p>
      <text:p text:style-name="Preformatted_20_Text"><text:s text:c="2"/>select convstr(currently_doing,"u")</text:p>
      <text:p text:style-name="Preformatted_20_Text"><text:s text:c="4"/>case 'CALLING SEQUENCE' then</text:p>
      <text:p text:style-name="Preformatted_20_Text"><text:s text:c="6"/>txt=['&lt;/refsynopsisdiv&gt;'];</text:p>
      <text:p text:style-name="Preformatted_20_Text"><text:s text:c="4"/>case 'PARAMETERS' then</text:p>
      <text:p text:style-name="Preformatted_20_Text"><text:s text:c="6"/>txt=[' <text:s text:c="2"/>&lt;/variablelist&gt;';'&lt;/refsection&gt;'];</text:p>
      <text:p text:style-name="Preformatted_20_Text"><text:s text:c="4"/>case 'DESCRIPTION' then</text:p>
      <text:p text:style-name="Preformatted_20_Text"><text:s text:c="6"/>txt=['&lt;/para&gt;';'&lt;/refsection&gt;'];</text:p>
      <text:p text:style-name="Preformatted_20_Text"><text:s text:c="4"/>case 'EXAMPLES' then</text:p>
      <text:p text:style-name="Preformatted_20_Text"><text:s text:c="6"/>txt=[' <text:s text:c="2"/>&lt;/programlisting&gt;';'&lt;/refsection&gt;']; <text:s text:c="5"/></text:p>
      <text:p text:style-name="Preformatted_20_Text"><text:s text:c="4"/>case 'SEE ALSO' then</text:p>
      <text:p text:style-name="Preformatted_20_Text"><text:s text:c="6"/>txt=[' <text:s text:c="2"/>&lt;/simplelist&gt;';'&lt;/refsection&gt;'];</text:p>
      <text:p text:style-name="Preformatted_20_Text"><text:s text:c="4"/>case 'AUTHORS' then</text:p>
      <text:p text:style-name="Preformatted_20_Text"><text:s text:c="6"/>txt=[' <text:s text:c="2"/>&lt;/variablelist&gt;';'&lt;/refsection&gt;'];</text:p>
      <text:p text:style-name="Preformatted_20_Text"><text:s text:c="4"/>case 'BIBLIOGRAPHY' then</text:p>
      <text:p text:style-name="Preformatted_20_Text"><text:s text:c="6"/>txt=['&lt;/refsection&gt;'];</text:p>
      <text:p text:style-name="Preformatted_20_Text"><text:s text:c="4"/>case 'USED FUNCTIONS' then</text:p>
      <text:p text:style-name="Preformatted_20_Text"><text:s text:c="6"/>txt=['&lt;/refsection&gt;'];</text:p>
      <text:p text:style-name="Preformatted_20_Text"><text:s text:c="4"/>else</text:p>
      <text:p text:style-name="Preformatted_20_Text"><text:s text:c="6"/>txt='';</text:p>
      <text:p text:style-name="Preformatted_20_Text"><text:s text:c="2"/>end <text:s text:c="3"/></text:p>
      <text:p text:style-name="Preformatted_20_Text"/>
      <text:p text:style-name="Preformatted_20_Text"><text:s text:c="2"/>select convstr(start_doing,"u"),</text:p>
      <text:p text:style-name="Preformatted_20_Text"><text:s text:c="6"/>case 'CALLING SEQUENCE'</text:p>
      <text:p text:style-name="Preformatted_20_Text"><text:s text:c="6"/>txt=[txt;'';'&lt;refsynopsisdiv&gt;';' <text:s text:c="2"/>&lt;title&gt;Calling Sequence&lt;/title&gt;'];</text:p>
      <text:p text:style-name="Preformatted_20_Text"><text:s text:c="4"/>case 'PARAMETERS'</text:p>
      <text:p text:style-name="Preformatted_20_Text"><text:s text:c="6"/>txt=[txt;'';'&lt;refsection&gt;';' <text:s text:c="2"/>&lt;title&gt;Parameters&lt;/title&gt;';' <text:s text:c="2"/>&lt;variablelist&gt;'];</text:p>
      <text:p text:style-name="Preformatted_20_Text"><text:s text:c="4"/>case 'DESCRIPTION'</text:p>
      <text:p text:style-name="Preformatted_20_Text"><text:s text:c="6"/>txt=[txt;'';'&lt;refsection&gt;';' <text:s text:c="2"/>&lt;title&gt;Description&lt;/title&gt;';' <text:s text:c="2"/>&lt;para&gt;'];</text:p>
      <text:p text:style-name="Preformatted_20_Text"><text:s text:c="4"/>case 'EXAMPLES'</text:p>
      <text:p text:style-name="Preformatted_20_Text"><text:s text:c="6"/>txt=[txt;'';'&lt;refsection&gt;';' <text:s text:c="2"/>&lt;title&gt;Examples&lt;/title&gt;';' <text:s text:c="2"/>&lt;programlisting role=""example""&gt;'];</text:p>
      <text:p text:style-name="Preformatted_20_Text"><text:s text:c="4"/>case 'SEE ALSO'</text:p>
      <text:p text:style-name="Preformatted_20_Text"><text:s text:c="6"/>txt=[txt;'';'&lt;refsection&gt;';' <text:s text:c="2"/>&lt;title&gt;See also&lt;/title&gt;';' <text:s text:c="2"/>&lt;simplelist type=""inline""&gt;'];</text:p>
      <text:p text:style-name="Preformatted_20_Text"><text:s text:c="4"/>case 'AUTHORS'</text:p>
      <text:p text:style-name="Preformatted_20_Text"><text:s text:c="6"/>txt=[txt;'';'&lt;refsection&gt;';' <text:s text:c="2"/>&lt;title&gt;Authors&lt;/title&gt;';' <text:s text:c="2"/>&lt;variablelist&gt;'];</text:p>
      <text:p text:style-name="Preformatted_20_Text"><text:s text:c="4"/>case 'BIBLIOGRAPHY'</text:p>
      <text:p text:style-name="Preformatted_20_Text"><text:s text:c="6"/>txt=[txt;'';'&lt;refsection&gt;';' <text:s text:c="2"/>&lt;title&gt;Bibliography&lt;/title&gt;'];</text:p>
      <text:p text:style-name="Preformatted_20_Text"><text:s text:c="4"/>case 'USED FUNCTIONS'</text:p>
      <text:p text:style-name="Preformatted_20_Text"><text:s text:c="6"/>txt=[txt;'';'&lt;refsection&gt;';' <text:s text:c="2"/>&lt;title&gt;Used functions&lt;/title&gt;'];</text:p>
      <text:p text:style-name="Preformatted_20_Text"><text:s text:c="4"/>case 'FINISHED'</text:p>
      <text:p text:style-name="Preformatted_20_Text"><text:s text:c="6"/>txt=[txt;'&lt;/refentry&gt;'];</text:p>
      <text:p text:style-name="Preformatted_20_Text"><text:s text:c="2"/>end</text:p>
      <text:p text:style-name="Preformatted_20_Text">endfunction</text:p>
      <text:p text:style-name="Preformatted_20_Text"/>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lt;?xml version="1.0" encoding="ISO-8859-1"?&gt;</text:p>
      <text:p text:style-name="Preformatted_20_Text"/>
      <text:p text:style-name="Preformatted_20_Text">&lt;!--</text:p>
      <text:p text:style-name="Preformatted_20_Text"><text:s/>* </text:p>
      <text:p text:style-name="Preformatted_20_Text"><text:s/>* This help file was generated from help_from_sci.sci using help_from_sci().</text:p>
      <text:p text:style-name="Preformatted_20_Text"><text:s/>* </text:p>
      <text:p text:style-name="Preformatted_20_Text"><text:s/>--&gt;</text:p>
      <text:p text:style-name="Preformatted_20_Text"/>
      <text:p text:style-name="Preformatted_20_Text">&lt;refentry version="5.0-subset Scilab" xml:id="help_from_sci" xml:lang="en"</text:p>
      <text:p text:style-name="Preformatted_20_Text"><text:s text:c="10"/>xmlns="http://docbook.org/ns/docbook"</text:p>
      <text:p text:style-name="Preformatted_20_Text"><text:s text:c="10"/>xmlns:xlink="http://www.w3.org/1999/xlink"</text:p>
      <text:p text:style-name="Preformatted_20_Text"><text:s text:c="10"/>xmlns:svg="http://www.w3.org/2000/svg"</text:p>
      <text:p text:style-name="Preformatted_20_Text"><text:s text:c="10"/>xmlns:ns3="http://www.w3.org/1999/xhtml"</text:p>
      <text:p text:style-name="Preformatted_20_Text"><text:s text:c="10"/>xmlns:mml="http://www.w3.org/1998/Math/MathML"</text:p>
      <text:p text:style-name="Preformatted_20_Text"><text:s text:c="10"/>xmlns:db="http://docbook.org/ns/docbook"&gt;</text:p>
      <text:p text:style-name="Preformatted_20_Text"/>
      <text:p text:style-name="Preformatted_20_Text"><text:s text:c="2"/>&lt;info&gt;</text:p>
      <text:p text:style-name="Preformatted_20_Text"><text:s text:c="4"/>&lt;pubdate&gt;$LastChangedDate: 19-Oct-2008 $&lt;/pubdate&gt;</text:p>
      <text:p text:style-name="Preformatted_20_Text"><text:s text:c="2"/>&lt;/info&gt;</text:p>
      <text:p text:style-name="Preformatted_20_Text"/>
      <text:p text:style-name="Preformatted_20_Text"><text:s text:c="2"/>&lt;refnamediv&gt;</text:p>
      <text:p text:style-name="Preformatted_20_Text"><text:s text:c="4"/>&lt;refname&gt;help_from_sci&lt;/refname&gt;&lt;refpurpose&gt;Generate help files and demo files from the head comments section of a .sci source file.&lt;/refpurpose&gt;</text:p>
      <text:p text:style-name="Preformatted_20_Text"><text:s text:c="2"/>&lt;/refnamediv&gt;</text:p>
      <text:p text:style-name="Preformatted_20_Text"/>
      <text:p text:style-name="Preformatted_20_Text"/>
      <text:p text:style-name="Preformatted_20_Text"/>
      <text:p text:style-name="Preformatted_20_Text">&lt;refsynopsisdiv&gt;</text:p>
      <text:p text:style-name="Preformatted_20_Text"><text:s text:c="3"/>&lt;title&gt;Calling Sequence&lt;/title&gt;</text:p>
      <text:p text:style-name="Preformatted_20_Text"><text:s text:c="3"/>&lt;synopsis&gt;help_from_sci() // generate an empty function template&lt;/synopsis&gt;</text:p>
      <text:p text:style-name="Preformatted_20_Text"><text:s text:c="3"/>&lt;synopsis&gt;help_from_sci(funname,helpdir) // generate helpdir/funname.xml from funname.sci&lt;/synopsis&gt;</text:p>
      <text:p text:style-name="Preformatted_20_Text"><text:s text:c="3"/>&lt;synopsis&gt;help_from_sci(dirname,helpdir) // process dirname/*.sci and create helpdir/*.xml help files.&lt;/synopsis&gt;</text:p>
      <text:p text:style-name="Preformatted_20_Text"><text:s text:c="3"/>&lt;synopsis&gt;help_from_sci(dirname,helpdir,helpdir) // as above but also creating helpdir/*.dem.sce demo files.&lt;/synopsis&gt;</text:p>
      <text:p text:style-name="Preformatted_20_Text"><text:s text:c="3"/>&lt;synopsis&gt;[helptxt,demotxt]=help_from_sci(funname) // return funname.xml and funname.dem.sce code as two text matrixes.&lt;/synopsis&gt;</text:p>
      <text:p text:style-name="Preformatted_20_Text">&lt;/refsynopsisdiv&gt;</text:p>
      <text:p text:style-name="Preformatted_20_Text"/>
      <text:p text:style-name="Preformatted_20_Text">&lt;refsection&gt;</text:p>
      <text:p text:style-name="Preformatted_20_Text"><text:s text:c="3"/>&lt;title&gt;Parameters&lt;/title&gt;</text:p>
      <text:p text:style-name="Preformatted_20_Text"><text:s text:c="3"/>&lt;variablelist&gt;</text:p>
      <text:p text:style-name="Preformatted_20_Text"><text:s text:c="3"/>&lt;varlistentry&gt;&lt;term&gt;funname:&lt;/term&gt;</text:p>
      <text:p text:style-name="Preformatted_20_Text"><text:s text:c="6"/>&lt;listitem&gt;&lt;para&gt; the name of a single .sci source file to be processed.&lt;/para&gt;&lt;/listitem&gt;&lt;/varlistentry&gt;</text:p>
      <text:p text:style-name="Preformatted_20_Text"><text:s text:c="3"/>&lt;varlistentry&gt;&lt;term&gt;dirname:&lt;/term&gt;</text:p>
      <text:p text:style-name="Preformatted_20_Text"><text:s text:c="6"/>&lt;listitem&gt;&lt;para&gt; directory name where all .sci files will be processed.&lt;/para&gt;&lt;/listitem&gt;&lt;/varlistentry&gt;</text:p>
      <text:p text:style-name="Preformatted_20_Text"><text:s text:c="3"/>&lt;varlistentry&gt;&lt;term&gt;helpdir:&lt;/term&gt;</text:p>
      <text:p text:style-name="Preformatted_20_Text"><text:s text:c="6"/>&lt;listitem&gt;&lt;para&gt; optional path where the .xml help file will be created.&lt;/para&gt;&lt;/listitem&gt;&lt;/varlistentry&gt;</text:p>
      <text:p text:style-name="Preformatted_20_Text"><text:s text:c="3"/>&lt;varlistentry&gt;&lt;term&gt;demodir:&lt;/term&gt;</text:p>
      <text:p text:style-name="Preformatted_20_Text"><text:s text:c="6"/>&lt;listitem&gt;&lt;para&gt; optional path where .dem.sce demo files will be created based on code from the Examples section.&lt;/para&gt;&lt;/listitem&gt;&lt;/varlistentry&gt;</text:p>
      <text:p text:style-name="Preformatted_20_Text"><text:s text:c="3"/>&lt;varlistentry&gt;&lt;term&gt;helptxt:&lt;/term&gt;</text:p>
      <text:p text:style-name="Preformatted_20_Text"><text:s text:c="6"/>&lt;listitem&gt;&lt;para&gt; returns the XML help code if helpdir is empty, or the path to the new .xml file.&lt;/para&gt;&lt;/listitem&gt;&lt;/varlistentry&gt;</text:p>
      <text:p text:style-name="Preformatted_20_Text"><text:s text:c="3"/>&lt;varlistentry&gt;&lt;term&gt;demotxt:&lt;/term&gt;</text:p>
      <text:p text:style-name="Preformatted_20_Text"><text:s text:c="6"/>&lt;listitem&gt;&lt;para&gt; returns the demo code if demodir is empty, or the path to the new .dem.sc file.&lt;/para&gt;&lt;/listitem&gt;&lt;/varlistentry&gt;</text:p>
      <text:p text:style-name="Preformatted_20_Text"><text:s text:c="3"/>&lt;/variablelist&gt;</text:p>
      <text:p text:style-name="Preformatted_20_Text">&lt;/refsection&gt;</text:p>
      <text:p text:style-name="Preformatted_20_Text"/>
      <text:p text:style-name="Preformatted_20_Text">&lt;refsection&gt;</text:p>
      <text:p text:style-name="Preformatted_20_Text"><text:s text:c="3"/>&lt;title&gt;Description&lt;/title&gt;</text:p>
      <text:p text:style-name="Preformatted_20_Text"><text:s text:c="3"/>&lt;para&gt;</text:p>
      <text:p text:style-name="Preformatted_20_Text">help_from_sci is a revised version of the help_skeleton function.</text:p>
      <text:p text:style-name="Preformatted_20_Text">Its objective is to generate .xml help files based on the head comments section</text:p>
      <text:p text:style-name="Preformatted_20_Text">of .sci source files. Optionally .dem.sce demo files can be generated based on</text:p>
      <text:p text:style-name="Preformatted_20_Text">code from the Examples section in the head comments section of .sci files.</text:p>
      <text:p text:style-name="Preformatted_20_Text"><text:s text:c="3"/>&lt;/para&gt;</text:p>
      <text:p text:style-name="Preformatted_20_Text"><text:s text:c="3"/>&lt;para&gt;</text:p>
      <text:p text:style-name="Preformatted_20_Text">In order for help_from_sci to format the .xml file properly the</text:p>
      <text:p text:style-name="Preformatted_20_Text">head comments section should comply with some simple formatting rules.</text:p>
      <text:p text:style-name="Preformatted_20_Text"><text:s text:c="3"/>&lt;/para&gt;</text:p>
      <text:p text:style-name="Preformatted_20_Text"><text:s text:c="3"/>&lt;para&gt;</text:p>
      <text:p text:style-name="Preformatted_20_Text">The first comment line following the function definition should contain a short description</text:p>
      <text:p text:style-name="Preformatted_20_Text">of the function.</text:p>
      <text:p text:style-name="Preformatted_20_Text"><text:s text:c="3"/>&lt;/para&gt;</text:p>
      <text:p text:style-name="Preformatted_20_Text"><text:s text:c="3"/>&lt;para&gt;</text:p>
      <text:p text:style-name="Preformatted_20_Text">The remaining comments are formatted according to the following (optional) headlines:</text:p>
      <text:p text:style-name="Preformatted_20_Text">"Calling Sequence", "Parameters", "Description", "Examples", "See also", "Used functions",</text:p>
      <text:p text:style-name="Preformatted_20_Text">"Authors" and "Bibliography".</text:p>
      <text:p text:style-name="Preformatted_20_Text"><text:s text:c="3"/>&lt;/para&gt;</text:p>
      <text:p text:style-name="Preformatted_20_Text"><text:s text:c="3"/>&lt;para&gt;</text:p>
      <text:p text:style-name="Preformatted_20_Text">The following guidelines should be used when writing the source code comments:</text:p>
      <text:p text:style-name="Preformatted_20_Text">&lt;itemizedlist&gt;</text:p>
      <text:p text:style-name="Preformatted_20_Text">&lt;listitem&gt;&lt;literal&gt;Calling Sequence&lt;/literal&gt; - one example pr. line.&lt;/listitem&gt;</text:p>
      <text:p text:style-name="Preformatted_20_Text">&lt;listitem&gt;&lt;literal&gt;Parameters&lt;/literal&gt; - separate parameter name and</text:p>
      <text:p text:style-name="Preformatted_20_Text">description by a ":". Keep the description of each parameter on the same line.&lt;/listitem&gt;</text:p>
      <text:p text:style-name="Preformatted_20_Text">&lt;listitem&gt;&lt;literal&gt;Description&lt;/literal&gt; - formatting of the text can be done</text:p>
      <text:p text:style-name="Preformatted_20_Text">using XML commands.</text:p>
      <text:p text:style-name="Preformatted_20_Text">Adding an empty comment line in the Description section is interpreted as the</text:p>
      <text:p text:style-name="Preformatted_20_Text">start of a new paragraph.&lt;/listitem&gt;</text:p>
      <text:p text:style-name="Preformatted_20_Text">&lt;listitem&gt;&lt;literal&gt;See also&lt;/literal&gt; - list one function name pr line.&lt;/listitem&gt;</text:p>
      <text:p text:style-name="Preformatted_20_Text">&lt;listitem&gt;&lt;literal&gt;Authors&lt;/literal&gt; - write one author on each line following</text:p>
      <text:p text:style-name="Preformatted_20_Text">the Authors headline. Use ";" to separate the authors name</text:p>
      <text:p text:style-name="Preformatted_20_Text">from any add additional information.&lt;/listitem&gt;</text:p>
      <text:p text:style-name="Preformatted_20_Text">&lt;listitem&gt;&lt;literal&gt;Bibliography&lt;/literal&gt; - write one reference pr line</text:p>
      <text:p text:style-name="Preformatted_20_Text">following the References headline.&lt;/listitem&gt;</text:p>
      <text:p text:style-name="Preformatted_20_Text">&lt;/itemizedlist&gt;</text:p>
      <text:p text:style-name="Preformatted_20_Text"><text:s text:c="3"/>&lt;/para&gt;</text:p>
      <text:p text:style-name="Preformatted_20_Text"><text:s text:c="3"/>&lt;para&gt;</text:p>
      <text:p text:style-name="Preformatted_20_Text">&lt;/para&gt;</text:p>
      <text:p text:style-name="Preformatted_20_Text">&lt;/refsection&gt;</text:p>
      <text:p text:style-name="Preformatted_20_Text"/>
      <text:p text:style-name="Preformatted_20_Text">&lt;refsection&gt;</text:p>
      <text:p text:style-name="Preformatted_20_Text"><text:s text:c="3"/>&lt;title&gt;Examples&lt;/title&gt;</text:p>
      <text:p text:style-name="Preformatted_20_Text"><text:s text:c="3"/>&lt;programlisting role="example"&gt;</text:p>
      <text:p text:style-name="Preformatted_20_Text">help_from_sci() <text:s text:c="2"/>// Open an empty source code template in the Scipad editor.</text:p>
      <text:p text:style-name="Preformatted_20_Text">// Save this template as test_fun.sci in the current directory before running</text:p>
      <text:p text:style-name="Preformatted_20_Text">// the next example commands.</text:p>
      <text:p text:style-name="Preformatted_20_Text"/>
      <text:p text:style-name="Preformatted_20_Text">help_from_sci('test_fun') <text:s text:c="7"/>// return the xml skeleton as a text string</text:p>
      <text:p text:style-name="Preformatted_20_Text"/>
      <text:p text:style-name="Preformatted_20_Text">help_from_sci('test_fun','.') <text:s text:c="3"/>// create the xml help file in the current directory.</text:p>
      <text:p text:style-name="Preformatted_20_Text"/>
      <text:p text:style-name="Preformatted_20_Text">// create both a xml help file and a demo file in the current directory.</text:p>
      <text:p text:style-name="Preformatted_20_Text">help_from_sci('test_fun','.','.')</text:p>
      <text:p text:style-name="Preformatted_20_Text"/>
      <text:p text:style-name="Preformatted_20_Text">// From a toolbox root directory a typical calling sequence would be:</text:p>
      <text:p text:style-name="Preformatted_20_Text">// help_from_sci('macros','help\en_US','demos')</text:p>
      <text:p text:style-name="Preformatted_20_Text">// This command would process all .sci files in the macros directory</text:p>
      <text:p text:style-name="Preformatted_20_Text">// and use the head comments section to update all .xml help files in the</text:p>
      <text:p text:style-name="Preformatted_20_Text">// help\en_US directory an rebuild the .dem.sce files in the demos\ directory.</text:p>
      <text:p text:style-name="Preformatted_20_Text"/>
      <text:p text:style-name="Preformatted_20_Text"><text:s text:c="3"/>&lt;/programlisting&gt;</text:p>
      <text:p text:style-name="Preformatted_20_Text">&lt;/refsection&gt;</text:p>
      <text:p text:style-name="Preformatted_20_Text"/>
      <text:p text:style-name="Preformatted_20_Text">&lt;refsection&gt;</text:p>
      <text:p text:style-name="Preformatted_20_Text"><text:s text:c="3"/>&lt;title&gt;See also&lt;/title&gt;</text:p>
      <text:p text:style-name="Preformatted_20_Text"><text:s text:c="3"/>&lt;simplelist type="inline"&gt;</text:p>
      <text:p text:style-name="Preformatted_20_Text"><text:s text:c="3"/>&lt;member&gt;&lt;link linkend="help"&gt;help&lt;/link&gt;&lt;/member&gt;</text:p>
      <text:p text:style-name="Preformatted_20_Text"><text:s text:c="3"/>&lt;member&gt;&lt;link linkend="help_skeleton"&gt;help_skeleton&lt;/link&gt;&lt;/member&gt;</text:p>
      <text:p text:style-name="Preformatted_20_Text"><text:s text:c="3"/>&lt;member&gt;&lt;link linkend="xmltohtml"&gt;xmltohtml&lt;/link&gt;&lt;/member&gt;</text:p>
      <text:p text:style-name="Preformatted_20_Text"><text:s text:c="3"/>&lt;/simplelist&gt;</text:p>
      <text:p text:style-name="Preformatted_20_Text">&lt;/refsection&gt;</text:p>
      <text:p text:style-name="Preformatted_20_Text"/>
      <text:p text:style-name="Preformatted_20_Text">&lt;refsection&gt;</text:p>
      <text:p text:style-name="Preformatted_20_Text"><text:s text:c="3"/>&lt;title&gt;Authors&lt;/title&gt;</text:p>
      <text:p text:style-name="Preformatted_20_Text"><text:s text:c="3"/>&lt;variablelist&gt;</text:p>
      <text:p text:style-name="Preformatted_20_Text"><text:s text:c="3"/>&lt;varlistentry&gt;&lt;term&gt;T. Pettersen &lt;/term&gt;&lt;listitem&gt;&lt;para&gt; torbjorn.pettersen@broadpark.no&lt;/para&gt;&lt;/listitem&gt;&lt;/varlistentry&gt;</text:p>
      <text:p text:style-name="Preformatted_20_Text"><text:s text:c="3"/>&lt;/variablelist&gt;</text:p>
      <text:p text:style-name="Preformatted_20_Text">&lt;/refsection&gt;</text:p>
      <text:p text:style-name="Preformatted_20_Text">&lt;/refentry&gt;</text:p>
      <text:p text:style-name="Preformatted_20_Text"/>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iff --git a/scilab/modules/helptools/help/en_US/help_from_sci.xml b/scilab/modules/helptools/help/en_US/help_from_sci.xml</text:p>
      <text:p text:style-name="Preformatted_20_Text">new file mode 100644</text:p>
      <text:p text:style-name="Preformatted_20_Text">index 0000000..eb8b484</text:p>
      <text:p text:style-name="Preformatted_20_Text">--- /dev/null</text:p>
      <text:p text:style-name="Preformatted_20_Text">+++ b/scilab/modules/helptools/help/en_US/help_from_sci.xml</text:p>
      <text:p text:style-name="Preformatted_20_Text">@@ -0,0 +1,135 @@</text:p>
      <text:p text:style-name="Preformatted_20_Text">+&lt;?xml version="1.0" encoding="ISO-8859-1"?&gt;</text:p>
      <text:p text:style-name="Preformatted_20_Text">+</text:p>
      <text:p text:style-name="Preformatted_20_Text">+&lt;!--</text:p>
      <text:p text:style-name="Preformatted_20_Text">+ * </text:p>
      <text:p text:style-name="Preformatted_20_Text">+ * This help file was generated from help_from_sci.sci using help_from_sci().</text:p>
      <text:p text:style-name="Preformatted_20_Text">+ * </text:p>
      <text:p text:style-name="Preformatted_20_Text">+ --&gt;</text:p>
      <text:p text:style-name="Preformatted_20_Text">+</text:p>
      <text:p text:style-name="Preformatted_20_Text">+&lt;refentry version="5.0-subset Scilab" xml:id="help_from_sci" xml:lang="en"</text:p>
      <text:p text:style-name="Preformatted_20_Text">+ <text:s text:c="9"/>xmlns="http://docbook.org/ns/docbook"</text:p>
      <text:p text:style-name="Preformatted_20_Text">+ <text:s text:c="9"/>xmlns:xlink="http://www.w3.org/1999/xlink"</text:p>
      <text:p text:style-name="Preformatted_20_Text">+ <text:s text:c="9"/>xmlns:svg="http://www.w3.org/2000/svg"</text:p>
      <text:p text:style-name="Preformatted_20_Text">+ <text:s text:c="9"/>xmlns:ns3="http://www.w3.org/1999/xhtml"</text:p>
      <text:p text:style-name="Preformatted_20_Text">+ <text:s text:c="9"/>xmlns:mml="http://www.w3.org/1998/Math/MathML"</text:p>
      <text:p text:style-name="Preformatted_20_Text">+ <text:s text:c="9"/>xmlns:db="http://docbook.org/ns/docbook"&gt;</text:p>
      <text:p text:style-name="Preformatted_20_Text">+</text:p>
      <text:p text:style-name="Preformatted_20_Text">+ <text:s/>&lt;info&gt;</text:p>
      <text:p text:style-name="Preformatted_20_Text">+ <text:s text:c="3"/>&lt;pubdate&gt;$LastChangedDate: 19-Oct-2008 $&lt;/pubdate&gt;</text:p>
      <text:p text:style-name="Preformatted_20_Text">+ <text:s/>&lt;/info&gt;</text:p>
      <text:p text:style-name="Preformatted_20_Text">+</text:p>
      <text:p text:style-name="Preformatted_20_Text">+ <text:s/>&lt;refnamediv&gt;</text:p>
      <text:p text:style-name="Preformatted_20_Text">+ <text:s text:c="3"/>&lt;refname&gt;help_from_sci&lt;/refname&gt;&lt;refpurpose&gt;Generate help files and demo files from the head comments section of a .sci source file.&lt;/refpurpose&gt;</text:p>
      <text:p text:style-name="Preformatted_20_Text">+ <text:s/>&lt;/refnamediv&gt;</text:p>
      <text:p text:style-name="Preformatted_20_Text">+</text:p>
      <text:p text:style-name="Preformatted_20_Text">+</text:p>
      <text:p text:style-name="Preformatted_20_Text">+</text:p>
      <text:p text:style-name="Preformatted_20_Text">+&lt;refsynopsisdiv&gt;</text:p>
      <text:p text:style-name="Preformatted_20_Text">+ <text:s text:c="2"/>&lt;title&gt;Calling Sequence&lt;/title&gt;</text:p>
      <text:p text:style-name="Preformatted_20_Text">+ <text:s text:c="2"/>&lt;synopsis&gt;help_from_sci() // generate an empty function template&lt;/synopsis&gt;</text:p>
      <text:p text:style-name="Preformatted_20_Text">+ <text:s text:c="2"/>&lt;synopsis&gt;help_from_sci(funname,helpdir) // generate helpdir/funname.xml from funname.sci&lt;/synopsis&gt;</text:p>
      <text:p text:style-name="Preformatted_20_Text">+ <text:s text:c="2"/>&lt;synopsis&gt;help_from_sci(dirname,helpdir) // process dirname/*.sci and create helpdir/*.xml help files.&lt;/synopsis&gt;</text:p>
      <text:p text:style-name="Preformatted_20_Text">+ <text:s text:c="2"/>&lt;synopsis&gt;help_from_sci(dirname,helpdir,helpdir) // as above but also creating helpdir/*.dem.sce demo files.&lt;/synopsis&gt;</text:p>
      <text:p text:style-name="Preformatted_20_Text">+ <text:s text:c="2"/>&lt;synopsis&gt;[helptxt,demotxt]=help_from_sci(funname) // return funname.xml and funname.dem.sce code as two text matrixes.&lt;/synopsis&gt;</text:p>
      <text:p text:style-name="Preformatted_20_Text">+&lt;/refsynopsisdiv&gt;</text:p>
      <text:p text:style-name="Preformatted_20_Text">+</text:p>
      <text:p text:style-name="Preformatted_20_Text">+&lt;refsection&gt;</text:p>
      <text:p text:style-name="Preformatted_20_Text">+ <text:s text:c="2"/>&lt;title&gt;Parameters&lt;/title&gt;</text:p>
      <text:p text:style-name="Preformatted_20_Text">+ <text:s text:c="2"/>&lt;variablelist&gt;</text:p>
      <text:p text:style-name="Preformatted_20_Text">+ <text:s text:c="2"/>&lt;varlistentry&gt;&lt;term&gt;funname:&lt;/term&gt;</text:p>
      <text:p text:style-name="Preformatted_20_Text">+ <text:s text:c="5"/>&lt;listitem&gt;&lt;para&gt; the name of a single .sci source file to be processed.&lt;/para&gt;&lt;/listitem&gt;&lt;/varlistentry&gt;</text:p>
      <text:p text:style-name="Preformatted_20_Text">+ <text:s text:c="2"/>&lt;varlistentry&gt;&lt;term&gt;dirname:&lt;/term&gt;</text:p>
      <text:p text:style-name="Preformatted_20_Text">+ <text:s text:c="5"/>&lt;listitem&gt;&lt;para&gt; directory name where all .sci files will be processed.&lt;/para&gt;&lt;/listitem&gt;&lt;/varlistentry&gt;</text:p>
      <text:p text:style-name="Preformatted_20_Text">+ <text:s text:c="2"/>&lt;varlistentry&gt;&lt;term&gt;helpdir:&lt;/term&gt;</text:p>
      <text:p text:style-name="Preformatted_20_Text">+ <text:s text:c="5"/>&lt;listitem&gt;&lt;para&gt; optional path where the .xml help file will be created.&lt;/para&gt;&lt;/listitem&gt;&lt;/varlistentry&gt;</text:p>
      <text:p text:style-name="Preformatted_20_Text">+ <text:s text:c="2"/>&lt;varlistentry&gt;&lt;term&gt;demodir:&lt;/term&gt;</text:p>
      <text:p text:style-name="Preformatted_20_Text">+ <text:s text:c="5"/>&lt;listitem&gt;&lt;para&gt; optional path where .dem.sce demo files will be created based on code from the Examples section.&lt;/para&gt;&lt;/listitem&gt;&lt;/varlistentry&gt;</text:p>
      <text:p text:style-name="Preformatted_20_Text">+ <text:s text:c="2"/>&lt;varlistentry&gt;&lt;term&gt;helptxt:&lt;/term&gt;</text:p>
      <text:p text:style-name="Preformatted_20_Text">+ <text:s text:c="5"/>&lt;listitem&gt;&lt;para&gt; returns the XML help code if helpdir is empty, or the path to the new .xml file.&lt;/para&gt;&lt;/listitem&gt;&lt;/varlistentry&gt;</text:p>
      <text:p text:style-name="Preformatted_20_Text">+ <text:s text:c="2"/>&lt;varlistentry&gt;&lt;term&gt;demotxt:&lt;/term&gt;</text:p>
      <text:p text:style-name="Preformatted_20_Text">+ <text:s text:c="5"/>&lt;listitem&gt;&lt;para&gt; returns the demo code if demodir is empty, or the path to the new .dem.sc file.&lt;/para&gt;&lt;/listitem&gt;&lt;/varlistentry&gt;</text:p>
      <text:p text:style-name="Preformatted_20_Text">+ <text:s text:c="2"/>&lt;/variablelist&gt;</text:p>
      <text:p text:style-name="Preformatted_20_Text">+&lt;/refsection&gt;</text:p>
      <text:p text:style-name="Preformatted_20_Text">+</text:p>
      <text:p text:style-name="Preformatted_20_Text">+&lt;refsection&gt;</text:p>
      <text:p text:style-name="Preformatted_20_Text">+ <text:s text:c="2"/>&lt;title&gt;Description&lt;/title&gt;</text:p>
      <text:p text:style-name="Preformatted_20_Text">+ <text:s text:c="2"/>&lt;para&gt;</text:p>
      <text:p text:style-name="Preformatted_20_Text">+help_from_sci is a revised version of the help_skeleton function.</text:p>
      <text:p text:style-name="Preformatted_20_Text">+Its objective is to generate .xml help files based on the head comments section</text:p>
      <text:p text:style-name="Preformatted_20_Text">+of .sci source files. Optionally .dem.sce demo files can be generated based on</text:p>
      <text:p text:style-name="Preformatted_20_Text">+code from the Examples section in the head comments section of .sci files.</text:p>
      <text:p text:style-name="Preformatted_20_Text">+ <text:s text:c="2"/>&lt;/para&gt;</text:p>
      <text:p text:style-name="Preformatted_20_Text">+ <text:s text:c="2"/>&lt;para&gt;</text:p>
      <text:p text:style-name="Preformatted_20_Text">+In order for help_from_sci to format the .xml file properly the</text:p>
      <text:p text:style-name="Preformatted_20_Text">+head comments section should comply with some simple formatting rules.</text:p>
      <text:p text:style-name="Preformatted_20_Text">+ <text:s text:c="2"/>&lt;/para&gt;</text:p>
      <text:p text:style-name="Preformatted_20_Text">+ <text:s text:c="2"/>&lt;para&gt;</text:p>
      <text:p text:style-name="Preformatted_20_Text">+The first comment line following the function definition should contain a short description</text:p>
      <text:p text:style-name="Preformatted_20_Text">+of the function.</text:p>
      <text:p text:style-name="Preformatted_20_Text">+ <text:s text:c="2"/>&lt;/para&gt;</text:p>
      <text:p text:style-name="Preformatted_20_Text">+ <text:s text:c="2"/>&lt;para&gt;</text:p>
      <text:p text:style-name="Preformatted_20_Text">+The remaining comments are formatted according to the following (optional) headlines:</text:p>
      <text:p text:style-name="Preformatted_20_Text">+"Calling Sequence", "Parameters", "Description", "Examples", "See also", "Used functions",</text:p>
      <text:p text:style-name="Preformatted_20_Text">+"Authors" and "Bibliography".</text:p>
      <text:p text:style-name="Preformatted_20_Text">+ <text:s text:c="2"/>&lt;/para&gt;</text:p>
      <text:p text:style-name="Preformatted_20_Text">+ <text:s text:c="2"/>&lt;para&gt;</text:p>
      <text:p text:style-name="Preformatted_20_Text">+The following guidelines should be used when writing the source code comments:</text:p>
      <text:p text:style-name="Preformatted_20_Text">+&lt;itemizedlist&gt;</text:p>
      <text:p text:style-name="Preformatted_20_Text">+&lt;listitem&gt;&lt;literal&gt;Calling Sequence&lt;/literal&gt; - one example pr. line.&lt;/listitem&gt;</text:p>
      <text:p text:style-name="Preformatted_20_Text">+&lt;listitem&gt;&lt;literal&gt;Parameters&lt;/literal&gt; - separate parameter name and</text:p>
      <text:p text:style-name="Preformatted_20_Text">+description by a ":". Keep the description of each parameter on the same line.&lt;/listitem&gt;</text:p>
      <text:p text:style-name="Preformatted_20_Text">+&lt;listitem&gt;&lt;literal&gt;Description&lt;/literal&gt; - formatting of the text can be done</text:p>
      <text:p text:style-name="Preformatted_20_Text">+using XML commands.</text:p>
      <text:p text:style-name="Preformatted_20_Text">+Adding an empty comment line in the Description section is interpreted as the</text:p>
      <text:p text:style-name="Preformatted_20_Text">+start of a new paragraph.&lt;/listitem&gt;</text:p>
      <text:p text:style-name="Preformatted_20_Text">+&lt;listitem&gt;&lt;literal&gt;See also&lt;/literal&gt; - list one function name pr line.&lt;/listitem&gt;</text:p>
      <text:p text:style-name="Preformatted_20_Text">+&lt;listitem&gt;&lt;literal&gt;Authors&lt;/literal&gt; - write one author on each line following</text:p>
      <text:p text:style-name="Preformatted_20_Text">+the Authors headline. Use ";" to separate the authors name</text:p>
      <text:p text:style-name="Preformatted_20_Text">+from any add additional information.&lt;/listitem&gt;</text:p>
      <text:p text:style-name="Preformatted_20_Text">+&lt;listitem&gt;&lt;literal&gt;Bibliography&lt;/literal&gt; - write one reference pr line</text:p>
      <text:p text:style-name="Preformatted_20_Text">+following the References headline.&lt;/listitem&gt;</text:p>
      <text:p text:style-name="Preformatted_20_Text">+&lt;/itemizedlist&gt;</text:p>
      <text:p text:style-name="Preformatted_20_Text">+ <text:s text:c="2"/>&lt;/para&gt;</text:p>
      <text:p text:style-name="Preformatted_20_Text">+ <text:s text:c="2"/>&lt;para&gt;</text:p>
      <text:p text:style-name="Preformatted_20_Text">+&lt;/para&gt;</text:p>
      <text:p text:style-name="Preformatted_20_Text">+&lt;/refsection&gt;</text:p>
      <text:p text:style-name="Preformatted_20_Text">+</text:p>
      <text:p text:style-name="Preformatted_20_Text">+&lt;refsection&gt;</text:p>
      <text:p text:style-name="Preformatted_20_Text">+ <text:s text:c="2"/>&lt;title&gt;Examples&lt;/title&gt;</text:p>
      <text:p text:style-name="Preformatted_20_Text">+ <text:s text:c="2"/>&lt;programlisting role="example"&gt;</text:p>
      <text:p text:style-name="Preformatted_20_Text">+help_from_sci() <text:s text:c="2"/>// Open an empty source code template in the Scipad editor.</text:p>
      <text:p text:style-name="Preformatted_20_Text">+// Save this template as test_fun.sci in the current directory before running</text:p>
      <text:p text:style-name="Preformatted_20_Text">+// the next example commands.</text:p>
      <text:p text:style-name="Preformatted_20_Text">+</text:p>
      <text:p text:style-name="Preformatted_20_Text">+help_from_sci('test_fun') <text:s text:c="7"/>// return the xml skeleton as a text string</text:p>
      <text:p text:style-name="Preformatted_20_Text">+</text:p>
      <text:p text:style-name="Preformatted_20_Text">+help_from_sci('test_fun','.') <text:s text:c="3"/>// create the xml help file in the current directory.</text:p>
      <text:p text:style-name="Preformatted_20_Text">+</text:p>
      <text:p text:style-name="Preformatted_20_Text">+// create both a xml help file and a demo file in the current directory.</text:p>
      <text:p text:style-name="Preformatted_20_Text">+help_from_sci('test_fun','.','.')</text:p>
      <text:p text:style-name="Preformatted_20_Text">+</text:p>
      <text:p text:style-name="Preformatted_20_Text">+// From a toolbox root directory a typical calling sequence would be:</text:p>
      <text:p text:style-name="Preformatted_20_Text">+// help_from_sci('macros','help\en_US','demos')</text:p>
      <text:p text:style-name="Preformatted_20_Text">+// This command would process all .sci files in the macros directory</text:p>
      <text:p text:style-name="Preformatted_20_Text">+// and use the head comments section to update all .xml help files in the</text:p>
      <text:p text:style-name="Preformatted_20_Text">+// help\en_US directory an rebuild the .dem.sce files in the demos\ directory.</text:p>
      <text:p text:style-name="Preformatted_20_Text">+</text:p>
      <text:p text:style-name="Preformatted_20_Text">+ <text:s text:c="2"/>&lt;/programlisting&gt;</text:p>
      <text:p text:style-name="Preformatted_20_Text">+&lt;/refsection&gt;</text:p>
      <text:p text:style-name="Preformatted_20_Text">+</text:p>
      <text:p text:style-name="Preformatted_20_Text">+&lt;refsection&gt;</text:p>
      <text:p text:style-name="Preformatted_20_Text">+ <text:s text:c="2"/>&lt;title&gt;See also&lt;/title&gt;</text:p>
      <text:p text:style-name="Preformatted_20_Text">+ <text:s text:c="2"/>&lt;simplelist type="inline"&gt;</text:p>
      <text:p text:style-name="Preformatted_20_Text">+ <text:s text:c="2"/>&lt;member&gt;&lt;link linkend="help"&gt;help&lt;/link&gt;&lt;/member&gt;</text:p>
      <text:p text:style-name="Preformatted_20_Text">+ <text:s text:c="2"/>&lt;member&gt;&lt;link linkend="help_skeleton"&gt;help_skeleton&lt;/link&gt;&lt;/member&gt;</text:p>
      <text:p text:style-name="Preformatted_20_Text">+ <text:s text:c="2"/>&lt;member&gt;&lt;link linkend="xmltohtml"&gt;xmltohtml&lt;/link&gt;&lt;/member&gt;</text:p>
      <text:p text:style-name="Preformatted_20_Text">+ <text:s text:c="2"/>&lt;/simplelist&gt;</text:p>
      <text:p text:style-name="Preformatted_20_Text">+&lt;/refsection&gt;</text:p>
      <text:p text:style-name="Preformatted_20_Text">+</text:p>
      <text:p text:style-name="Preformatted_20_Text">+&lt;refsection&gt;</text:p>
      <text:p text:style-name="Preformatted_20_Text">+ <text:s text:c="2"/>&lt;title&gt;Authors&lt;/title&gt;</text:p>
      <text:p text:style-name="Preformatted_20_Text">+ <text:s text:c="2"/>&lt;variablelist&gt;</text:p>
      <text:p text:style-name="Preformatted_20_Text">+ <text:s text:c="2"/>&lt;varlistentry&gt;&lt;term&gt;T. Pettersen &lt;/term&gt;&lt;listitem&gt;&lt;para&gt; torbjorn.pettersen@broadpark.no&lt;/para&gt;&lt;/listitem&gt;&lt;/varlistentry&gt;</text:p>
      <text:p text:style-name="Preformatted_20_Text">+ <text:s text:c="2"/>&lt;/variablelist&gt;</text:p>
      <text:p text:style-name="Preformatted_20_Text">+&lt;/refsection&gt;</text:p>
      <text:p text:style-name="Preformatted_20_Text">+&lt;/refentry&gt;</text:p>
      <text:p text:style-name="Preformatted_20_Text">diff --git a/scilab/modules/helptools/macros/help_from_sci.sci b/scilab/modules/helptools/macros/help_from_sci.sci</text:p>
      <text:p text:style-name="Preformatted_20_Text">new file mode 100644</text:p>
      <text:p text:style-name="Preformatted_20_Text">index 0000000..fa9aa7b</text:p>
      <text:p text:style-name="Preformatted_20_Text">--- /dev/null</text:p>
      <text:p text:style-name="Preformatted_20_Text">+++ b/scilab/modules/helptools/macros/help_from_sci.sci</text:p>
      <text:p text:style-name="Preformatted_20_Text">@@ -0,0 +1,366 @@</text:p>
      <text:p text:style-name="Preformatted_20_Text">+function [helptxt,demotxt]=help_from_sci(funname,helpdir,demodir)</text:p>
      <text:p text:style-name="Preformatted_20_Text">+// Generate help files and demo files from the head comments section of a .sci source file. </text:p>
      <text:p text:style-name="Preformatted_20_Text">+//</text:p>
      <text:p text:style-name="Preformatted_20_Text">+// Calling Sequence</text:p>
      <text:p text:style-name="Preformatted_20_Text">+// <text:s/>help_from_sci() // generate an empty function template</text:p>
      <text:p text:style-name="Preformatted_20_Text">+// <text:s/>help_from_sci(funname,helpdir) // generate helpdir/funname.xml from funname.sci </text:p>
      <text:p text:style-name="Preformatted_20_Text">+// <text:s/>help_from_sci(dirname,helpdir) // process dirname/*.sci and create helpdir/*.xml help files.</text:p>
      <text:p text:style-name="Preformatted_20_Text">+// <text:s/>help_from_sci(dirname,helpdir,helpdir) // as above but also creating helpdir/*.dem.sce demo files.</text:p>
      <text:p text:style-name="Preformatted_20_Text">+// <text:s/>[helptxt,demotxt]=help_from_sci(funname) // return funname.xml and funname.dem.sce code as two text matrixes.</text:p>
      <text:p text:style-name="Preformatted_20_Text">+// Parameters</text:p>
      <text:p text:style-name="Preformatted_20_Text">+// <text:s/>funname: the name of a single .sci source file to be processed.</text:p>
      <text:p text:style-name="Preformatted_20_Text">+// <text:s/>dirname: directory name where all .sci files will be processed.</text:p>
      <text:p text:style-name="Preformatted_20_Text">+// <text:s/>helpdir: optional path where the .xml help file will be created.</text:p>
      <text:p text:style-name="Preformatted_20_Text">+// <text:s/>demodir: optional path where .dem.sce demo files will be created based on code from the Examples section.</text:p>
      <text:p text:style-name="Preformatted_20_Text">+// <text:s/>helptxt: returns the XML help code if helpdir is empty, or the path to the new .xml file. </text:p>
      <text:p text:style-name="Preformatted_20_Text">+// <text:s/>demotxt: returns the demo code if demodir is empty, or the path to the new .dem.sc file. </text:p>
      <text:p text:style-name="Preformatted_20_Text">+//</text:p>
      <text:p text:style-name="Preformatted_20_Text">+// Description</text:p>
      <text:p text:style-name="Preformatted_20_Text">+// <text:s/>help_from_sci is a revised version of the help_skeleton function.</text:p>
      <text:p text:style-name="Preformatted_20_Text">+// <text:s/>Its objective is to generate .xml help files based on the head comments section </text:p>
      <text:p text:style-name="Preformatted_20_Text">+// <text:s/>of .sci source files. Optionally .dem.sce demo files can be generated based on </text:p>
      <text:p text:style-name="Preformatted_20_Text">+// <text:s/>code from the Examples section in the head comments section of .sci files. </text:p>
      <text:p text:style-name="Preformatted_20_Text">+// <text:s/></text:p>
      <text:p text:style-name="Preformatted_20_Text">+// <text:s/>In order for help_from_sci to format the .xml file properly the <text:s/></text:p>
      <text:p text:style-name="Preformatted_20_Text">+// <text:s/>head comments section should comply with some simple formatting rules.</text:p>
      <text:p text:style-name="Preformatted_20_Text">+//</text:p>
      <text:p text:style-name="Preformatted_20_Text">+// <text:s/>The first comment line following the function definition should contain a short description </text:p>
      <text:p text:style-name="Preformatted_20_Text">+// <text:s/>of the function.</text:p>
      <text:p text:style-name="Preformatted_20_Text">+//</text:p>
      <text:p text:style-name="Preformatted_20_Text">+// <text:s/>The remaining comments are formatted according to the following (optional) headlines:</text:p>
      <text:p text:style-name="Preformatted_20_Text">+// <text:s/>"Calling Sequence", "Parameters", "Description", "Examples", "See also", "Used functions", </text:p>
      <text:p text:style-name="Preformatted_20_Text">+// <text:s/>"Authors" and "Bibliography". </text:p>
      <text:p text:style-name="Preformatted_20_Text">+//</text:p>
      <text:p text:style-name="Preformatted_20_Text">+// <text:s/>The following guidelines should be used when writing the source code comments:</text:p>
      <text:p text:style-name="Preformatted_20_Text">+// <text:s/>&lt;itemizedlist&gt;</text:p>
      <text:p text:style-name="Preformatted_20_Text">+// <text:s text:c="3"/>&lt;listitem&gt;&lt;literal&gt;Calling Sequence&lt;/literal&gt; - one example pr. line.&lt;/listitem&gt;</text:p>
      <text:p text:style-name="Preformatted_20_Text">+// <text:s text:c="3"/>&lt;listitem&gt;&lt;literal&gt;Parameters&lt;/literal&gt; - separate parameter name and</text:p>
      <text:p text:style-name="Preformatted_20_Text">+// <text:s text:c="3"/>description by a ":". Keep the description of each parameter on the same line.&lt;/listitem&gt;</text:p>
      <text:p text:style-name="Preformatted_20_Text">+// <text:s text:c="3"/>&lt;listitem&gt;&lt;literal&gt;Description&lt;/literal&gt; - formatting of the text can be done </text:p>
      <text:p text:style-name="Preformatted_20_Text">+// <text:s text:c="3"/>using XML commands. </text:p>
      <text:p text:style-name="Preformatted_20_Text">+// <text:s text:c="3"/>Adding an empty comment line in the Description section is interpreted as the </text:p>
      <text:p text:style-name="Preformatted_20_Text">+// <text:s text:c="3"/>start of a new paragraph.&lt;/listitem&gt;</text:p>
      <text:p text:style-name="Preformatted_20_Text">+// <text:s text:c="3"/>&lt;listitem&gt;&lt;literal&gt;See also&lt;/literal&gt; - list one function name pr line.&lt;/listitem&gt;</text:p>
      <text:p text:style-name="Preformatted_20_Text">+// <text:s text:c="3"/>&lt;listitem&gt;&lt;literal&gt;Authors&lt;/literal&gt; - write one author on each line following </text:p>
      <text:p text:style-name="Preformatted_20_Text">+// <text:s text:c="3"/>the Authors headline. Use ";" to separate the authors name </text:p>
      <text:p text:style-name="Preformatted_20_Text">+// <text:s text:c="3"/>from any add additional information.&lt;/listitem&gt;</text:p>
      <text:p text:style-name="Preformatted_20_Text">+// <text:s text:c="3"/>&lt;listitem&gt;&lt;literal&gt;Bibliography&lt;/literal&gt; - write one reference pr line </text:p>
      <text:p text:style-name="Preformatted_20_Text">+// <text:s text:c="3"/>following the References headline.&lt;/listitem&gt;</text:p>
      <text:p text:style-name="Preformatted_20_Text">+// <text:s/>&lt;/itemizedlist&gt;</text:p>
      <text:p text:style-name="Preformatted_20_Text">+//</text:p>
      <text:p text:style-name="Preformatted_20_Text">+// Examples</text:p>
      <text:p text:style-name="Preformatted_20_Text">+// <text:s/>help_from_sci() <text:s text:c="2"/>// Open an empty source code template in the Scipad editor.</text:p>
      <text:p text:style-name="Preformatted_20_Text">+// <text:s/>// Save this template as test_fun.sci in the current directory before running</text:p>
      <text:p text:style-name="Preformatted_20_Text">+// <text:s/>// the next example commands.</text:p>
      <text:p text:style-name="Preformatted_20_Text">+//</text:p>
      <text:p text:style-name="Preformatted_20_Text">+// <text:s/>help_from_sci('test_fun') <text:s text:c="7"/>// return the xml skeleton as a text string</text:p>
      <text:p text:style-name="Preformatted_20_Text">+//</text:p>
      <text:p text:style-name="Preformatted_20_Text">+// <text:s/>help_from_sci('test_fun','.') <text:s text:c="3"/>// create the xml help file in the current directory.</text:p>
      <text:p text:style-name="Preformatted_20_Text">+//</text:p>
      <text:p text:style-name="Preformatted_20_Text">+// <text:s/>// create both a xml help file and a demo file in the current directory.</text:p>
      <text:p text:style-name="Preformatted_20_Text">+// <text:s/>help_from_sci('test_fun','.','.')</text:p>
      <text:p text:style-name="Preformatted_20_Text">+//</text:p>
      <text:p text:style-name="Preformatted_20_Text">+// <text:s/>// From a toolbox root directory a typical calling sequence would be:</text:p>
      <text:p text:style-name="Preformatted_20_Text">+// <text:s/>// help_from_sci('macros','help\en_US','demos')</text:p>
      <text:p text:style-name="Preformatted_20_Text">+// <text:s/>// This command would process all .sci files in the macros directory </text:p>
      <text:p text:style-name="Preformatted_20_Text">+// <text:s/>// and use the head comments section to update all .xml help files in the </text:p>
      <text:p text:style-name="Preformatted_20_Text">+// <text:s/>// help\en_US directory an rebuild the .dem.sce files in the demos\ directory. </text:p>
      <text:p text:style-name="Preformatted_20_Text">+//</text:p>
      <text:p text:style-name="Preformatted_20_Text">+// See also</text:p>
      <text:p text:style-name="Preformatted_20_Text">+// <text:s/>help</text:p>
      <text:p text:style-name="Preformatted_20_Text">+// <text:s/>help_skeleton</text:p>
      <text:p text:style-name="Preformatted_20_Text">+// <text:s/>xmltohtml</text:p>
      <text:p text:style-name="Preformatted_20_Text">+// Authors</text:p>
      <text:p text:style-name="Preformatted_20_Text">+// <text:s/>T. Pettersen ; torbjorn.pettersen@broadpark.no</text:p>
      <text:p text:style-name="Preformatted_20_Text">+</text:p>
      <text:p text:style-name="Preformatted_20_Text">+// <text:s/>Copyright Torbjørn Pettersen <text:s/>2008</text:p>
      <text:p text:style-name="Preformatted_20_Text">+//</text:p>
      <text:p text:style-name="Preformatted_20_Text">+// <text:s/>This software is a toolbox for Scilab</text:p>
      <text:p text:style-name="Preformatted_20_Text">+//</text:p>
      <text:p text:style-name="Preformatted_20_Text">+// <text:s/>This software is governed by the CeCILL <text:s/>license under French law and</text:p>
      <text:p text:style-name="Preformatted_20_Text">+// <text:s/>abiding by the rules of distribution of free software. <text:s/>You can <text:s/>use, </text:p>
      <text:p text:style-name="Preformatted_20_Text">+// <text:s/>modify and/ or redistribute the software under the terms of the CeCILL</text:p>
      <text:p text:style-name="Preformatted_20_Text">+// <text:s/>license as circulated by CEA, CNRS and INRIA at the following URL</text:p>
      <text:p text:style-name="Preformatted_20_Text">+// <text:s/>"http://www.cecill.info". </text:p>
      <text:p text:style-name="Preformatted_20_Text">+//</text:p>
      <text:p text:style-name="Preformatted_20_Text">+// <text:s/>As a counterpart to the access to the source code and <text:s/>rights to copy,</text:p>
      <text:p text:style-name="Preformatted_20_Text">+// <text:s/>modify and redistribute granted by the license, users are provided only</text:p>
      <text:p text:style-name="Preformatted_20_Text">+// <text:s/>with a limited warranty <text:s/>and the software's author, <text:s/>the holder of the</text:p>
      <text:p text:style-name="Preformatted_20_Text">+// <text:s/>economic rights, <text:s/>and the successive licensors <text:s/>have only <text:s/>limited</text:p>
      <text:p text:style-name="Preformatted_20_Text">+// <text:s/>liability. </text:p>
      <text:p text:style-name="Preformatted_20_Text">+//</text:p>
      <text:p text:style-name="Preformatted_20_Text">+// <text:s/>In this respect, the user's attention is drawn to the risks associated</text:p>
      <text:p text:style-name="Preformatted_20_Text">+// <text:s/>with loading, <text:s/>using, <text:s/>modifying and/or developing or reproducing the</text:p>
      <text:p text:style-name="Preformatted_20_Text">+// <text:s/>software by the user in light of its specific status of free software,</text:p>
      <text:p text:style-name="Preformatted_20_Text">+// <text:s/>that may mean <text:s/>that it is complicated to manipulate, <text:s/>and <text:s/>that <text:s/>also</text:p>
      <text:p text:style-name="Preformatted_20_Text">+// <text:s/>therefore means <text:s/>that it is reserved for developers <text:s/>and <text:s/>experienced</text:p>
      <text:p text:style-name="Preformatted_20_Text">+// <text:s/>professionals having in-depth computer knowledge. Users are therefore</text:p>
      <text:p text:style-name="Preformatted_20_Text">+// <text:s/>encouraged to load and test the software's suitability as regards their</text:p>
      <text:p text:style-name="Preformatted_20_Text">+// <text:s/>requirements in conditions enabling the security of their systems and/or</text:p>
      <text:p text:style-name="Preformatted_20_Text">+// <text:s/>data to be ensured and, <text:s/>more generally, to use and operate it in the </text:p>
      <text:p text:style-name="Preformatted_20_Text">+// <text:s/>same conditions as regards security. </text:p>
      <text:p text:style-name="Preformatted_20_Text">+//</text:p>
      <text:p text:style-name="Preformatted_20_Text">+// <text:s/>The fact that you are presently reading this means that you have had</text:p>
      <text:p text:style-name="Preformatted_20_Text">+// <text:s/>knowledge of the CeCILL license and that you accept its terms.</text:p>
      <text:p text:style-name="Preformatted_20_Text">+</text:p>
      <text:p text:style-name="Preformatted_20_Text">+try</text:p>
      <text:p text:style-name="Preformatted_20_Text">+ getversion('scilab');</text:p>
      <text:p text:style-name="Preformatted_20_Text">+catch</text:p>
      <text:p text:style-name="Preformatted_20_Text">+ error(gettext('Scilab 5.0 or more is required.')); <text:s/></text:p>
      <text:p text:style-name="Preformatted_20_Text">+end;</text:p>
      <text:p text:style-name="Preformatted_20_Text">+</text:p>
      <text:p text:style-name="Preformatted_20_Text">+if argn(2)==0 then</text:p>
      <text:p text:style-name="Preformatted_20_Text">+ <text:s/>template=[</text:p>
      <text:p text:style-name="Preformatted_20_Text">+ <text:s text:c="3"/>'function [z]=function_template(x,y)'</text:p>
      <text:p text:style-name="Preformatted_20_Text">+ <text:s text:c="3"/>'// Short description on the first line following the function header.'</text:p>
      <text:p text:style-name="Preformatted_20_Text">+ <text:s text:c="3"/>'//'</text:p>
      <text:p text:style-name="Preformatted_20_Text">+ <text:s text:c="3"/>'// Calling Sequence'</text:p>
      <text:p text:style-name="Preformatted_20_Text">+ <text:s text:c="3"/>'// <text:s text:c="2"/>[z]=template_function(x,y) // calling examples, one pr. line'</text:p>
      <text:p text:style-name="Preformatted_20_Text">+ <text:s text:c="3"/>'//'</text:p>
      <text:p text:style-name="Preformatted_20_Text">+ <text:s text:c="3"/>'// Parameters'</text:p>
      <text:p text:style-name="Preformatted_20_Text">+ <text:s text:c="3"/>'// x: the x parameter <text:s text:c="2"/>// single line description of each parameter.'</text:p>
      <text:p text:style-name="Preformatted_20_Text">+ <text:s text:c="3"/>'// y: the y parameter <text:s text:c="2"/>// parameter name and description must be '</text:p>
      <text:p text:style-name="Preformatted_20_Text">+ <text:s text:c="3"/>'// z: the z parameter <text:s text:c="2"/>// separated by "":"".'</text:p>
      <text:p text:style-name="Preformatted_20_Text">+ <text:s text:c="3"/>'//'</text:p>
      <text:p text:style-name="Preformatted_20_Text">+ <text:s text:c="3"/>'// Description'</text:p>
      <text:p text:style-name="Preformatted_20_Text">+ <text:s text:c="3"/>'// Here is a description of the function.'</text:p>
      <text:p text:style-name="Preformatted_20_Text">+ <text:s text:c="3"/>'// Add an empty comment line to format the text into separate paragraphs.'</text:p>
      <text:p text:style-name="Preformatted_20_Text">+ <text:s text:c="3"/>'//'</text:p>
      <text:p text:style-name="Preformatted_20_Text">+ <text:s text:c="3"/>'// XML format commands may also be used directly in the text.'</text:p>
      <text:p text:style-name="Preformatted_20_Text">+ <text:s text:c="3"/>'// &lt;itemizedlist&gt;'</text:p>
      <text:p text:style-name="Preformatted_20_Text">+ <text:s text:c="3"/>'// &lt;listitem&gt;An itemized list is shown here&lt;/listitem&gt;'</text:p>
      <text:p text:style-name="Preformatted_20_Text">+ <text:s text:c="3"/>'// &lt;/itemizedlist&gt;'</text:p>
      <text:p text:style-name="Preformatted_20_Text">+ <text:s text:c="3"/>'// See the source code for help_from_sci.sci for more examples on how to write the initial comment section.'</text:p>
      <text:p text:style-name="Preformatted_20_Text">+ <text:s text:c="3"/>'//'</text:p>
      <text:p text:style-name="Preformatted_20_Text">+ <text:s text:c="3"/>'// Examples'</text:p>
      <text:p text:style-name="Preformatted_20_Text">+ <text:s text:c="3"/>'// [z]=test_fun(1,2) // examples of use'</text:p>
      <text:p text:style-name="Preformatted_20_Text">+ <text:s text:c="3"/>'//'</text:p>
      <text:p text:style-name="Preformatted_20_Text">+ <text:s text:c="3"/>'// // An empty comment line in the Examples section will add a halt() statement'</text:p>
      <text:p text:style-name="Preformatted_20_Text">+ <text:s text:c="3"/>'// // in the demo file test_fun.dem.sce generated by help_from_sci.'</text:p>
      <text:p text:style-name="Preformatted_20_Text">+ <text:s text:c="3"/>'// See also'</text:p>
      <text:p text:style-name="Preformatted_20_Text">+ <text:s text:c="3"/>'// <text:s/>help_from_sci'</text:p>
      <text:p text:style-name="Preformatted_20_Text">+ <text:s text:c="3"/>'// <text:s/>help_skeleton'</text:p>
      <text:p text:style-name="Preformatted_20_Text">+ <text:s text:c="3"/>'//'</text:p>
      <text:p text:style-name="Preformatted_20_Text">+ <text:s text:c="3"/>'// Authors'</text:p>
      <text:p text:style-name="Preformatted_20_Text">+ <text:s text:c="3"/>'// <text:s/>Author name ; should be listed one pr line. Use "";"" to separate names from additional information '</text:p>
      <text:p text:style-name="Preformatted_20_Text">+ <text:s text:c="3"/>'// Bibliography'</text:p>
      <text:p text:style-name="Preformatted_20_Text">+ <text:s text:c="3"/>'// <text:s text:c="2"/>Literature references one pr. line'</text:p>
      <text:p text:style-name="Preformatted_20_Text">+ <text:s text:c="3"/>''</text:p>
      <text:p text:style-name="Preformatted_20_Text">+ <text:s text:c="3"/>'// start of coding after on empty line to mark the end of the head_comments section'</text:p>
      <text:p text:style-name="Preformatted_20_Text">+ <text:s text:c="3"/>'z = sin(x).*cos(x+y);'</text:p>
      <text:p text:style-name="Preformatted_20_Text">+ <text:s text:c="3"/>'endfunction'</text:p>
      <text:p text:style-name="Preformatted_20_Text">+ <text:s/>];</text:p>
      <text:p text:style-name="Preformatted_20_Text">+ <text:s/>f=mopen(TMPDIR+filesep()+'function_template.sci','w'); mfprintf(f,'%s\n',template); mclose(f);</text:p>
      <text:p text:style-name="Preformatted_20_Text">+ <text:s/>scipad(TMPDIR+filesep()+'function_template.sci'); helptxt=[];</text:p>
      <text:p text:style-name="Preformatted_20_Text">+ <text:s/>return;</text:p>
      <text:p text:style-name="Preformatted_20_Text">+end</text:p>
      <text:p text:style-name="Preformatted_20_Text">+</text:p>
      <text:p text:style-name="Preformatted_20_Text">+if argn(2)&lt;3 then demodir=[]; end</text:p>
      <text:p text:style-name="Preformatted_20_Text">+if argn(2)&lt;2 then helpdir=[]; end</text:p>
      <text:p text:style-name="Preformatted_20_Text">+ <text:s/></text:p>
      <text:p text:style-name="Preformatted_20_Text">+if ~isempty(demodir) &amp; ~isdir(demodir) then </text:p>
      <text:p text:style-name="Preformatted_20_Text">+ <text:s/>error('...demodir must be a directory.'); </text:p>
      <text:p text:style-name="Preformatted_20_Text">+end</text:p>
      <text:p text:style-name="Preformatted_20_Text">+</text:p>
      <text:p text:style-name="Preformatted_20_Text">+if isdir(funname) then</text:p>
      <text:p text:style-name="Preformatted_20_Text">+ <text:s/>printf('\nReading from directory %s \n',funname);</text:p>
      <text:p text:style-name="Preformatted_20_Text">+ <text:s/>files=findfiles(funname,'*.sci'); <text:s text:c="2"/>// read *.sci files.</text:p>
      <text:p text:style-name="Preformatted_20_Text">+ <text:s/>for i=1:size(files,'r'),</text:p>
      <text:p text:style-name="Preformatted_20_Text">+ <text:s text:c="3"/>[tmp,out]=fileparts(files(i));</text:p>
      <text:p text:style-name="Preformatted_20_Text">+ <text:s text:c="3"/>if isempty(helpdir) then</text:p>
      <text:p text:style-name="Preformatted_20_Text">+ <text:s text:c="5"/>help_from_sci(funname+filesep()+files(i),'.',demodir);</text:p>
      <text:p text:style-name="Preformatted_20_Text">+ <text:s text:c="5"/>printf(' ...reading %s/%s.sci ... writing %s.xml',funname,out,out);</text:p>
      <text:p text:style-name="Preformatted_20_Text">+ <text:s text:c="3"/>else</text:p>
      <text:p text:style-name="Preformatted_20_Text">+ <text:s text:c="5"/>help_from_sci(funname+filesep()+files(i),helpdir,demodir);</text:p>
      <text:p text:style-name="Preformatted_20_Text">+ <text:s text:c="5"/>printf(' ...reading %s/%s.sci ... writing %s/%s.xml',funname,out,helpdir,out);</text:p>
      <text:p text:style-name="Preformatted_20_Text">+ <text:s text:c="3"/>end</text:p>
      <text:p text:style-name="Preformatted_20_Text">+ <text:s text:c="3"/>if ~isempty(demodir) then </text:p>
      <text:p text:style-name="Preformatted_20_Text">+ <text:s text:c="5"/>printf(' and %s/%s.dem.sce\n',demodir,out); </text:p>
      <text:p text:style-name="Preformatted_20_Text">+ <text:s text:c="3"/>else</text:p>
      <text:p text:style-name="Preformatted_20_Text">+ <text:s text:c="5"/>printf('\n');</text:p>
      <text:p text:style-name="Preformatted_20_Text">+ <text:s text:c="3"/>end</text:p>
      <text:p text:style-name="Preformatted_20_Text">+ <text:s/>end</text:p>
      <text:p text:style-name="Preformatted_20_Text">+ <text:s/>printf('help_from_sci processed %i files.\n',i);</text:p>
      <text:p text:style-name="Preformatted_20_Text">+ <text:s/>helptxt=''; return;</text:p>
      <text:p text:style-name="Preformatted_20_Text">+end</text:p>
      <text:p text:style-name="Preformatted_20_Text">+</text:p>
      <text:p text:style-name="Preformatted_20_Text">+out=tokens(pathconvert(funname),filesep()); out=out($);</text:p>
      <text:p text:style-name="Preformatted_20_Text">+out=tokens(out,'.'); out=out(1); <text:s text:c="5"/>// remove .sci (...wont work for fil.name.sci)</text:p>
      <text:p text:style-name="Preformatted_20_Text">+</text:p>
      <text:p text:style-name="Preformatted_20_Text">+demotxt=['mode(1)'</text:p>
      <text:p text:style-name="Preformatted_20_Text">+ <text:s text:c="8"/>'//'</text:p>
      <text:p text:style-name="Preformatted_20_Text">+ <text:s text:c="8"/>'// Demo of '+out+'.sci'</text:p>
      <text:p text:style-name="Preformatted_20_Text">+ <text:s text:c="8"/>'//'</text:p>
      <text:p text:style-name="Preformatted_20_Text">+ <text:s text:c="8"/>''];</text:p>
      <text:p text:style-name="Preformatted_20_Text">+</text:p>
      <text:p text:style-name="Preformatted_20_Text">+verno=ver(); verno=verno(1,2);</text:p>
      <text:p text:style-name="Preformatted_20_Text">+helptxt=[</text:p>
      <text:p text:style-name="Preformatted_20_Text">+'&lt;?xml version=""1.0"" encoding=""ISO-8859-1""?&gt;'</text:p>
      <text:p text:style-name="Preformatted_20_Text">+''</text:p>
      <text:p text:style-name="Preformatted_20_Text">+'&lt;!--'</text:p>
      <text:p text:style-name="Preformatted_20_Text">+' * '</text:p>
      <text:p text:style-name="Preformatted_20_Text">+' * This help file was generated from '+out+'.sci using help_from_sci().'</text:p>
      <text:p text:style-name="Preformatted_20_Text">+' * '</text:p>
      <text:p text:style-name="Preformatted_20_Text">+' --&gt;'</text:p>
      <text:p text:style-name="Preformatted_20_Text">+''</text:p>
      <text:p text:style-name="Preformatted_20_Text">+'&lt;refentry version=""5.0-subset Scilab"" xml:id=""'+out+'"" xml:lang=""en""'</text:p>
      <text:p text:style-name="Preformatted_20_Text">+' <text:s text:c="9"/>xmlns=""http://docbook.org/ns/docbook""'</text:p>
      <text:p text:style-name="Preformatted_20_Text">+' <text:s text:c="9"/>xmlns:xlink=""http://www.w3.org/1999/xlink""'</text:p>
      <text:p text:style-name="Preformatted_20_Text">+' <text:s text:c="9"/>xmlns:svg=""http://www.w3.org/2000/svg""'</text:p>
      <text:p text:style-name="Preformatted_20_Text">+' <text:s text:c="9"/>xmlns:ns3=""http://www.w3.org/1999/xhtml""'</text:p>
      <text:p text:style-name="Preformatted_20_Text">+' <text:s text:c="9"/>xmlns:mml=""http://www.w3.org/1998/Math/MathML""'</text:p>
      <text:p text:style-name="Preformatted_20_Text">+' <text:s text:c="9"/>xmlns:db=""http://docbook.org/ns/docbook""&gt;'</text:p>
      <text:p text:style-name="Preformatted_20_Text">+''</text:p>
      <text:p text:style-name="Preformatted_20_Text">+' <text:s/>&lt;info&gt;'</text:p>
      <text:p text:style-name="Preformatted_20_Text">+' <text:s text:c="3"/>&lt;pubdate&gt;$LastChangedDate: '+date()+' $&lt;/pubdate&gt;'</text:p>
      <text:p text:style-name="Preformatted_20_Text">+' <text:s/>&lt;/info&gt;'</text:p>
      <text:p text:style-name="Preformatted_20_Text">+''</text:p>
      <text:p text:style-name="Preformatted_20_Text">+]</text:p>
      <text:p text:style-name="Preformatted_20_Text">+</text:p>
      <text:p text:style-name="Preformatted_20_Text">+if isempty(strindex(funname,'.sci')) then funname=funname+'.sci'; end;</text:p>
      <text:p text:style-name="Preformatted_20_Text">+if isempty(fileinfo(funname)) then error(funname+' does not exists'); end;</text:p>
      <text:p text:style-name="Preformatted_20_Text">+f=mopen(funname,'r');</text:p>
      <text:p text:style-name="Preformatted_20_Text">+if isempty(f) then error('Failed to read '+funname+'.sci'); end</text:p>
      <text:p text:style-name="Preformatted_20_Text">+line=' '; doc=[]; </text:p>
      <text:p text:style-name="Preformatted_20_Text">+</text:p>
      <text:p text:style-name="Preformatted_20_Text">+while isempty(strindex(line,'function ')) &amp; ~meof(f), line=mgetl(f,1); end </text:p>
      <text:p text:style-name="Preformatted_20_Text">+line=mgetl(f,1); short_descr=stripblanks(strsubst(line,'//',''),%T);</text:p>
      <text:p text:style-name="Preformatted_20_Text">+helptxt=[helptxt;</text:p>
      <text:p text:style-name="Preformatted_20_Text">+' <text:s/>&lt;refnamediv&gt;'</text:p>
      <text:p text:style-name="Preformatted_20_Text">+' <text:s text:c="3"/>&lt;refname&gt;'+out+'&lt;/refname&gt;&lt;refpurpose&gt;'+short_descr+'&lt;/refpurpose&gt;'</text:p>
      <text:p text:style-name="Preformatted_20_Text">+' <text:s/>&lt;/refnamediv&gt;'</text:p>
      <text:p text:style-name="Preformatted_20_Text">+''];</text:p>
      <text:p text:style-name="Preformatted_20_Text">+</text:p>
      <text:p text:style-name="Preformatted_20_Text">+cmds=['CALLING SEQUENCE','PARAMETERS','DESCRIPTION','EXAMPLES','SEE ALSO',..</text:p>
      <text:p text:style-name="Preformatted_20_Text">+ <text:s text:c="5"/>'AUTHORS','BIBLIOGRAPHY','USED FUNCTIONS'];</text:p>
      <text:p text:style-name="Preformatted_20_Text">+</text:p>
      <text:p text:style-name="Preformatted_20_Text">+doing='search'; i=strindex(line,'//');</text:p>
      <text:p text:style-name="Preformatted_20_Text">+line=mgetl(f,1); </text:p>
      <text:p text:style-name="Preformatted_20_Text">+while (~isempty(stripblanks(line)) &amp; ~meof(f)),</text:p>
      <text:p text:style-name="Preformatted_20_Text">+ <text:s/>if stripblanks(line)=='//' then </text:p>
      <text:p text:style-name="Preformatted_20_Text">+ <text:s text:c="3"/>if doing=='Description' then </text:p>
      <text:p text:style-name="Preformatted_20_Text">+ <text:s text:c="5"/>in='new_descr_param'; </text:p>
      <text:p text:style-name="Preformatted_20_Text">+ <text:s text:c="3"/>else</text:p>
      <text:p text:style-name="Preformatted_20_Text">+ <text:s text:c="5"/>in='';</text:p>
      <text:p text:style-name="Preformatted_20_Text">+ <text:s text:c="3"/>end</text:p>
      <text:p text:style-name="Preformatted_20_Text">+ <text:s/>else </text:p>
      <text:p text:style-name="Preformatted_20_Text">+ <text:s text:c="3"/>in=strsplit(line,i(1)+1); </text:p>
      <text:p text:style-name="Preformatted_20_Text">+ <text:s text:c="3"/>in=stripblanks(in(2)); </text:p>
      <text:p text:style-name="Preformatted_20_Text">+ <text:s/>end</text:p>
      <text:p text:style-name="Preformatted_20_Text">+</text:p>
      <text:p text:style-name="Preformatted_20_Text">+ <text:s/>IN=convstr(in,'u');</text:p>
      <text:p text:style-name="Preformatted_20_Text">+ <text:s/>if find(cmds==IN) then</text:p>
      <text:p text:style-name="Preformatted_20_Text">+ <text:s text:c="3"/>[add_txt,doing]=change_activity(doing,in)</text:p>
      <text:p text:style-name="Preformatted_20_Text">+ <text:s text:c="3"/>helptxt=[helptxt;add_txt];</text:p>
      <text:p text:style-name="Preformatted_20_Text">+ <text:s/>else</text:p>
      <text:p text:style-name="Preformatted_20_Text">+ <text:s text:c="3"/>if doing=='Calling Sequence' then</text:p>
      <text:p text:style-name="Preformatted_20_Text">+ <text:s text:c="5"/>helptxt=[helptxt;' <text:s text:c="2"/>&lt;synopsis&gt;'+in+'&lt;/synopsis&gt;'];</text:p>
      <text:p text:style-name="Preformatted_20_Text">+ <text:s text:c="3"/>elseif doing=='Parameters' then</text:p>
      <text:p text:style-name="Preformatted_20_Text">+ <text:s text:c="5"/>i=strindex(in,':'); </text:p>
      <text:p text:style-name="Preformatted_20_Text">+ <text:s text:c="5"/>if ~isempty(i) then</text:p>
      <text:p text:style-name="Preformatted_20_Text">+ <text:s text:c="7"/>if length(in)&gt;i(1) then</text:p>
      <text:p text:style-name="Preformatted_20_Text">+ <text:s text:c="9"/>in=strsplit(in,i(1)); par_name=in(1); par_descr=in(2);</text:p>
      <text:p text:style-name="Preformatted_20_Text">+ <text:s text:c="7"/>else</text:p>
      <text:p text:style-name="Preformatted_20_Text">+ <text:s text:c="9"/>par_name=in; par_descr=' ';</text:p>
      <text:p text:style-name="Preformatted_20_Text">+ <text:s text:c="7"/>end</text:p>
      <text:p text:style-name="Preformatted_20_Text">+ <text:s text:c="7"/>helptxt=[helptxt;' <text:s text:c="2"/>&lt;varlistentry&gt;&lt;term&gt;'+par_name+'&lt;/term&gt;'];</text:p>
      <text:p text:style-name="Preformatted_20_Text">+ <text:s text:c="7"/>helptxt=[helptxt;' <text:s text:c="5"/>&lt;listitem&gt;&lt;para&gt;'+par_descr+'&lt;/para&gt;&lt;/listitem&gt;&lt;/varlistentry&gt;'];</text:p>
      <text:p text:style-name="Preformatted_20_Text">+ <text:s text:c="5"/>end</text:p>
      <text:p text:style-name="Preformatted_20_Text">+ <text:s text:c="3"/>elseif doing=='Description' &amp; in=='new_descr_param' then</text:p>
      <text:p text:style-name="Preformatted_20_Text">+ <text:s text:c="5"/>helptxt=[helptxt;' <text:s text:c="2"/>&lt;/para&gt;';' <text:s text:c="2"/>&lt;para&gt;'];</text:p>
      <text:p text:style-name="Preformatted_20_Text">+ <text:s text:c="3"/>elseif doing=='Description' then</text:p>
      <text:p text:style-name="Preformatted_20_Text">+ <text:s text:c="5"/>helptxt=[helptxt;in];</text:p>
      <text:p text:style-name="Preformatted_20_Text">+ <text:s text:c="3"/>elseif doing=='Examples' &amp; convstr(in,'u')~='EXAMPLES' then</text:p>
      <text:p text:style-name="Preformatted_20_Text">+ <text:s text:c="5"/>demotxt=[demotxt;in];</text:p>
      <text:p text:style-name="Preformatted_20_Text">+ <text:s text:c="5"/>if isempty(stripblanks(in)) then demotxt=[demotxt;'halt() <text:s text:c="2"/>// Press return to continue']; end</text:p>
      <text:p text:style-name="Preformatted_20_Text">+ <text:s text:c="5"/>helptxt=[helptxt;in];</text:p>
      <text:p text:style-name="Preformatted_20_Text">+ <text:s text:c="3"/>elseif doing=='See also' &amp; convstr(in,'u')~='SEE ALSO' &amp; ~isempty(stripblanks(in)) then</text:p>
      <text:p text:style-name="Preformatted_20_Text">+ <text:s text:c="5"/>helptxt=[helptxt;' <text:s text:c="2"/>&lt;member&gt;&lt;link linkend=""'+in+'""&gt;'+in+'&lt;/link&gt;&lt;/member&gt;'];</text:p>
      <text:p text:style-name="Preformatted_20_Text">+ <text:s text:c="3"/>elseif doing=='Authors' &amp; convstr(in,'u')~='AUTHORS' &amp; ~isempty(stripblanks(in)) then</text:p>
      <text:p text:style-name="Preformatted_20_Text">+ <text:s text:c="5"/>[name,ref]=chop(in,';');</text:p>
      <text:p text:style-name="Preformatted_20_Text">+ <text:s text:c="5"/>if isempty(ref) then</text:p>
      <text:p text:style-name="Preformatted_20_Text">+ <text:s text:c="7"/>helptxt=[helptxt;' <text:s text:c="2"/>&lt;varlistentry&gt;&lt;term&gt;'+name+'&lt;/term&gt;&lt;/varlistentry&gt;'];</text:p>
      <text:p text:style-name="Preformatted_20_Text">+ <text:s text:c="5"/>else</text:p>
      <text:p text:style-name="Preformatted_20_Text">+ <text:s text:c="7"/>helptxt=[helptxt;' <text:s text:c="2"/>&lt;varlistentry&gt;&lt;term&gt;'+name+'&lt;/term&gt;&lt;listitem&gt;&lt;para&gt;'+ref+'&lt;/para&gt;&lt;/listitem&gt;&lt;/varlistentry&gt;'];</text:p>
      <text:p text:style-name="Preformatted_20_Text">+ <text:s text:c="5"/>end</text:p>
      <text:p text:style-name="Preformatted_20_Text">+ <text:s text:c="3"/>elseif doing=='Bibliography' &amp; convstr(in,'u')~='BIBLIOGRAPHY' &amp; ~isempty(stripblanks(in)) then</text:p>
      <text:p text:style-name="Preformatted_20_Text">+</text:p>
      <text:p text:style-name="Preformatted_20_Text">+ <text:s text:c="5"/>helptxt=[helptxt;' <text:s text:c="2"/>&lt;para&gt;'+in+'&lt;/para&gt;'];</text:p>
      <text:p text:style-name="Preformatted_20_Text">+ <text:s text:c="3"/>elseif doing=='Used functions' &amp; convstr(in,'u')~='USED FUNCTIONS' &amp; ~isempty(stripblanks(in)) then</text:p>
      <text:p text:style-name="Preformatted_20_Text">+ <text:s text:c="5"/>helptxt=[helptxt;' <text:s text:c="2"/>&lt;para&gt;'+in+'&lt;/para&gt;'];</text:p>
      <text:p text:style-name="Preformatted_20_Text">+ <text:s text:c="3"/>end</text:p>
      <text:p text:style-name="Preformatted_20_Text">+ <text:s/>end</text:p>
      <text:p text:style-name="Preformatted_20_Text">+ <text:s/>line=mgetl(f,1); i=strindex(line,'//');</text:p>
      <text:p text:style-name="Preformatted_20_Text">+end</text:p>
      <text:p text:style-name="Preformatted_20_Text">+helptxt=[helptxt;change_activity(doing,'FINISHED')];</text:p>
      <text:p text:style-name="Preformatted_20_Text">+mclose(f);</text:p>
      <text:p text:style-name="Preformatted_20_Text">+if ~isempty(helpdir) then</text:p>
      <text:p text:style-name="Preformatted_20_Text">+ <text:s/>mputl(helptxt,pathconvert(helpdir,%t,%f)+out+'.xml')</text:p>
      <text:p text:style-name="Preformatted_20_Text">+ <text:s/>helptxt=pathconvert(helpdir,%t,%f)+out+'.xml'</text:p>
      <text:p text:style-name="Preformatted_20_Text">+end</text:p>
      <text:p text:style-name="Preformatted_20_Text">+demotxt=[demotxt;'//========= E N D === O F === D E M O =========//'];</text:p>
      <text:p text:style-name="Preformatted_20_Text">+if ~isempty(demodir) then</text:p>
      <text:p text:style-name="Preformatted_20_Text">+ <text:s/>f=mopen(demodir+filesep()+out+'.dem.sce','w'); </text:p>
      <text:p text:style-name="Preformatted_20_Text">+ <text:s/>mfprintf(f,'%s\n',demotxt); </text:p>
      <text:p text:style-name="Preformatted_20_Text">+ <text:s/>mclose(f); <text:s/></text:p>
      <text:p text:style-name="Preformatted_20_Text">+ <text:s/>demotxt=demodir+filesep()+out+'.dem.sce';</text:p>
      <text:p text:style-name="Preformatted_20_Text">+end</text:p>
      <text:p text:style-name="Preformatted_20_Text">+endfunction</text:p>
      <text:p text:style-name="Preformatted_20_Text">+</text:p>
      <text:p text:style-name="Preformatted_20_Text">+////////////////////////////////////////////////////////////////////////</text:p>
      <text:p text:style-name="Preformatted_20_Text">+function [head,tail]=chop(str,tok)</text:p>
      <text:p text:style-name="Preformatted_20_Text">+ <text:s/>i=regexp(str,'/'+tok+'/','o');</text:p>
      <text:p text:style-name="Preformatted_20_Text">+ <text:s/>if isempty(i) then</text:p>
      <text:p text:style-name="Preformatted_20_Text">+ <text:s text:c="3"/>head=str;</text:p>
      <text:p text:style-name="Preformatted_20_Text">+ <text:s text:c="3"/>tail=[];</text:p>
      <text:p text:style-name="Preformatted_20_Text">+ <text:s/>else</text:p>
      <text:p text:style-name="Preformatted_20_Text">+ <text:s text:c="3"/>head=part(str,1:i-1);</text:p>
      <text:p text:style-name="Preformatted_20_Text">+ <text:s text:c="3"/>tail=part(str,i+1:length(str));</text:p>
      <text:p text:style-name="Preformatted_20_Text">+ <text:s/>end <text:s/></text:p>
      <text:p text:style-name="Preformatted_20_Text">+endfunction</text:p>
      <text:p text:style-name="Preformatted_20_Text">+</text:p>
      <text:p text:style-name="Preformatted_20_Text">+////////////////////////////////////////////////////////////////////////</text:p>
      <text:p text:style-name="Preformatted_20_Text">+function [txt,doing]=change_activity(currently_doing,start_doing)</text:p>
      <text:p text:style-name="Preformatted_20_Text">+ <text:s/>doing=start_doing; </text:p>
      <text:p text:style-name="Preformatted_20_Text">+ <text:s/>select convstr(currently_doing,"u")</text:p>
      <text:p text:style-name="Preformatted_20_Text">+ <text:s text:c="3"/>case 'CALLING SEQUENCE' then</text:p>
      <text:p text:style-name="Preformatted_20_Text">+ <text:s text:c="5"/>txt=['&lt;/refsynopsisdiv&gt;'];</text:p>
      <text:p text:style-name="Preformatted_20_Text">+ <text:s text:c="3"/>case 'PARAMETERS' then</text:p>
      <text:p text:style-name="Preformatted_20_Text">+ <text:s text:c="5"/>txt=[' <text:s text:c="2"/>&lt;/variablelist&gt;';'&lt;/refsection&gt;'];</text:p>
      <text:p text:style-name="Preformatted_20_Text">+ <text:s text:c="3"/>case 'DESCRIPTION' then</text:p>
      <text:p text:style-name="Preformatted_20_Text">+ <text:s text:c="5"/>txt=['&lt;/para&gt;';'&lt;/refsection&gt;'];</text:p>
      <text:p text:style-name="Preformatted_20_Text">+ <text:s text:c="3"/>case 'EXAMPLES' then</text:p>
      <text:p text:style-name="Preformatted_20_Text">+ <text:s text:c="5"/>txt=[' <text:s text:c="2"/>&lt;/programlisting&gt;';'&lt;/refsection&gt;']; <text:s text:c="5"/></text:p>
      <text:p text:style-name="Preformatted_20_Text">+ <text:s text:c="3"/>case 'SEE ALSO' then</text:p>
      <text:p text:style-name="Preformatted_20_Text">+ <text:s text:c="5"/>txt=[' <text:s text:c="2"/>&lt;/simplelist&gt;';'&lt;/refsection&gt;'];</text:p>
      <text:p text:style-name="Preformatted_20_Text">+ <text:s text:c="3"/>case 'AUTHORS' then</text:p>
      <text:p text:style-name="Preformatted_20_Text">+ <text:s text:c="5"/>txt=[' <text:s text:c="2"/>&lt;/variablelist&gt;';'&lt;/refsection&gt;'];</text:p>
      <text:p text:style-name="Preformatted_20_Text">+ <text:s text:c="3"/>case 'BIBLIOGRAPHY' then</text:p>
      <text:p text:style-name="Preformatted_20_Text">+ <text:s text:c="5"/>txt=['&lt;/refsection&gt;'];</text:p>
      <text:p text:style-name="Preformatted_20_Text">+ <text:s text:c="3"/>case 'USED FUNCTIONS' then</text:p>
      <text:p text:style-name="Preformatted_20_Text">+ <text:s text:c="5"/>txt=['&lt;/refsection&gt;'];</text:p>
      <text:p text:style-name="Preformatted_20_Text">+ <text:s text:c="3"/>else</text:p>
      <text:p text:style-name="Preformatted_20_Text">+ <text:s text:c="5"/>txt='';</text:p>
      <text:p text:style-name="Preformatted_20_Text">+ <text:s/>end <text:s text:c="3"/></text:p>
      <text:p text:style-name="Preformatted_20_Text">+</text:p>
      <text:p text:style-name="Preformatted_20_Text">+ <text:s/>select convstr(start_doing,"u"),</text:p>
      <text:p text:style-name="Preformatted_20_Text">+ <text:s text:c="5"/>case 'CALLING SEQUENCE'</text:p>
      <text:p text:style-name="Preformatted_20_Text">+ <text:s text:c="5"/>txt=[txt;'';'&lt;refsynopsisdiv&gt;';' <text:s text:c="2"/>&lt;title&gt;Calling Sequence&lt;/title&gt;'];</text:p>
      <text:p text:style-name="Preformatted_20_Text">+ <text:s text:c="3"/>case 'PARAMETERS'</text:p>
      <text:p text:style-name="Preformatted_20_Text">+ <text:s text:c="5"/>txt=[txt;'';'&lt;refsection&gt;';' <text:s text:c="2"/>&lt;title&gt;Parameters&lt;/title&gt;';' <text:s text:c="2"/>&lt;variablelist&gt;'];</text:p>
      <text:p text:style-name="Preformatted_20_Text">+ <text:s text:c="3"/>case 'DESCRIPTION'</text:p>
      <text:p text:style-name="Preformatted_20_Text">+ <text:s text:c="5"/>txt=[txt;'';'&lt;refsection&gt;';' <text:s text:c="2"/>&lt;title&gt;Description&lt;/title&gt;';' <text:s text:c="2"/>&lt;para&gt;'];</text:p>
      <text:p text:style-name="Preformatted_20_Text">+ <text:s text:c="3"/>case 'EXAMPLES'</text:p>
      <text:p text:style-name="Preformatted_20_Text">+ <text:s text:c="5"/>txt=[txt;'';'&lt;refsection&gt;';' <text:s text:c="2"/>&lt;title&gt;Examples&lt;/title&gt;';' <text:s text:c="2"/>&lt;programlisting role=""example""&gt;'];</text:p>
      <text:p text:style-name="Preformatted_20_Text">+ <text:s text:c="3"/>case 'SEE ALSO'</text:p>
      <text:p text:style-name="Preformatted_20_Text">+ <text:s text:c="5"/>txt=[txt;'';'&lt;refsection&gt;';' <text:s text:c="2"/>&lt;title&gt;See also&lt;/title&gt;';' <text:s text:c="2"/>&lt;simplelist type=""inline""&gt;'];</text:p>
      <text:p text:style-name="Preformatted_20_Text">+ <text:s text:c="3"/>case 'AUTHORS'</text:p>
      <text:p text:style-name="Preformatted_20_Text">+ <text:s text:c="5"/>txt=[txt;'';'&lt;refsection&gt;';' <text:s text:c="2"/>&lt;title&gt;Authors&lt;/title&gt;';' <text:s text:c="2"/>&lt;variablelist&gt;'];</text:p>
      <text:p text:style-name="Preformatted_20_Text">+ <text:s text:c="3"/>case 'BIBLIOGRAPHY'</text:p>
      <text:p text:style-name="Preformatted_20_Text">+ <text:s text:c="5"/>txt=[txt;'';'&lt;refsection&gt;';' <text:s text:c="2"/>&lt;title&gt;Bibliography&lt;/title&gt;'];</text:p>
      <text:p text:style-name="Preformatted_20_Text">+ <text:s text:c="3"/>case 'USED FUNCTIONS'</text:p>
      <text:p text:style-name="Preformatted_20_Text">+ <text:s text:c="5"/>txt=[txt;'';'&lt;refsection&gt;';' <text:s text:c="2"/>&lt;title&gt;Used functions&lt;/title&gt;'];</text:p>
      <text:p text:style-name="Preformatted_20_Text">+ <text:s text:c="3"/>case 'FINISHED'</text:p>
      <text:p text:style-name="Preformatted_20_Text">+ <text:s text:c="5"/>txt=[txt;'&lt;/refentry&gt;'];</text:p>
      <text:p text:style-name="Preformatted_20_Text">+ <text:s/>end</text:p>
      <text:p text:style-name="Preformatted_20_Text">+endfunction</text:p>
      <text:p text:style-name="Preformatted_20_Text">diff --git a/scilab/modules/scipad/BUGS b/scilab/modules/scipad/BUGS</text:p>
      <text:p text:style-name="Preformatted_20_Text">index bedef62..8e42a1d 100644</text:p>
      <text:p text:style-name="Preformatted_20_Text">--- a/scilab/modules/scipad/BUGS</text:p>
      <text:p text:style-name="Preformatted_20_Text">+++ b/scilab/modules/scipad/BUGS</text:p>
      <text:p text:style-name="Preformatted_20_Text">@@ -464,6 +464,9 @@ http://groups.google.fr/group/comp.soft-sys.math.scilab/browse_thread/thread/dc0</text:p>
      <text:p text:style-name="Preformatted_20_Text"><text:s text:c="2"/>Could be done with the Ttk notebook widget (Tk 8.5 only) - perhaps allow it</text:p>
      <text:p text:style-name="Preformatted_20_Text"><text:s text:c="2"/>only with 8.5, and have a switch between paned scheme and tabbed scheme</text:p>
      <text:p text:style-name="Preformatted_20_Text"><text:s text:c="2"/>(not sure what would be the result in mixing both)</text:p>
      <text:p text:style-name="Preformatted_20_Text">+ An interesting thread mentioning a limitation of the Ttk notebook widget</text:p>
      <text:p text:style-name="Preformatted_20_Text">+ (single row of panes) is:</text:p>
      <text:p text:style-name="Preformatted_20_Text">+http://groups.google.fr/group/comp.lang.tcl/browse_thread/thread/bba512d685cfd751</text:p>
      <text:p text:style-name="Preformatted_20_Text"><text:s/></text:p>
      <text:p text:style-name="Preformatted_20_Text"><text:s/>-Requests 461 and 462: improvements wrt to xml editing. However, the position</text:p>
      <text:p text:style-name="Preformatted_20_Text"><text:s text:c="2"/>expressed by Enrico says it all: "Scipad was never really conceived to be a</text:p>
      <text:p text:style-name="Preformatted_20_Text">diff --git a/scilab/modules/scipad/changelog.txt b/scilab/modules/scipad/changelog.txt</text:p>
      <text:p text:style-name="Preformatted_20_Text">index 0b36a07..f11fd1b 100644</text:p>
      <text:p text:style-name="Preformatted_20_Text">--- a/scilab/modules/scipad/changelog.txt</text:p>
      <text:p text:style-name="Preformatted_20_Text">+++ b/scilab/modules/scipad/changelog.txt</text:p>
      <text:p text:style-name="Preformatted_20_Text">@@ -1,3 +1,11 @@</text:p>
      <text:p text:style-name="Preformatted_20_Text">+Francois VOGEL, 20/10/08</text:p>
      <text:p text:style-name="Preformatted_20_Text">+ * Fixed wrong title bar update when saving while focused in peer &lt;x&gt; (x&gt;1),</text:p>
      <text:p text:style-name="Preformatted_20_Text">+ <text:s text:c="2"/>the last peer in the list (instead of the focused peer) did win the title</text:p>
      <text:p text:style-name="Preformatted_20_Text">+ <text:s text:c="2"/>bar label</text:p>
      <text:p text:style-name="Preformatted_20_Text">+ * Added new command "Create help from head comments" - Initial code and</text:p>
      <text:p text:style-name="Preformatted_20_Text">+ <text:s text:c="2"/>function help_from_sci courtesy of Torbjørn Pettersen</text:p>
      <text:p text:style-name="Preformatted_20_Text">+ * version --&gt; 7.7</text:p>
      <text:p text:style-name="Preformatted_20_Text">+</text:p>
      <text:p text:style-name="Preformatted_20_Text"><text:s/>Francois VOGEL, 03/10/08</text:p>
      <text:p text:style-name="Preformatted_20_Text"><text:s text:c="2"/>* Worked around bug 3631 (empty primitive name output by what())</text:p>
      <text:p text:style-name="Preformatted_20_Text"><text:s text:c="2"/>* version --&gt; 7.6</text:p>
      <text:p text:style-name="Preformatted_20_Text">diff --git a/scilab/modules/scipad/tcl/colorize.tcl b/scilab/modules/scipad/tcl/colorize.tcl</text:p>
      <text:p text:style-name="Preformatted_20_Text">index 5955275..43e8955 100644</text:p>
      <text:p text:style-name="Preformatted_20_Text">--- a/scilab/modules/scipad/tcl/colorize.tcl</text:p>
      <text:p text:style-name="Preformatted_20_Text">+++ b/scilab/modules/scipad/tcl/colorize.tcl</text:p>
      <text:p text:style-name="Preformatted_20_Text">@@ -946,8 +946,9 @@ proc schememenus {textarea} {</text:p>
      <text:p text:style-name="Preformatted_20_Text"><text:s text:c="13"/>[lindex $wi $MenuEntryId($dm.[mcra "&amp;Break"])] configure -state disabled</text:p>
      <text:p text:style-name="Preformatted_20_Text"><text:s text:c="13"/>[lindex $wi $MenuEntryId($dm.[mcra "Cance&amp;l debug"])] configure -state disabled</text:p>
      <text:p text:style-name="Preformatted_20_Text"><text:s text:c="9"/>}</text:p>
      <text:p text:style-name="Preformatted_20_Text">- <text:s text:c="7"/>#disable "create help skeleton"</text:p>
      <text:p text:style-name="Preformatted_20_Text">+ <text:s text:c="7"/>#disable "create help skeleton" and "help from sci"</text:p>
      <text:p text:style-name="Preformatted_20_Text"><text:s text:c="9"/>$pad.filemenu.files entryconfigure $MenuEntryId($pad.filemenu.files.[mcra "Create help s&amp;keleton..."]) -state disabled</text:p>
      <text:p text:style-name="Preformatted_20_Text">+ <text:s text:c="7"/>$pad.filemenu.files entryconfigure $MenuEntryId($pad.filemenu.files.[mcra "Create help from hea&amp;d comments..."]) -state disabled</text:p>
      <text:p text:style-name="Preformatted_20_Text"><text:s text:c="9"/># disable "Show continued lines"</text:p>
      <text:p text:style-name="Preformatted_20_Text"><text:s text:c="9"/>$pad.filemenu.options.colorizeoptions entryconfigure $MenuEntryId($pad.filemenu.options.colorizeoptions.[mcra "Show c&amp;ontinued lines"]) -state disabled</text:p>
      <text:p text:style-name="Preformatted_20_Text"><text:s text:c="5"/>}</text:p>
      <text:p text:style-name="Preformatted_20_Text">diff --git a/scilab/modules/scipad/tcl/infomessages.tcl b/scilab/modules/scipad/tcl/infomessages.tcl</text:p>
      <text:p text:style-name="Preformatted_20_Text">index 6510fa3..9f9650f 100644</text:p>
      <text:p text:style-name="Preformatted_20_Text">--- a/scilab/modules/scipad/tcl/infomessages.tcl</text:p>
      <text:p text:style-name="Preformatted_20_Text">+++ b/scilab/modules/scipad/tcl/infomessages.tcl</text:p>
      <text:p text:style-name="Preformatted_20_Text">@@ -63,6 +63,7 @@ proc dokeyposn {textarea} {</text:p>
      <text:p text:style-name="Preformatted_20_Text"><text:s/># this proc gets the posn and sets the statusbar, enables context menues, etc.</text:p>
      <text:p text:style-name="Preformatted_20_Text"><text:s text:c="5"/>global pad listoffile</text:p>
      <text:p text:style-name="Preformatted_20_Text"><text:s text:c="5"/>global MenuEntryId</text:p>
      <text:p text:style-name="Preformatted_20_Text">+ <text:s text:c="3"/>global Scilab5</text:p>
      <text:p text:style-name="Preformatted_20_Text"><text:s/></text:p>
      <text:p text:style-name="Preformatted_20_Text"><text:s text:c="5"/># update the status bars data</text:p>
      <text:p text:style-name="Preformatted_20_Text"><text:s text:c="5"/>$pad.statusind configure -state normal</text:p>
      <text:p text:style-name="Preformatted_20_Text">@@ -87,6 +88,14 @@ proc dokeyposn {textarea} {</text:p>
      <text:p text:style-name="Preformatted_20_Text"><text:s text:c="18"/>$lineinfun [mc "in"] $funname]</text:p>
      <text:p text:style-name="Preformatted_20_Text"><text:s text:c="13"/># create help skeleton enabled since we're in a Scilab function</text:p>
      <text:p text:style-name="Preformatted_20_Text"><text:s text:c="13"/>$pad.filemenu.files entryconfigure $MenuEntryId($pad.filemenu.files.[mcra "Create help s&amp;keleton..."]) -state normal</text:p>
      <text:p text:style-name="Preformatted_20_Text">+ <text:s text:c="11"/>if {$Scilab5} {</text:p>
      <text:p text:style-name="Preformatted_20_Text">+ <text:s text:c="15"/># help from head comments only available in Scilab 5</text:p>
      <text:p text:style-name="Preformatted_20_Text">+ <text:s text:c="15"/># there is no function help_from_sci in Scilab-4.x or Scilab-gtk</text:p>
      <text:p text:style-name="Preformatted_20_Text">+ <text:s text:c="15"/>$pad.filemenu.files entryconfigure $MenuEntryId($pad.filemenu.files.[mcra "Create help from hea&amp;d comments..."]) -state normal</text:p>
      <text:p text:style-name="Preformatted_20_Text">+ <text:s text:c="11"/>} else {</text:p>
      <text:p text:style-name="Preformatted_20_Text">+ <text:s text:c="15"/># nothing to do, the menu entry is always disabled</text:p>
      <text:p text:style-name="Preformatted_20_Text">+ <text:s text:c="15"/># since the above condition is the only place where it can be enableds</text:p>
      <text:p text:style-name="Preformatted_20_Text">+ <text:s text:c="11"/>}</text:p>
      <text:p text:style-name="Preformatted_20_Text"><text:s text:c="9"/>} else {</text:p>
      <text:p text:style-name="Preformatted_20_Text"><text:s text:c="13"/># display logical line number in current buffer</text:p>
      <text:p text:style-name="Preformatted_20_Text"><text:s text:c="13"/>set contlines [countcontlines $textarea 1.0 $indexin]</text:p>
      <text:p text:style-name="Preformatted_20_Text">@@ -95,6 +104,7 @@ proc dokeyposn {textarea} {</text:p>
      <text:p text:style-name="Preformatted_20_Text"><text:s text:c="13"/>$pad.statusind2 configure -text [concat [mc "Logical line:"] $ylogicpos]</text:p>
      <text:p text:style-name="Preformatted_20_Text"><text:s text:c="13"/># create help skeleton disabled since we're outside any Scilab function</text:p>
      <text:p text:style-name="Preformatted_20_Text"><text:s text:c="13"/>$pad.filemenu.files entryconfigure $MenuEntryId($pad.filemenu.files.[mcra "Create help s&amp;keleton..."]) -state disabled</text:p>
      <text:p text:style-name="Preformatted_20_Text">+ <text:s text:c="11"/>$pad.filemenu.files entryconfigure $MenuEntryId($pad.filemenu.files.[mcra "Create help from hea&amp;d comments..."]) -state disabled</text:p>
      <text:p text:style-name="Preformatted_20_Text"><text:s text:c="9"/>}</text:p>
      <text:p text:style-name="Preformatted_20_Text"><text:s text:c="5"/>}</text:p>
      <text:p text:style-name="Preformatted_20_Text"><text:s/></text:p>
      <text:p text:style-name="Preformatted_20_Text">diff --git a/scilab/modules/scipad/tcl/menues.tcl b/scilab/modules/scipad/tcl/menues.tcl</text:p>
      <text:p text:style-name="Preformatted_20_Text">index e25ecc3..33d4750 100644</text:p>
      <text:p text:style-name="Preformatted_20_Text">--- a/scilab/modules/scipad/tcl/menues.tcl</text:p>
      <text:p text:style-name="Preformatted_20_Text">+++ b/scilab/modules/scipad/tcl/menues.tcl</text:p>
      <text:p text:style-name="Preformatted_20_Text">@@ -65,7 +65,9 @@ proc createmenues {} {</text:p>
      <text:p text:style-name="Preformatted_20_Text"><text:s text:c="20"/>[ca {importmatlab}]"</text:p>
      <text:p text:style-name="Preformatted_20_Text"><text:s text:c="5"/>$pad.filemenu.files add separator</text:p>
      <text:p text:style-name="Preformatted_20_Text"><text:s text:c="5"/>eval "$pad.filemenu.files add command [me "Create help s&amp;keleton..."] \</text:p>
      <text:p text:style-name="Preformatted_20_Text">- <text:s text:c="18"/>-command \"helpskeleton\" -state disabled "</text:p>
      <text:p text:style-name="Preformatted_20_Text">+ <text:s text:c="18"/>-command \"createhelpfile skeleton\" -state disabled "</text:p>
      <text:p text:style-name="Preformatted_20_Text">+ <text:s text:c="3"/>eval "$pad.filemenu.files add command [me "Create help from hea&amp;d comments..."] \</text:p>
      <text:p text:style-name="Preformatted_20_Text">+ <text:s text:c="18"/>-command \"createhelpfile fromsci\" -state disabled "</text:p>
      <text:p text:style-name="Preformatted_20_Text"><text:s text:c="5"/>eval "$pad.filemenu.files add command [me "Compile as &amp;help page"] \</text:p>
      <text:p text:style-name="Preformatted_20_Text"><text:s text:c="20"/>-command \"xmlhelpfile\" -state disabled "</text:p>
      <text:p text:style-name="Preformatted_20_Text"><text:s text:c="5"/>$pad.filemenu.files add separator</text:p>
      <text:p text:style-name="Preformatted_20_Text">diff --git a/scilab/modules/scipad/tcl/msg_files/fr_fr.msg b/scilab/modules/scipad/tcl/msg_files/fr_fr.msg</text:p>
      <text:p text:style-name="Preformatted_20_Text">index 7b26c94..a898621 100644</text:p>
      <text:p text:style-name="Preformatted_20_Text">--- a/scilab/modules/scipad/tcl/msg_files/fr_fr.msg</text:p>
      <text:p text:style-name="Preformatted_20_Text">+++ b/scilab/modules/scipad/tcl/msg_files/fr_fr.msg</text:p>
      <text:p text:style-name="Preformatted_20_Text">@@ -25,7 +25,7 @@</text:p>
      <text:p text:style-name="Preformatted_20_Text"><text:s/>#</text:p>
      <text:p text:style-name="Preformatted_20_Text"><text:s/></text:p>
      <text:p text:style-name="Preformatted_20_Text"><text:s/># Scipad texts in French by Francois Vogel</text:p>
      <text:p text:style-name="Preformatted_20_Text">-# in sync at least with v7.0</text:p>
      <text:p text:style-name="Preformatted_20_Text">+# in sync at least with v7.7</text:p>
      <text:p text:style-name="Preformatted_20_Text"><text:s/></text:p>
      <text:p text:style-name="Preformatted_20_Text"><text:s/></text:p>
      <text:p text:style-name="Preformatted_20_Text"><text:s/># commons</text:p>
      <text:p text:style-name="Preformatted_20_Text">@@ -533,6 +533,7 @@</text:p>
      <text:p text:style-name="Preformatted_20_Text"><text:s text:c="5"/>::msgcat::mcset fr_fr "&amp;Revert..." "Re&amp;venir..."</text:p>
      <text:p text:style-name="Preformatted_20_Text"><text:s text:c="5"/>::msgcat::mcset fr_fr "Import &amp;Matlab file..." <text:s/>"Importer fichier &amp;Matlab..."</text:p>
      <text:p text:style-name="Preformatted_20_Text"><text:s text:c="5"/>::msgcat::mcset fr_fr "Create help s&amp;keleton..." "CrÃ©er un &amp;squelette d'aide XML..."</text:p>
      <text:p text:style-name="Preformatted_20_Text">+ <text:s text:c="3"/>::msgcat::mcset fr_fr "Create help from hea&amp;d comments..." "CrÃ©er l'aide &amp;XML Ã  partir des commentaires..."</text:p>
      <text:p text:style-name="Preformatted_20_Text"><text:s text:c="5"/>::msgcat::mcset fr_fr "Compile as &amp;help page" "Compiler comme fichier d'&amp;aide"</text:p>
      <text:p text:style-name="Preformatted_20_Text"><text:s text:c="5"/>::msgcat::mcset fr_fr "Open &amp;function source" "Ouvrir le source &amp;de la fonction"</text:p>
      <text:p text:style-name="Preformatted_20_Text"><text:s text:c="5"/>::msgcat::mcset fr_fr "Print Se&amp;tup" "Mise en pa&amp;ge"</text:p>
      <text:p text:style-name="Preformatted_20_Text">diff --git a/scilab/modules/scipad/tcl/scilabexec.tcl b/scilab/modules/scipad/tcl/scilabexec.tcl</text:p>
      <text:p text:style-name="Preformatted_20_Text">index ce775f1..2f2f07e 100644</text:p>
      <text:p text:style-name="Preformatted_20_Text">--- a/scilab/modules/scipad/tcl/scilabexec.tcl</text:p>
      <text:p text:style-name="Preformatted_20_Text">+++ b/scilab/modules/scipad/tcl/scilabexec.tcl</text:p>
      <text:p text:style-name="Preformatted_20_Text">@@ -24,8 +24,28 @@</text:p>
      <text:p text:style-name="Preformatted_20_Text"><text:s/># See the file scipad/license.txt</text:p>
      <text:p text:style-name="Preformatted_20_Text"><text:s/>#</text:p>
      <text:p text:style-name="Preformatted_20_Text"><text:s/></text:p>
      <text:p text:style-name="Preformatted_20_Text">-proc execfile {{buf "current"}} {</text:p>
      <text:p text:style-name="Preformatted_20_Text">-# return argument: 0=success, 1=scilab busy, 2=cancel overwrite, -1=fail</text:p>
      <text:p text:style-name="Preformatted_20_Text">+proc execfile {{buf "current"} {getpath false}} {</text:p>
      <text:p text:style-name="Preformatted_20_Text">+# exec a buffer into Scilab</text:p>
      <text:p text:style-name="Preformatted_20_Text">+# if the buffer is modified (not saved), then an attempt is made to save it</text:p>
      <text:p text:style-name="Preformatted_20_Text">+# in a temporary location. After exec-ing it, the temp file is deleted only</text:p>
      <text:p text:style-name="Preformatted_20_Text">+# if getpath is false (otherwise the returned pathname would be immediately</text:p>
      <text:p text:style-name="Preformatted_20_Text">+# obsolete)</text:p>
      <text:p text:style-name="Preformatted_20_Text">+# the return value usually is:</text:p>
      <text:p text:style-name="Preformatted_20_Text">+# <text:s text:c="4"/>0 = success</text:p>
      <text:p text:style-name="Preformatted_20_Text">+# <text:s text:c="4"/>1 = scilab busy</text:p>
      <text:p text:style-name="Preformatted_20_Text">+# <text:s text:c="4"/>2 = user selected cancel overwrite (if silent save fails, the user is</text:p>
      <text:p text:style-name="Preformatted_20_Text">+# <text:s text:c="8"/>asked about overwriting the original file on disk)</text:p>
      <text:p text:style-name="Preformatted_20_Text">+# <text:s text:c="3"/>-1 = exec instruction failed in Scilab</text:p>
      <text:p text:style-name="Preformatted_20_Text">+# however, if getpath is true, then the return value in case of success only</text:p>
      <text:p text:style-name="Preformatted_20_Text">+# is a list:</text:p>
      <text:p text:style-name="Preformatted_20_Text">+# <text:s text:c="4"/>{0 0 $fullfilepath} <text:s/>= success, the buffer has NOT been temporarily saved,</text:p>
      <text:p text:style-name="Preformatted_20_Text">+# <text:s text:c="27"/>and $fullfilepath is $listoffile("$textarea",fullname)</text:p>
      <text:p text:style-name="Preformatted_20_Text">+# <text:s text:c="4"/>{0 1 $fullfilepath} <text:s/>= success, the buffer has been temporarily saved,</text:p>
      <text:p text:style-name="Preformatted_20_Text">+# <text:s text:c="27"/>$fullfilepath is the filepath where the buffer has</text:p>
      <text:p text:style-name="Preformatted_20_Text">+# <text:s text:c="27"/>been temporarily saved</text:p>
      <text:p text:style-name="Preformatted_20_Text">+# Warning: the temporary file is left over on disk in the latter case, it should</text:p>
      <text:p text:style-name="Preformatted_20_Text">+# be deleted by the caller</text:p>
      <text:p text:style-name="Preformatted_20_Text">+</text:p>
      <text:p text:style-name="Preformatted_20_Text"><text:s text:c="5"/>global listoffile pad</text:p>
      <text:p text:style-name="Preformatted_20_Text"><text:s text:c="5"/>global tmpdir</text:p>
      <text:p text:style-name="Preformatted_20_Text"><text:s/></text:p>
      <text:p text:style-name="Preformatted_20_Text">@@ -77,14 +97,22 @@ proc execfile {{buf "current"}} {</text:p>
      <text:p text:style-name="Preformatted_20_Text"><text:s text:c="9"/>}</text:p>
      <text:p text:style-name="Preformatted_20_Text"><text:s text:c="5"/>}</text:p>
      <text:p text:style-name="Preformatted_20_Text"><text:s/></text:p>
      <text:p text:style-name="Preformatted_20_Text">- <text:s text:c="3"/>if {$savedintempdir} {</text:p>
      <text:p text:style-name="Preformatted_20_Text">+ <text:s text:c="3"/>if {$savedintempdir &amp;&amp; !$getpath} {</text:p>
      <text:p text:style-name="Preformatted_20_Text"><text:s text:c="9"/>catch {file delete -- $f}</text:p>
      <text:p text:style-name="Preformatted_20_Text"><text:s text:c="5"/>}</text:p>
      <text:p text:style-name="Preformatted_20_Text"><text:s/></text:p>
      <text:p text:style-name="Preformatted_20_Text"><text:s text:c="5"/># this is in case a script modifies a file opened in Scipad</text:p>
      <text:p text:style-name="Preformatted_20_Text"><text:s text:c="5"/>checkifanythingchangedondisk $pad</text:p>
      <text:p text:style-name="Preformatted_20_Text"><text:s/></text:p>
      <text:p text:style-name="Preformatted_20_Text">- <text:s text:c="3"/>return $outval</text:p>
      <text:p text:style-name="Preformatted_20_Text">+ <text:s text:c="3"/>if {$outval == 0 &amp;&amp; $getpath} {</text:p>
      <text:p text:style-name="Preformatted_20_Text">+ <text:s text:c="7"/>if {!$savedintempdir} {</text:p>
      <text:p text:style-name="Preformatted_20_Text">+ <text:s text:c="11"/>return [list $outval 0 $f]</text:p>
      <text:p text:style-name="Preformatted_20_Text">+ <text:s text:c="7"/>} else {</text:p>
      <text:p text:style-name="Preformatted_20_Text">+ <text:s text:c="11"/>return [list $outval 1 $f]</text:p>
      <text:p text:style-name="Preformatted_20_Text">+ <text:s text:c="7"/>}</text:p>
      <text:p text:style-name="Preformatted_20_Text">+ <text:s text:c="3"/>} else {</text:p>
      <text:p text:style-name="Preformatted_20_Text">+ <text:s text:c="7"/>return $outval</text:p>
      <text:p text:style-name="Preformatted_20_Text">+ <text:s text:c="3"/>}</text:p>
      <text:p text:style-name="Preformatted_20_Text"><text:s/>}</text:p>
      <text:p text:style-name="Preformatted_20_Text"><text:s/></text:p>
      <text:p text:style-name="Preformatted_20_Text"><text:s/>proc execselection {} {</text:p>
      <text:p text:style-name="Preformatted_20_Text">@@ -217,25 +245,33 @@ proc failmatlabimp {} {</text:p>
      <text:p text:style-name="Preformatted_20_Text"><text:s text:c="7"/>-icon error</text:p>
      <text:p text:style-name="Preformatted_20_Text"><text:s/>}</text:p>
      <text:p text:style-name="Preformatted_20_Text"><text:s/></text:p>
      <text:p text:style-name="Preformatted_20_Text">-proc helpskeleton {} {</text:p>
      <text:p text:style-name="Preformatted_20_Text">- <text:s text:c="3"/>global listoffile</text:p>
      <text:p text:style-name="Preformatted_20_Text">+proc createhelpfile {whatkind} {</text:p>
      <text:p text:style-name="Preformatted_20_Text"><text:s text:c="5"/># first exec the file in scilab, so that the current function is</text:p>
      <text:p text:style-name="Preformatted_20_Text">- <text:s text:c="3"/># <text:s/>really defined; then call help_skeleton, and pipe the</text:p>
      <text:p text:style-name="Preformatted_20_Text">- <text:s text:c="3"/># result to a new (unsaved) buffer.</text:p>
      <text:p text:style-name="Preformatted_20_Text">+ <text:s text:c="3"/># really defined; then call help_skeleton or help_from_sci (based</text:p>
      <text:p text:style-name="Preformatted_20_Text">+ <text:s text:c="3"/># on $whatkind, and pipe the result to a new (unsaved) buffer.</text:p>
      <text:p text:style-name="Preformatted_20_Text"><text:s text:c="5"/># NB: execing the file can have far-reaching consequences</text:p>
      <text:p text:style-name="Preformatted_20_Text">- <text:s text:c="3"/># <text:s/>if the file does more than just defining functions.</text:p>
      <text:p text:style-name="Preformatted_20_Text">+ <text:s text:c="3"/># if the file does more than just defining functions.</text:p>
      <text:p text:style-name="Preformatted_20_Text"><text:s text:c="5"/># Responsibility left to the user.</text:p>
      <text:p text:style-name="Preformatted_20_Text">+</text:p>
      <text:p text:style-name="Preformatted_20_Text">+ <text:s text:c="3"/>global listoffile</text:p>
      <text:p text:style-name="Preformatted_20_Text"><text:s text:c="5"/>global tileprocalreadyrunning</text:p>
      <text:p text:style-name="Preformatted_20_Text">+</text:p>
      <text:p text:style-name="Preformatted_20_Text"><text:s text:c="5"/>if {$tileprocalreadyrunning} {return}</text:p>
      <text:p text:style-name="Preformatted_20_Text">+</text:p>
      <text:p text:style-name="Preformatted_20_Text"><text:s text:c="5"/>if {[isscilabbusy 0]} {return}</text:p>
      <text:p text:style-name="Preformatted_20_Text">+</text:p>
      <text:p text:style-name="Preformatted_20_Text"><text:s text:c="5"/>set indexin [[gettextareacur] index insert]</text:p>
      <text:p text:style-name="Preformatted_20_Text"><text:s text:c="5"/>scan $indexin "%d.%d" ypos xpos</text:p>
      <text:p text:style-name="Preformatted_20_Text"><text:s text:c="5"/>set infun [whichfun $indexin]</text:p>
      <text:p text:style-name="Preformatted_20_Text"><text:s text:c="5"/>set funname [lindex $infun 0]</text:p>
      <text:p text:style-name="Preformatted_20_Text">- <text:s text:c="3"/>if {[execfile]==0} {</text:p>
      <text:p text:style-name="Preformatted_20_Text">+</text:p>
      <text:p text:style-name="Preformatted_20_Text">+ <text:s text:c="3"/>set execresult [execfile "current" true]</text:p>
      <text:p text:style-name="Preformatted_20_Text">+ <text:s text:c="3"/>if {[lindex $execresult 0] == 0} {</text:p>
      <text:p text:style-name="Preformatted_20_Text"><text:s text:c="9"/>set pathprompt [mc "Please select destination path for the xml source of the help file" ]</text:p>
      <text:p text:style-name="Preformatted_20_Text"><text:s text:c="9"/>set dir [tk_chooseDirectory -title $pathprompt]</text:p>
      <text:p text:style-name="Preformatted_20_Text"><text:s text:c="9"/>if {$dir != ""} {</text:p>
      <text:p text:style-name="Preformatted_20_Text">+ <text:s text:c="11"/>set wastemporarysaved [lindex $execresult 1]</text:p>
      <text:p text:style-name="Preformatted_20_Text">+ <text:s text:c="11"/>set savedfunname [lindex $execresult 2]</text:p>
      <text:p text:style-name="Preformatted_20_Text"><text:s text:c="13"/>set xmlfile [file join $dir $funname.xml]</text:p>
      <text:p text:style-name="Preformatted_20_Text"><text:s text:c="13"/>set warntitle [concat [mc "Older version of"] $xmlfile [mc "found!"] ]</text:p>
      <text:p text:style-name="Preformatted_20_Text"><text:s text:c="13"/>set warnquest [concat [mc "An old version of"] $xmlfile [mc "already exists: open the old file instead?"] ]</text:p>
      <text:p text:style-name="Preformatted_20_Text">@@ -248,7 +284,17 @@ proc helpskeleton {} {</text:p>
      <text:p text:style-name="Preformatted_20_Text"><text:s text:c="17"/>set answer 1</text:p>
      <text:p text:style-name="Preformatted_20_Text"><text:s text:c="13"/>}</text:p>
      <text:p text:style-name="Preformatted_20_Text"><text:s text:c="13"/>if $answer {</text:p>
      <text:p text:style-name="Preformatted_20_Text">- <text:s text:c="17"/>ScilabEval_lt "help_skeleton(\"$funname\",\"$dir\")" "sync"</text:p>
      <text:p text:style-name="Preformatted_20_Text">+ <text:s text:c="15"/>if {$whatkind == "skeleton"} {</text:p>
      <text:p text:style-name="Preformatted_20_Text">+ <text:s text:c="19"/>ScilabEval_lt "help_skeleton(\"$funname\",\"$dir\")" "sync"</text:p>
      <text:p text:style-name="Preformatted_20_Text">+ <text:s text:c="15"/>} else {</text:p>
      <text:p text:style-name="Preformatted_20_Text">+ <text:s text:c="19"/># $whatkind == "fromsci"</text:p>
      <text:p text:style-name="Preformatted_20_Text">+ <text:s text:c="19"/>ScilabEval_lt "help_from_sci(\"$savedfunname\",\"$dir\")" "sync"</text:p>
      <text:p text:style-name="Preformatted_20_Text">+ <text:s text:c="19"/># delete the leftover temporary file created in proc execfile</text:p>
      <text:p text:style-name="Preformatted_20_Text">+ <text:s text:c="19"/># with getpath being true</text:p>
      <text:p text:style-name="Preformatted_20_Text">+ <text:s text:c="19"/>if {$wastemporarysaved} {</text:p>
      <text:p text:style-name="Preformatted_20_Text">+ <text:s text:c="23"/>catch {file delete -- $savedfunname}</text:p>
      <text:p text:style-name="Preformatted_20_Text">+ <text:s text:c="19"/>}</text:p>
      <text:p text:style-name="Preformatted_20_Text">+ <text:s text:c="15"/>}</text:p>
      <text:p text:style-name="Preformatted_20_Text"><text:s text:c="13"/>}</text:p>
      <text:p text:style-name="Preformatted_20_Text"><text:s text:c="13"/>openfile $xmlfile</text:p>
      <text:p text:style-name="Preformatted_20_Text"><text:s text:c="9"/>}</text:p>
      <text:p text:style-name="Preformatted_20_Text">diff --git a/scilab/modules/scipad/tcl/undoredo.tcl b/scilab/modules/scipad/tcl/undoredo.tcl</text:p>
      <text:p text:style-name="Preformatted_20_Text">index 48ab3a6..3546a47 100644</text:p>
      <text:p text:style-name="Preformatted_20_Text">--- a/scilab/modules/scipad/tcl/undoredo.tcl</text:p>
      <text:p text:style-name="Preformatted_20_Text">+++ b/scilab/modules/scipad/tcl/undoredo.tcl</text:p>
      <text:p text:style-name="Preformatted_20_Text">@@ -144,7 +144,7 @@ proc resetmodified {textarea {clearstacks "keepundoredostacks"}} {</text:p>
      <text:p text:style-name="Preformatted_20_Text"><text:s text:c="5"/># the modified flag is also common to all peers</text:p>
      <text:p text:style-name="Preformatted_20_Text"><text:s text:c="5"/>$textarea edit modified false</text:p>
      <text:p text:style-name="Preformatted_20_Text"><text:s/></text:p>
      <text:p text:style-name="Preformatted_20_Text">- <text:s text:c="3"/>foreach ta [getfullpeerset $textarea] {</text:p>
      <text:p text:style-name="Preformatted_20_Text">+ <text:s text:c="3"/>foreach ta [getpeerlist $textarea] {</text:p>
      <text:p text:style-name="Preformatted_20_Text"><text:s text:c="9"/>if {$clearstacks == "clearundoredostacks"} {</text:p>
      <text:p text:style-name="Preformatted_20_Text"><text:s text:c="13"/>set listoffile("$ta",undostackdepth) 0</text:p>
      <text:p text:style-name="Preformatted_20_Text"><text:s text:c="13"/>set listoffile("$ta",redostackdepth) 0</text:p>
      <text:p text:style-name="Preformatted_20_Text">@@ -157,6 +157,12 @@ proc resetmodified {textarea {clearstacks "keepundoredostacks"}} {</text:p>
      <text:p text:style-name="Preformatted_20_Text"><text:s text:c="9"/># the line below fixes Scilab bug 2650</text:p>
      <text:p text:style-name="Preformatted_20_Text"><text:s text:c="9"/>event generate $ta &lt;&lt;Modified&gt;&gt;</text:p>
      <text:p text:style-name="Preformatted_20_Text"><text:s text:c="5"/>}</text:p>
      <text:p text:style-name="Preformatted_20_Text">+ <text:s text:c="3"/># send a &lt;&lt;Modified&gt;&gt; event to the textarea sent to resetmodified</text:p>
      <text:p text:style-name="Preformatted_20_Text">+ <text:s text:c="3"/># this allows for updating the title bar with information from the right</text:p>
      <text:p text:style-name="Preformatted_20_Text">+ <text:s text:c="3"/># peer, otherwise the last peer from the [getfullpeerset $textarea] list</text:p>
      <text:p text:style-name="Preformatted_20_Text">+ <text:s text:c="3"/># updates the title bar last and we might be left with a title bar which</text:p>
      <text:p text:style-name="Preformatted_20_Text">+ <text:s text:c="3"/># is no longer consistent with the focused peer</text:p>
      <text:p text:style-name="Preformatted_20_Text">+ <text:s text:c="3"/>event generate $textarea &lt;&lt;Modified&gt;&gt;</text:p>
      <text:p text:style-name="Preformatted_20_Text"><text:s/>}</text:p>
      <text:p text:style-name="Preformatted_20_Text"><text:s/></text:p>
      <text:p text:style-name="Preformatted_20_Text"><text:s/>proc commonPrefix {a b} {</text:p>
      <text:p text:style-name="Preformatted_20_Text">diff --git a/scilab/modules/scipad/version.xml b/scilab/modules/scipad/version.xml</text:p>
      <text:p text:style-name="Preformatted_20_Text">index ae42a3f..57701bb 100644</text:p>
      <text:p text:style-name="Preformatted_20_Text">--- a/scilab/modules/scipad/version.xml</text:p>
      <text:p text:style-name="Preformatted_20_Text">+++ b/scilab/modules/scipad/version.xml</text:p>
      <text:p text:style-name="Preformatted_20_Text">@@ -15,5 +15,5 @@</text:p>
      <text:p text:style-name="Preformatted_20_Text"><text:s/>--&gt;</text:p>
      <text:p text:style-name="Preformatted_20_Text"><text:s/>&lt;!-- =================== --&gt;</text:p>
      <text:p text:style-name="Preformatted_20_Text"><text:s/></text:p>
      <text:p text:style-name="Preformatted_20_Text">-&lt;VERSION major="7" minor="6" maintenance="0" revision="0" string="SciPad unstable-svn" /&gt;</text:p>
      <text:p text:style-name="Preformatted_20_Text">+&lt;VERSION major="7" minor="7" maintenance="0" revision="0" string="SciPad unstable-svn" /&gt;</text:p>
      <text:p text:style-name="Preformatted_20_Text"><text:s/>&lt;/MODULE_VERSION&gt;</text:p>
      <text:p text:style-name="Preformatted_20_Text"/>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